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No Stoch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toch_ at_meet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toch_always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_4_8_2_0</text:p>
          </table:table-cell>
          <table:table-cell office:value-type="float" office:value="456.265" calcext:value-type="float">
            <text:p>456.265</text:p>
          </table:table-cell>
          <table:table-cell office:value-type="float" office:value="203964416" calcext:value-type="float">
            <text:p>203964416</text:p>
          </table:table-cell>
          <table:table-cell office:value-type="float" office:value="0.943130016326904" calcext:value-type="float">
            <text:p>0.943130016326904</text:p>
          </table:table-cell>
          <table:table-cell/>
          <table:table-cell office:value-type="float" office:value="476.854" calcext:value-type="float">
            <text:p>476.854</text:p>
          </table:table-cell>
          <table:table-cell office:value-type="float" office:value="203096064" calcext:value-type="float">
            <text:p>203096064</text:p>
          </table:table-cell>
          <table:table-cell office:value-type="float" office:value="0.835906028747559" calcext:value-type="float">
            <text:p>0.835906028747559</text:p>
          </table:table-cell>
          <table:table-cell/>
          <table:table-cell office:value-type="float" office:value="519.555" calcext:value-type="float">
            <text:p>519.555</text:p>
          </table:table-cell>
          <table:table-cell office:value-type="float" office:value="209600512" calcext:value-type="float">
            <text:p>209600512</text:p>
          </table:table-cell>
          <table:table-cell office:value-type="float" office:value="0.836250066757202" calcext:value-type="float">
            <text:p>0.836250066757202</text:p>
          </table:table-cell>
          <table:table-cell/>
          <table:table-cell table:formula="of:=[.F3]/[.B3]*100" office:value-type="float" office:value="104.51250917778" calcext:value-type="float">
            <text:p>104.51250917778</text:p>
          </table:table-cell>
          <table:table-cell table:formula="of:=[.G3]/[.C3]*100" office:value-type="float" office:value="99.5742629930115" calcext:value-type="float">
            <text:p>99.5742629930115</text:p>
          </table:table-cell>
          <table:table-cell table:formula="of:=[.H3]/[.D3]*100" office:value-type="float" office:value="88.6310491954293" calcext:value-type="float">
            <text:p>88.6310491954293</text:p>
          </table:table-cell>
          <table:table-cell/>
          <table:table-cell table:formula="of:=[.J3]/[.B3]*100" office:value-type="float" office:value="113.871324778363" calcext:value-type="float">
            <text:p>113.871324778363</text:p>
          </table:table-cell>
          <table:table-cell table:formula="of:=[.K3]/[.C3]*100" office:value-type="float" office:value="102.763274158567" calcext:value-type="float">
            <text:p>102.763274158567</text:p>
          </table:table-cell>
          <table:table-cell table:formula="of:=[.L3]/[.D3]*100" office:value-type="float" office:value="88.6675275180028" calcext:value-type="float">
            <text:p>88.6675275180028</text:p>
          </table:table-cell>
        </table:table-row>
        <table:table-row table:style-name="ro1">
          <table:table-cell office:value-type="string" calcext:value-type="string">
            <text:p>01_4_8_2_1</text:p>
          </table:table-cell>
          <table:table-cell office:value-type="float" office:value="492.192" calcext:value-type="float">
            <text:p>492.192</text:p>
          </table:table-cell>
          <table:table-cell office:value-type="float" office:value="175362048" calcext:value-type="float">
            <text:p>175362048</text:p>
          </table:table-cell>
          <table:table-cell office:value-type="float" office:value="0.464430093765259" calcext:value-type="float">
            <text:p>0.464430093765259</text:p>
          </table:table-cell>
          <table:table-cell/>
          <table:table-cell office:value-type="float" office:value="492.192" calcext:value-type="float">
            <text:p>492.192</text:p>
          </table:table-cell>
          <table:table-cell office:value-type="float" office:value="179675136" calcext:value-type="float">
            <text:p>179675136</text:p>
          </table:table-cell>
          <table:table-cell office:value-type="float" office:value="0.204869031906128" calcext:value-type="float">
            <text:p>0.204869031906128</text:p>
          </table:table-cell>
          <table:table-cell/>
          <table:table-cell office:value-type="float" office:value="591.076" calcext:value-type="float">
            <text:p>591.076</text:p>
          </table:table-cell>
          <table:table-cell office:value-type="float" office:value="188149760" calcext:value-type="float">
            <text:p>188149760</text:p>
          </table:table-cell>
          <table:table-cell office:value-type="float" office:value="0.366047859191895" calcext:value-type="float">
            <text:p>0.366047859191895</text:p>
          </table:table-cell>
          <table:table-cell/>
          <table:table-cell table:formula="of:=[.F4]/[.B4]*100" office:value-type="float" office:value="100" calcext:value-type="float">
            <text:p>100</text:p>
          </table:table-cell>
          <table:table-cell table:formula="of:=[.G4]/[.C4]*100" office:value-type="float" office:value="102.459533319319" calcext:value-type="float">
            <text:p>102.459533319319</text:p>
          </table:table-cell>
          <table:table-cell table:formula="of:=[.H4]/[.D4]*100" office:value-type="float" office:value="44.1119201051766" calcext:value-type="float">
            <text:p>44.1119201051766</text:p>
          </table:table-cell>
          <table:table-cell/>
          <table:table-cell table:formula="of:=[.J4]/[.B4]*100" office:value-type="float" office:value="120.090533775437" calcext:value-type="float">
            <text:p>120.090533775437</text:p>
          </table:table-cell>
          <table:table-cell table:formula="of:=[.K4]/[.C4]*100" office:value-type="float" office:value="107.292177609605" calcext:value-type="float">
            <text:p>107.292177609605</text:p>
          </table:table-cell>
          <table:table-cell table:formula="of:=[.L4]/[.D4]*100" office:value-type="float" office:value="78.8165676828233" calcext:value-type="float">
            <text:p>78.8165676828233</text:p>
          </table:table-cell>
        </table:table-row>
        <table:table-row table:style-name="ro1">
          <table:table-cell office:value-type="string" calcext:value-type="string">
            <text:p>02_4_8_2_2</text:p>
          </table:table-cell>
          <table:table-cell office:value-type="float" office:value="490.602" calcext:value-type="float">
            <text:p>490.602</text:p>
          </table:table-cell>
          <table:table-cell office:value-type="float" office:value="208916480" calcext:value-type="float">
            <text:p>208916480</text:p>
          </table:table-cell>
          <table:table-cell office:value-type="float" office:value="0.694836139678955" calcext:value-type="float">
            <text:p>0.694836139678955</text:p>
          </table:table-cell>
          <table:table-cell/>
          <table:table-cell office:value-type="float" office:value="490.602" calcext:value-type="float">
            <text:p>490.602</text:p>
          </table:table-cell>
          <table:table-cell office:value-type="float" office:value="210079744" calcext:value-type="float">
            <text:p>210079744</text:p>
          </table:table-cell>
          <table:table-cell office:value-type="float" office:value="1.23394083976746" calcext:value-type="float">
            <text:p>1.23394083976746</text:p>
          </table:table-cell>
          <table:table-cell/>
          <table:table-cell office:value-type="float" office:value="554.829" calcext:value-type="float">
            <text:p>554.829</text:p>
          </table:table-cell>
          <table:table-cell office:value-type="float" office:value="193949696" calcext:value-type="float">
            <text:p>193949696</text:p>
          </table:table-cell>
          <table:table-cell office:value-type="float" office:value="0.588531970977783" calcext:value-type="float">
            <text:p>0.588531970977783</text:p>
          </table:table-cell>
          <table:table-cell/>
          <table:table-cell table:formula="of:=[.F5]/[.B5]*100" office:value-type="float" office:value="100" calcext:value-type="float">
            <text:p>100</text:p>
          </table:table-cell>
          <table:table-cell table:formula="of:=[.G5]/[.C5]*100" office:value-type="float" office:value="100.556808156063" calcext:value-type="float">
            <text:p>100.556808156063</text:p>
          </table:table-cell>
          <table:table-cell table:formula="of:=[.H5]/[.D5]*100" office:value-type="float" office:value="177.587314375674" calcext:value-type="float">
            <text:p>177.587314375674</text:p>
          </table:table-cell>
          <table:table-cell/>
          <table:table-cell table:formula="of:=[.J5]/[.B5]*100" office:value-type="float" office:value="113.091467217826" calcext:value-type="float">
            <text:p>113.091467217826</text:p>
          </table:table-cell>
          <table:table-cell table:formula="of:=[.K5]/[.C5]*100" office:value-type="float" office:value="92.8359964709342" calcext:value-type="float">
            <text:p>92.8359964709342</text:p>
          </table:table-cell>
          <table:table-cell table:formula="of:=[.L5]/[.D5]*100" office:value-type="float" office:value="84.7008290688091" calcext:value-type="float">
            <text:p>84.7008290688091</text:p>
          </table:table-cell>
        </table:table-row>
        <table:table-row table:style-name="ro1">
          <table:table-cell office:value-type="string" calcext:value-type="string">
            <text:p>03_4_8_2_3</text:p>
          </table:table-cell>
          <table:table-cell office:value-type="float" office:value="771.758" calcext:value-type="float">
            <text:p>771.758</text:p>
          </table:table-cell>
          <table:table-cell office:value-type="float" office:value="253779968" calcext:value-type="float">
            <text:p>253779968</text:p>
          </table:table-cell>
          <table:table-cell office:value-type="float" office:value="7.59499192237854" calcext:value-type="float">
            <text:p>7.59499192237854</text:p>
          </table:table-cell>
          <table:table-cell/>
          <table:table-cell office:value-type="float" office:value="791.018" calcext:value-type="float">
            <text:p>791.018</text:p>
          </table:table-cell>
          <table:table-cell office:value-type="float" office:value="268640256" calcext:value-type="float">
            <text:p>268640256</text:p>
          </table:table-cell>
          <table:table-cell office:value-type="float" office:value="5.56449389457703" calcext:value-type="float">
            <text:p>5.56449389457703</text:p>
          </table:table-cell>
          <table:table-cell/>
          <table:table-cell office:value-type="float" office:value="899.376" calcext:value-type="float">
            <text:p>899.376</text:p>
          </table:table-cell>
          <table:table-cell office:value-type="float" office:value="267907072" calcext:value-type="float">
            <text:p>267907072</text:p>
          </table:table-cell>
          <table:table-cell office:value-type="float" office:value="7.56080007553101" calcext:value-type="float">
            <text:p>7.56080007553101</text:p>
          </table:table-cell>
          <table:table-cell/>
          <table:table-cell table:formula="of:=[.F6]/[.B6]*100" office:value-type="float" office:value="102.49560095263" calcext:value-type="float">
            <text:p>102.49560095263</text:p>
          </table:table-cell>
          <table:table-cell table:formula="of:=[.G6]/[.C6]*100" office:value-type="float" office:value="105.855579586171" calcext:value-type="float">
            <text:p>105.855579586171</text:p>
          </table:table-cell>
          <table:table-cell table:formula="of:=[.H6]/[.D6]*100" office:value-type="float" office:value="73.26530365597" calcext:value-type="float">
            <text:p>73.26530365597</text:p>
          </table:table-cell>
          <table:table-cell/>
          <table:table-cell table:formula="of:=[.J6]/[.B6]*100" office:value-type="float" office:value="116.536012584256" calcext:value-type="float">
            <text:p>116.536012584256</text:p>
          </table:table-cell>
          <table:table-cell table:formula="of:=[.K6]/[.C6]*100" office:value-type="float" office:value="105.566674198651" calcext:value-type="float">
            <text:p>105.566674198651</text:p>
          </table:table-cell>
          <table:table-cell table:formula="of:=[.L6]/[.D6]*100" office:value-type="float" office:value="99.5498106226185" calcext:value-type="float">
            <text:p>99.5498106226185</text:p>
          </table:table-cell>
        </table:table-row>
        <table:table-row table:style-name="ro1">
          <table:table-cell office:value-type="string" calcext:value-type="string">
            <text:p>04_4_8_2_4</text:p>
          </table:table-cell>
          <table:table-cell office:value-type="float" office:value="509.567" calcext:value-type="float">
            <text:p>509.567</text:p>
          </table:table-cell>
          <table:table-cell office:value-type="float" office:value="275574784" calcext:value-type="float">
            <text:p>275574784</text:p>
          </table:table-cell>
          <table:table-cell office:value-type="float" office:value="5.02192282676697" calcext:value-type="float">
            <text:p>5.02192282676697</text:p>
          </table:table-cell>
          <table:table-cell/>
          <table:table-cell office:value-type="float" office:value="550.581" calcext:value-type="float">
            <text:p>550.581</text:p>
          </table:table-cell>
          <table:table-cell office:value-type="float" office:value="278388736" calcext:value-type="float">
            <text:p>278388736</text:p>
          </table:table-cell>
          <table:table-cell office:value-type="float" office:value="4.91921997070313" calcext:value-type="float">
            <text:p>4.91921997070313</text:p>
          </table:table-cell>
          <table:table-cell/>
          <table:table-cell office:value-type="float" office:value="600.699" calcext:value-type="float">
            <text:p>600.699</text:p>
          </table:table-cell>
          <table:table-cell office:value-type="float" office:value="273575936" calcext:value-type="float">
            <text:p>273575936</text:p>
          </table:table-cell>
          <table:table-cell office:value-type="float" office:value="7.00870394706726" calcext:value-type="float">
            <text:p>7.00870394706726</text:p>
          </table:table-cell>
          <table:table-cell/>
          <table:table-cell table:formula="of:=[.F7]/[.B7]*100" office:value-type="float" office:value="108.048794368552" calcext:value-type="float">
            <text:p>108.048794368552</text:p>
          </table:table-cell>
          <table:table-cell table:formula="of:=[.G7]/[.C7]*100" office:value-type="float" office:value="101.021121003582" calcext:value-type="float">
            <text:p>101.021121003582</text:p>
          </table:table-cell>
          <table:table-cell table:formula="of:=[.H7]/[.D7]*100" office:value-type="float" office:value="97.95490971075" calcext:value-type="float">
            <text:p>97.95490971075</text:p>
          </table:table-cell>
          <table:table-cell/>
          <table:table-cell table:formula="of:=[.J7]/[.B7]*100" office:value-type="float" office:value="117.88420364741" calcext:value-type="float">
            <text:p>117.88420364741</text:p>
          </table:table-cell>
          <table:table-cell table:formula="of:=[.K7]/[.C7]*100" office:value-type="float" office:value="99.274662227441" calcext:value-type="float">
            <text:p>99.274662227441</text:p>
          </table:table-cell>
          <table:table-cell table:formula="of:=[.L7]/[.D7]*100" office:value-type="float" office:value="139.562159532016" calcext:value-type="float">
            <text:p>139.562159532016</text:p>
          </table:table-cell>
        </table:table-row>
        <table:table-row table:style-name="ro1">
          <table:table-cell office:value-type="string" calcext:value-type="string">
            <text:p>05_4_8_2_5</text:p>
          </table:table-cell>
          <table:table-cell office:value-type="float" office:value="388.908" calcext:value-type="float">
            <text:p>388.908</text:p>
          </table:table-cell>
          <table:table-cell office:value-type="float" office:value="212426752" calcext:value-type="float">
            <text:p>212426752</text:p>
          </table:table-cell>
          <table:table-cell office:value-type="float" office:value="0.682285070419312" calcext:value-type="float">
            <text:p>0.682285070419312</text:p>
          </table:table-cell>
          <table:table-cell/>
          <table:table-cell office:value-type="float" office:value="392.668" calcext:value-type="float">
            <text:p>392.668</text:p>
          </table:table-cell>
          <table:table-cell office:value-type="float" office:value="217645056" calcext:value-type="float">
            <text:p>217645056</text:p>
          </table:table-cell>
          <table:table-cell office:value-type="float" office:value="1.33173704147339" calcext:value-type="float">
            <text:p>1.33173704147339</text:p>
          </table:table-cell>
          <table:table-cell/>
          <table:table-cell office:value-type="float" office:value="464.941" calcext:value-type="float">
            <text:p>464.941</text:p>
          </table:table-cell>
          <table:table-cell office:value-type="float" office:value="214093824" calcext:value-type="float">
            <text:p>214093824</text:p>
          </table:table-cell>
          <table:table-cell office:value-type="float" office:value="1.11237192153931" calcext:value-type="float">
            <text:p>1.11237192153931</text:p>
          </table:table-cell>
          <table:table-cell/>
          <table:table-cell table:formula="of:=[.F8]/[.B8]*100" office:value-type="float" office:value="100.96680963107" calcext:value-type="float">
            <text:p>100.96680963107</text:p>
          </table:table-cell>
          <table:table-cell table:formula="of:=[.G8]/[.C8]*100" office:value-type="float" office:value="102.456519224095" calcext:value-type="float">
            <text:p>102.456519224095</text:p>
          </table:table-cell>
          <table:table-cell table:formula="of:=[.H8]/[.D8]*100" office:value-type="float" office:value="195.187774027496" calcext:value-type="float">
            <text:p>195.187774027496</text:p>
          </table:table-cell>
          <table:table-cell/>
          <table:table-cell table:formula="of:=[.J8]/[.B8]*100" office:value-type="float" office:value="119.550382095508" calcext:value-type="float">
            <text:p>119.550382095508</text:p>
          </table:table-cell>
          <table:table-cell table:formula="of:=[.K8]/[.C8]*100" office:value-type="float" office:value="100.784774979754" calcext:value-type="float">
            <text:p>100.784774979754</text:p>
          </table:table-cell>
          <table:table-cell table:formula="of:=[.L8]/[.D8]*100" office:value-type="float" office:value="163.036239508462" calcext:value-type="float">
            <text:p>163.036239508462</text:p>
          </table:table-cell>
        </table:table-row>
        <table:table-row table:style-name="ro1">
          <table:table-cell office:value-type="string" calcext:value-type="string">
            <text:p>06_4_8_2_6</text:p>
          </table:table-cell>
          <table:table-cell office:value-type="float" office:value="435.398" calcext:value-type="float">
            <text:p>435.398</text:p>
          </table:table-cell>
          <table:table-cell office:value-type="float" office:value="193024000" calcext:value-type="float">
            <text:p>193024000</text:p>
          </table:table-cell>
          <table:table-cell office:value-type="float" office:value="0.275266170501709" calcext:value-type="float">
            <text:p>0.275266170501709</text:p>
          </table:table-cell>
          <table:table-cell/>
          <table:table-cell office:value-type="float" office:value="447.757" calcext:value-type="float">
            <text:p>447.757</text:p>
          </table:table-cell>
          <table:table-cell office:value-type="float" office:value="224780288" calcext:value-type="float">
            <text:p>224780288</text:p>
          </table:table-cell>
          <table:table-cell office:value-type="float" office:value="1.29833984375" calcext:value-type="float">
            <text:p>1.29833984375</text:p>
          </table:table-cell>
          <table:table-cell/>
          <table:table-cell office:value-type="float" office:value="492.15" calcext:value-type="float">
            <text:p>492.15</text:p>
          </table:table-cell>
          <table:table-cell office:value-type="float" office:value="191463424" calcext:value-type="float">
            <text:p>191463424</text:p>
          </table:table-cell>
          <table:table-cell office:value-type="float" office:value="0.341427087783813" calcext:value-type="float">
            <text:p>0.341427087783813</text:p>
          </table:table-cell>
          <table:table-cell/>
          <table:table-cell table:formula="of:=[.F9]/[.B9]*100" office:value-type="float" office:value="102.838552313056" calcext:value-type="float">
            <text:p>102.838552313056</text:p>
          </table:table-cell>
          <table:table-cell table:formula="of:=[.G9]/[.C9]*100" office:value-type="float" office:value="116.45198938992" calcext:value-type="float">
            <text:p>116.45198938992</text:p>
          </table:table-cell>
          <table:table-cell table:formula="of:=[.H9]/[.D9]*100" office:value-type="float" office:value="471.667056428912" calcext:value-type="float">
            <text:p>471.667056428912</text:p>
          </table:table-cell>
          <table:table-cell/>
          <table:table-cell table:formula="of:=[.J9]/[.B9]*100" office:value-type="float" office:value="113.034510953197" calcext:value-type="float">
            <text:p>113.034510953197</text:p>
          </table:table-cell>
          <table:table-cell table:formula="of:=[.K9]/[.C9]*100" office:value-type="float" office:value="99.1915119363395" calcext:value-type="float">
            <text:p>99.1915119363395</text:p>
          </table:table-cell>
          <table:table-cell table:formula="of:=[.L9]/[.D9]*100" office:value-type="float" office:value="124.035251829717" calcext:value-type="float">
            <text:p>124.035251829717</text:p>
          </table:table-cell>
        </table:table-row>
        <table:table-row table:style-name="ro1">
          <table:table-cell office:value-type="string" calcext:value-type="string">
            <text:p>07_4_8_2_7</text:p>
          </table:table-cell>
          <table:table-cell office:value-type="float" office:value="490.741" calcext:value-type="float">
            <text:p>490.741</text:p>
          </table:table-cell>
          <table:table-cell office:value-type="float" office:value="225267712" calcext:value-type="float">
            <text:p>225267712</text:p>
          </table:table-cell>
          <table:table-cell office:value-type="float" office:value="1.18361186981201" calcext:value-type="float">
            <text:p>1.18361186981201</text:p>
          </table:table-cell>
          <table:table-cell/>
          <table:table-cell office:value-type="float" office:value="554.632" calcext:value-type="float">
            <text:p>554.632</text:p>
          </table:table-cell>
          <table:table-cell office:value-type="float" office:value="227254272" calcext:value-type="float">
            <text:p>227254272</text:p>
          </table:table-cell>
          <table:table-cell office:value-type="float" office:value="1.08066296577454" calcext:value-type="float">
            <text:p>1.08066296577454</text:p>
          </table:table-cell>
          <table:table-cell/>
          <table:table-cell office:value-type="float" office:value="584.85" calcext:value-type="float">
            <text:p>584.85</text:p>
          </table:table-cell>
          <table:table-cell office:value-type="float" office:value="237760512" calcext:value-type="float">
            <text:p>237760512</text:p>
          </table:table-cell>
          <table:table-cell office:value-type="float" office:value="1.38038897514343" calcext:value-type="float">
            <text:p>1.38038897514343</text:p>
          </table:table-cell>
          <table:table-cell/>
          <table:table-cell table:formula="of:=[.F10]/[.B10]*100" office:value-type="float" office:value="113.019291235091" calcext:value-type="float">
            <text:p>113.019291235091</text:p>
          </table:table-cell>
          <table:table-cell table:formula="of:=[.G10]/[.C10]*100" office:value-type="float" office:value="100.881866283615" calcext:value-type="float">
            <text:p>100.881866283615</text:p>
          </table:table-cell>
          <table:table-cell table:formula="of:=[.H10]/[.D10]*100" office:value-type="float" office:value="91.3021399444211" calcext:value-type="float">
            <text:p>91.3021399444211</text:p>
          </table:table-cell>
          <table:table-cell/>
          <table:table-cell table:formula="of:=[.J10]/[.B10]*100" office:value-type="float" office:value="119.176918170685" calcext:value-type="float">
            <text:p>119.176918170685</text:p>
          </table:table-cell>
          <table:table-cell table:formula="of:=[.K10]/[.C10]*100" office:value-type="float" office:value="105.545757041293" calcext:value-type="float">
            <text:p>105.545757041293</text:p>
          </table:table-cell>
          <table:table-cell table:formula="of:=[.L10]/[.D10]*100" office:value-type="float" office:value="116.62513788094" calcext:value-type="float">
            <text:p>116.62513788094</text:p>
          </table:table-cell>
        </table:table-row>
        <table:table-row table:style-name="ro1">
          <table:table-cell office:value-type="string" calcext:value-type="string">
            <text:p>08_4_8_2_8</text:p>
          </table:table-cell>
          <table:table-cell office:value-type="float" office:value="549.053" calcext:value-type="float">
            <text:p>549.053</text:p>
          </table:table-cell>
          <table:table-cell office:value-type="float" office:value="294596608" calcext:value-type="float">
            <text:p>294596608</text:p>
          </table:table-cell>
          <table:table-cell office:value-type="float" office:value="20.7463409900665" calcext:value-type="float">
            <text:p>20.7463409900665</text:p>
          </table:table-cell>
          <table:table-cell/>
          <table:table-cell office:value-type="float" office:value="552.686" calcext:value-type="float">
            <text:p>552.686</text:p>
          </table:table-cell>
          <table:table-cell office:value-type="float" office:value="283590656" calcext:value-type="float">
            <text:p>283590656</text:p>
          </table:table-cell>
          <table:table-cell office:value-type="float" office:value="20.4757008552551" calcext:value-type="float">
            <text:p>20.4757008552551</text:p>
          </table:table-cell>
          <table:table-cell/>
          <table:table-cell office:value-type="float" office:value="604.205" calcext:value-type="float">
            <text:p>604.205</text:p>
          </table:table-cell>
          <table:table-cell office:value-type="float" office:value="277696512" calcext:value-type="float">
            <text:p>277696512</text:p>
          </table:table-cell>
          <table:table-cell office:value-type="float" office:value="20.1114301681519" calcext:value-type="float">
            <text:p>20.1114301681519</text:p>
          </table:table-cell>
          <table:table-cell/>
          <table:table-cell table:formula="of:=[.F11]/[.B11]*100" office:value-type="float" office:value="100.661684755388" calcext:value-type="float">
            <text:p>100.661684755388</text:p>
          </table:table-cell>
          <table:table-cell table:formula="of:=[.G11]/[.C11]*100" office:value-type="float" office:value="96.2640601754654" calcext:value-type="float">
            <text:p>96.2640601754654</text:p>
          </table:table-cell>
          <table:table-cell table:formula="of:=[.H11]/[.D11]*100" office:value-type="float" office:value="98.6954801574842" calcext:value-type="float">
            <text:p>98.6954801574842</text:p>
          </table:table-cell>
          <table:table-cell/>
          <table:table-cell table:formula="of:=[.J11]/[.B11]*100" office:value-type="float" office:value="110.044931910034" calcext:value-type="float">
            <text:p>110.044931910034</text:p>
          </table:table-cell>
          <table:table-cell table:formula="of:=[.K11]/[.C11]*100" office:value-type="float" office:value="94.2633093725234" calcext:value-type="float">
            <text:p>94.2633093725234</text:p>
          </table:table-cell>
          <table:table-cell table:formula="of:=[.L11]/[.D11]*100" office:value-type="float" office:value="96.9396491544287" calcext:value-type="float">
            <text:p>96.9396491544287</text:p>
          </table:table-cell>
        </table:table-row>
        <table:table-row table:style-name="ro1">
          <table:table-cell office:value-type="string" calcext:value-type="string">
            <text:p>09_4_8_2_9</text:p>
          </table:table-cell>
          <table:table-cell office:value-type="float" office:value="584.834" calcext:value-type="float">
            <text:p>584.834</text:p>
          </table:table-cell>
          <table:table-cell office:value-type="float" office:value="267554816" calcext:value-type="float">
            <text:p>267554816</text:p>
          </table:table-cell>
          <table:table-cell office:value-type="float" office:value="4.02908301353455" calcext:value-type="float">
            <text:p>4.02908301353455</text:p>
          </table:table-cell>
          <table:table-cell/>
          <table:table-cell office:value-type="float" office:value="604.596" calcext:value-type="float">
            <text:p>604.596</text:p>
          </table:table-cell>
          <table:table-cell office:value-type="float" office:value="258670592" calcext:value-type="float">
            <text:p>258670592</text:p>
          </table:table-cell>
          <table:table-cell office:value-type="float" office:value="4.81777596473694" calcext:value-type="float">
            <text:p>4.81777596473694</text:p>
          </table:table-cell>
          <table:table-cell/>
          <table:table-cell office:value-type="float" office:value="660.417" calcext:value-type="float">
            <text:p>660.417</text:p>
          </table:table-cell>
          <table:table-cell office:value-type="float" office:value="259661824" calcext:value-type="float">
            <text:p>259661824</text:p>
          </table:table-cell>
          <table:table-cell office:value-type="float" office:value="3.18343186378479" calcext:value-type="float">
            <text:p>3.18343186378479</text:p>
          </table:table-cell>
          <table:table-cell/>
          <table:table-cell table:formula="of:=[.F12]/[.B12]*100" office:value-type="float" office:value="103.379078507748" calcext:value-type="float">
            <text:p>103.379078507748</text:p>
          </table:table-cell>
          <table:table-cell table:formula="of:=[.G12]/[.C12]*100" office:value-type="float" office:value="96.6794752070544" calcext:value-type="float">
            <text:p>96.6794752070544</text:p>
          </table:table-cell>
          <table:table-cell table:formula="of:=[.H12]/[.D12]*100" office:value-type="float" office:value="119.574998791363" calcext:value-type="float">
            <text:p>119.574998791363</text:p>
          </table:table-cell>
          <table:table-cell/>
          <table:table-cell table:formula="of:=[.J12]/[.B12]*100" office:value-type="float" office:value="112.92383821734" calcext:value-type="float">
            <text:p>112.92383821734</text:p>
          </table:table-cell>
          <table:table-cell table:formula="of:=[.K12]/[.C12]*100" office:value-type="float" office:value="97.0499533075121" calcext:value-type="float">
            <text:p>97.0499533075121</text:p>
          </table:table-cell>
          <table:table-cell table:formula="of:=[.L12]/[.D12]*100" office:value-type="float" office:value="79.0113247379357" calcext:value-type="float">
            <text:p>79.0113247379357</text:p>
          </table:table-cell>
        </table:table-row>
        <table:table-row table:style-name="ro1">
          <table:table-cell office:value-type="string" calcext:value-type="string">
            <text:p>10_4_8_2_10</text:p>
          </table:table-cell>
          <table:table-cell office:value-type="float" office:value="509.391" calcext:value-type="float">
            <text:p>509.391</text:p>
          </table:table-cell>
          <table:table-cell office:value-type="float" office:value="296939520" calcext:value-type="float">
            <text:p>296939520</text:p>
          </table:table-cell>
          <table:table-cell office:value-type="float" office:value="17.3196790218353" calcext:value-type="float">
            <text:p>17.3196790218353</text:p>
          </table:table-cell>
          <table:table-cell/>
          <table:table-cell office:value-type="float" office:value="533.896" calcext:value-type="float">
            <text:p>533.896</text:p>
          </table:table-cell>
          <table:table-cell office:value-type="float" office:value="283422720" calcext:value-type="float">
            <text:p>283422720</text:p>
          </table:table-cell>
          <table:table-cell office:value-type="float" office:value="11.0724360942841" calcext:value-type="float">
            <text:p>11.0724360942841</text:p>
          </table:table-cell>
          <table:table-cell/>
          <table:table-cell office:value-type="float" office:value="557.15" calcext:value-type="float">
            <text:p>557.15</text:p>
          </table:table-cell>
          <table:table-cell office:value-type="float" office:value="281972736" calcext:value-type="float">
            <text:p>281972736</text:p>
          </table:table-cell>
          <table:table-cell office:value-type="float" office:value="16.2726449966431" calcext:value-type="float">
            <text:p>16.2726449966431</text:p>
          </table:table-cell>
          <table:table-cell/>
          <table:table-cell table:formula="of:=[.F13]/[.B13]*100" office:value-type="float" office:value="104.81064643859" calcext:value-type="float">
            <text:p>104.81064643859</text:p>
          </table:table-cell>
          <table:table-cell table:formula="of:=[.G13]/[.C13]*100" office:value-type="float" office:value="95.4479619284089" calcext:value-type="float">
            <text:p>95.4479619284089</text:p>
          </table:table-cell>
          <table:table-cell table:formula="of:=[.H13]/[.D13]*100" office:value-type="float" office:value="63.9297996246053" calcext:value-type="float">
            <text:p>63.9297996246053</text:p>
          </table:table-cell>
          <table:table-cell/>
          <table:table-cell table:formula="of:=[.J13]/[.B13]*100" office:value-type="float" office:value="109.375705499312" calcext:value-type="float">
            <text:p>109.375705499312</text:p>
          </table:table-cell>
          <table:table-cell table:formula="of:=[.K13]/[.C13]*100" office:value-type="float" office:value="94.95965238982" calcext:value-type="float">
            <text:p>94.95965238982</text:p>
          </table:table-cell>
          <table:table-cell table:formula="of:=[.L13]/[.D13]*100" office:value-type="float" office:value="93.9546568739976" calcext:value-type="float">
            <text:p>93.9546568739976</text:p>
          </table:table-cell>
        </table:table-row>
        <table:table-row table:style-name="ro1">
          <table:table-cell office:value-type="string" calcext:value-type="string">
            <text:p>11_4_8_2_11</text:p>
          </table:table-cell>
          <table:table-cell office:value-type="float" office:value="325.859" calcext:value-type="float">
            <text:p>325.859</text:p>
          </table:table-cell>
          <table:table-cell office:value-type="float" office:value="234795008" calcext:value-type="float">
            <text:p>234795008</text:p>
          </table:table-cell>
          <table:table-cell office:value-type="float" office:value="1.74505305290222" calcext:value-type="float">
            <text:p>1.74505305290222</text:p>
          </table:table-cell>
          <table:table-cell/>
          <table:table-cell office:value-type="float" office:value="325.859" calcext:value-type="float">
            <text:p>325.859</text:p>
          </table:table-cell>
          <table:table-cell office:value-type="float" office:value="233918464" calcext:value-type="float">
            <text:p>233918464</text:p>
          </table:table-cell>
          <table:table-cell office:value-type="float" office:value="1.28961110115051" calcext:value-type="float">
            <text:p>1.28961110115051</text:p>
          </table:table-cell>
          <table:table-cell/>
          <table:table-cell office:value-type="float" office:value="361.701" calcext:value-type="float">
            <text:p>361.701</text:p>
          </table:table-cell>
          <table:table-cell office:value-type="float" office:value="223932416" calcext:value-type="float">
            <text:p>223932416</text:p>
          </table:table-cell>
          <table:table-cell office:value-type="float" office:value="2.46438694000244" calcext:value-type="float">
            <text:p>2.46438694000244</text:p>
          </table:table-cell>
          <table:table-cell/>
          <table:table-cell table:formula="of:=[.F14]/[.B14]*100" office:value-type="float" office:value="100" calcext:value-type="float">
            <text:p>100</text:p>
          </table:table-cell>
          <table:table-cell table:formula="of:=[.G14]/[.C14]*100" office:value-type="float" office:value="99.6266769010694" calcext:value-type="float">
            <text:p>99.6266769010694</text:p>
          </table:table-cell>
          <table:table-cell table:formula="of:=[.H14]/[.D14]*100" office:value-type="float" office:value="73.9009681686033" calcext:value-type="float">
            <text:p>73.9009681686033</text:p>
          </table:table-cell>
          <table:table-cell/>
          <table:table-cell table:formula="of:=[.J14]/[.B14]*100" office:value-type="float" office:value="110.999235865819" calcext:value-type="float">
            <text:p>110.999235865819</text:p>
          </table:table-cell>
          <table:table-cell table:formula="of:=[.K14]/[.C14]*100" office:value-type="float" office:value="95.373584774" calcext:value-type="float">
            <text:p>95.373584774</text:p>
          </table:table-cell>
          <table:table-cell table:formula="of:=[.L14]/[.D14]*100" office:value-type="float" office:value="141.221319082757" calcext:value-type="float">
            <text:p>141.221319082757</text:p>
          </table:table-cell>
        </table:table-row>
        <table:table-row table:style-name="ro1">
          <table:table-cell office:value-type="string" calcext:value-type="string">
            <text:p>12_4_8_2_12</text:p>
          </table:table-cell>
          <table:table-cell office:value-type="float" office:value="603.586" calcext:value-type="float">
            <text:p>603.586</text:p>
          </table:table-cell>
          <table:table-cell office:value-type="float" office:value="287731712" calcext:value-type="float">
            <text:p>287731712</text:p>
          </table:table-cell>
          <table:table-cell office:value-type="float" office:value="5.90366291999817" calcext:value-type="float">
            <text:p>5.90366291999817</text:p>
          </table:table-cell>
          <table:table-cell/>
          <table:table-cell office:value-type="float" office:value="665.509" calcext:value-type="float">
            <text:p>665.509</text:p>
          </table:table-cell>
          <table:table-cell office:value-type="float" office:value="286044160" calcext:value-type="float">
            <text:p>286044160</text:p>
          </table:table-cell>
          <table:table-cell office:value-type="float" office:value="3.83595299720764" calcext:value-type="float">
            <text:p>3.83595299720764</text:p>
          </table:table-cell>
          <table:table-cell/>
          <table:table-cell office:value-type="float" office:value="677.162" calcext:value-type="float">
            <text:p>677.162</text:p>
          </table:table-cell>
          <table:table-cell office:value-type="float" office:value="289517568" calcext:value-type="float">
            <text:p>289517568</text:p>
          </table:table-cell>
          <table:table-cell office:value-type="float" office:value="3.20537209510803" calcext:value-type="float">
            <text:p>3.20537209510803</text:p>
          </table:table-cell>
          <table:table-cell/>
          <table:table-cell table:formula="of:=[.F15]/[.B15]*100" office:value-type="float" office:value="110.259184275315" calcext:value-type="float">
            <text:p>110.259184275315</text:p>
          </table:table-cell>
          <table:table-cell table:formula="of:=[.G15]/[.C15]*100" office:value-type="float" office:value="99.4134980853275" calcext:value-type="float">
            <text:p>99.4134980853275</text:p>
          </table:table-cell>
          <table:table-cell table:formula="of:=[.H15]/[.D15]*100" office:value-type="float" office:value="64.9758133075936" calcext:value-type="float">
            <text:p>64.9758133075936</text:p>
          </table:table-cell>
          <table:table-cell/>
          <table:table-cell table:formula="of:=[.J15]/[.B15]*100" office:value-type="float" office:value="112.189812222285" calcext:value-type="float">
            <text:p>112.189812222285</text:p>
          </table:table-cell>
          <table:table-cell table:formula="of:=[.K15]/[.C15]*100" office:value-type="float" office:value="100.620667074751" calcext:value-type="float">
            <text:p>100.620667074751</text:p>
          </table:table-cell>
          <table:table-cell table:formula="of:=[.L15]/[.D15]*100" office:value-type="float" office:value="54.2946326466252" calcext:value-type="float">
            <text:p>54.2946326466252</text:p>
          </table:table-cell>
        </table:table-row>
        <table:table-row table:style-name="ro1">
          <table:table-cell office:value-type="string" calcext:value-type="string">
            <text:p>13_4_8_2_13</text:p>
          </table:table-cell>
          <table:table-cell office:value-type="float" office:value="688.57" calcext:value-type="float">
            <text:p>688.57</text:p>
          </table:table-cell>
          <table:table-cell office:value-type="float" office:value="308281344" calcext:value-type="float">
            <text:p>308281344</text:p>
          </table:table-cell>
          <table:table-cell office:value-type="float" office:value="19.3048319816589" calcext:value-type="float">
            <text:p>19.3048319816589</text:p>
          </table:table-cell>
          <table:table-cell/>
          <table:table-cell office:value-type="float" office:value="766.3" calcext:value-type="float">
            <text:p>766.3</text:p>
          </table:table-cell>
          <table:table-cell office:value-type="float" office:value="301236224" calcext:value-type="float">
            <text:p>301236224</text:p>
          </table:table-cell>
          <table:table-cell office:value-type="float" office:value="9.47537302970886" calcext:value-type="float">
            <text:p>9.47537302970886</text:p>
          </table:table-cell>
          <table:table-cell/>
          <table:table-cell office:value-type="float" office:value="788.252" calcext:value-type="float">
            <text:p>788.252</text:p>
          </table:table-cell>
          <table:table-cell office:value-type="float" office:value="284790784" calcext:value-type="float">
            <text:p>284790784</text:p>
          </table:table-cell>
          <table:table-cell office:value-type="float" office:value="2.99965691566467" calcext:value-type="float">
            <text:p>2.99965691566467</text:p>
          </table:table-cell>
          <table:table-cell/>
          <table:table-cell table:formula="of:=[.F16]/[.B16]*100" office:value-type="float" office:value="111.288612631976" calcext:value-type="float">
            <text:p>111.288612631976</text:p>
          </table:table-cell>
          <table:table-cell table:formula="of:=[.G16]/[.C16]*100" office:value-type="float" office:value="97.7147108843537" calcext:value-type="float">
            <text:p>97.7147108843537</text:p>
          </table:table-cell>
          <table:table-cell table:formula="of:=[.H16]/[.D16]*100" office:value-type="float" office:value="49.0829085625361" calcext:value-type="float">
            <text:p>49.0829085625361</text:p>
          </table:table-cell>
          <table:table-cell/>
          <table:table-cell table:formula="of:=[.J16]/[.B16]*100" office:value-type="float" office:value="114.476669038732" calcext:value-type="float">
            <text:p>114.476669038732</text:p>
          </table:table-cell>
          <table:table-cell table:formula="of:=[.K16]/[.C16]*100" office:value-type="float" office:value="92.3801551870748" calcext:value-type="float">
            <text:p>92.3801551870748</text:p>
          </table:table-cell>
          <table:table-cell table:formula="of:=[.L16]/[.D16]*100" office:value-type="float" office:value="15.5383735974215" calcext:value-type="float">
            <text:p>15.5383735974215</text:p>
          </table:table-cell>
        </table:table-row>
        <table:table-row table:style-name="ro1">
          <table:table-cell office:value-type="string" calcext:value-type="string">
            <text:p>14_4_8_2_14</text:p>
          </table:table-cell>
          <table:table-cell office:value-type="float" office:value="588.793" calcext:value-type="float">
            <text:p>588.793</text:p>
          </table:table-cell>
          <table:table-cell office:value-type="float" office:value="277909504" calcext:value-type="float">
            <text:p>277909504</text:p>
          </table:table-cell>
          <table:table-cell office:value-type="float" office:value="11.360652923584" calcext:value-type="float">
            <text:p>11.360652923584</text:p>
          </table:table-cell>
          <table:table-cell/>
          <table:table-cell office:value-type="float" office:value="598.774" calcext:value-type="float">
            <text:p>598.774</text:p>
          </table:table-cell>
          <table:table-cell office:value-type="float" office:value="262692864" calcext:value-type="float">
            <text:p>262692864</text:p>
          </table:table-cell>
          <table:table-cell office:value-type="float" office:value="3.98170018196106" calcext:value-type="float">
            <text:p>3.98170018196106</text:p>
          </table:table-cell>
          <table:table-cell/>
          <table:table-cell office:value-type="float" office:value="690.123" calcext:value-type="float">
            <text:p>690.123</text:p>
          </table:table-cell>
          <table:table-cell office:value-type="float" office:value="260894720" calcext:value-type="float">
            <text:p>260894720</text:p>
          </table:table-cell>
          <table:table-cell office:value-type="float" office:value="9.65899991989136" calcext:value-type="float">
            <text:p>9.65899991989136</text:p>
          </table:table-cell>
          <table:table-cell/>
          <table:table-cell table:formula="of:=[.F17]/[.B17]*100" office:value-type="float" office:value="101.695162816134" calcext:value-type="float">
            <text:p>101.695162816134</text:p>
          </table:table-cell>
          <table:table-cell table:formula="of:=[.G17]/[.C17]*100" office:value-type="float" office:value="94.524606110628" calcext:value-type="float">
            <text:p>94.524606110628</text:p>
          </table:table-cell>
          <table:table-cell table:formula="of:=[.H17]/[.D17]*100" office:value-type="float" office:value="35.0481632415273" calcext:value-type="float">
            <text:p>35.0481632415273</text:p>
          </table:table-cell>
          <table:table-cell/>
          <table:table-cell table:formula="of:=[.J17]/[.B17]*100" office:value-type="float" office:value="117.209783404354" calcext:value-type="float">
            <text:p>117.209783404354</text:p>
          </table:table-cell>
          <table:table-cell table:formula="of:=[.K17]/[.C17]*100" office:value-type="float" office:value="93.8775810992056" calcext:value-type="float">
            <text:p>93.8775810992056</text:p>
          </table:table-cell>
          <table:table-cell table:formula="of:=[.L17]/[.D17]*100" office:value-type="float" office:value="85.0215210768378" calcext:value-type="float">
            <text:p>85.0215210768378</text:p>
          </table:table-cell>
        </table:table-row>
        <table:table-row table:style-name="ro1">
          <table:table-cell office:value-type="string" calcext:value-type="string">
            <text:p>15_4_8_2_15</text:p>
          </table:table-cell>
          <table:table-cell office:value-type="float" office:value="478.398" calcext:value-type="float">
            <text:p>478.398</text:p>
          </table:table-cell>
          <table:table-cell office:value-type="float" office:value="228483072" calcext:value-type="float">
            <text:p>228483072</text:p>
          </table:table-cell>
          <table:table-cell office:value-type="float" office:value="1.65183901786804" calcext:value-type="float">
            <text:p>1.65183901786804</text:p>
          </table:table-cell>
          <table:table-cell/>
          <table:table-cell office:value-type="float" office:value="491.178" calcext:value-type="float">
            <text:p>491.178</text:p>
          </table:table-cell>
          <table:table-cell office:value-type="float" office:value="227074048" calcext:value-type="float">
            <text:p>227074048</text:p>
          </table:table-cell>
          <table:table-cell office:value-type="float" office:value="1.85324215888977" calcext:value-type="float">
            <text:p>1.85324215888977</text:p>
          </table:table-cell>
          <table:table-cell/>
          <table:table-cell office:value-type="float" office:value="535.655" calcext:value-type="float">
            <text:p>535.655</text:p>
          </table:table-cell>
          <table:table-cell office:value-type="float" office:value="220819456" calcext:value-type="float">
            <text:p>220819456</text:p>
          </table:table-cell>
          <table:table-cell office:value-type="float" office:value="1.29613423347473" calcext:value-type="float">
            <text:p>1.29613423347473</text:p>
          </table:table-cell>
          <table:table-cell/>
          <table:table-cell table:formula="of:=[.F18]/[.B18]*100" office:value-type="float" office:value="102.671415850401" calcext:value-type="float">
            <text:p>102.671415850401</text:p>
          </table:table-cell>
          <table:table-cell table:formula="of:=[.G18]/[.C18]*100" office:value-type="float" office:value="99.3833136137105" calcext:value-type="float">
            <text:p>99.3833136137105</text:p>
          </table:table-cell>
          <table:table-cell table:formula="of:=[.H18]/[.D18]*100" office:value-type="float" office:value="112.192661563454" calcext:value-type="float">
            <text:p>112.192661563454</text:p>
          </table:table-cell>
          <table:table-cell/>
          <table:table-cell table:formula="of:=[.J18]/[.B18]*100" office:value-type="float" office:value="111.968486490328" calcext:value-type="float">
            <text:p>111.968486490328</text:p>
          </table:table-cell>
          <table:table-cell table:formula="of:=[.K18]/[.C18]*100" office:value-type="float" office:value="96.6458714280592" calcext:value-type="float">
            <text:p>96.6458714280592</text:p>
          </table:table-cell>
          <table:table-cell table:formula="of:=[.L18]/[.D18]*100" office:value-type="float" office:value="78.4661349837587" calcext:value-type="float">
            <text:p>78.4661349837587</text:p>
          </table:table-cell>
        </table:table-row>
        <table:table-row table:style-name="ro1">
          <table:table-cell office:value-type="string" calcext:value-type="string">
            <text:p>16_4_8_2_16</text:p>
          </table:table-cell>
          <table:table-cell office:value-type="float" office:value="897.861" calcext:value-type="float">
            <text:p>897.861</text:p>
          </table:table-cell>
          <table:table-cell office:value-type="float" office:value="323608576" calcext:value-type="float">
            <text:p>323608576</text:p>
          </table:table-cell>
          <table:table-cell office:value-type="float" office:value="16.999330997467" calcext:value-type="float">
            <text:p>16.999330997467</text:p>
          </table:table-cell>
          <table:table-cell/>
          <table:table-cell office:value-type="float" office:value="931.386" calcext:value-type="float">
            <text:p>931.386</text:p>
          </table:table-cell>
          <table:table-cell office:value-type="float" office:value="311603200" calcext:value-type="float">
            <text:p>311603200</text:p>
          </table:table-cell>
          <table:table-cell office:value-type="float" office:value="16.7540519237518" calcext:value-type="float">
            <text:p>16.7540519237518</text:p>
          </table:table-cell>
          <table:table-cell/>
          <table:table-cell office:value-type="float" office:value="980.459" calcext:value-type="float">
            <text:p>980.459</text:p>
          </table:table-cell>
          <table:table-cell office:value-type="float" office:value="339566592" calcext:value-type="float">
            <text:p>339566592</text:p>
          </table:table-cell>
          <table:table-cell office:value-type="float" office:value="25.4559111595154" calcext:value-type="float">
            <text:p>25.4559111595154</text:p>
          </table:table-cell>
          <table:table-cell/>
          <table:table-cell table:formula="of:=[.F19]/[.B19]*100" office:value-type="float" office:value="103.733874174288" calcext:value-type="float">
            <text:p>103.733874174288</text:p>
          </table:table-cell>
          <table:table-cell table:formula="of:=[.G19]/[.C19]*100" office:value-type="float" office:value="96.2901551780877" calcext:value-type="float">
            <text:p>96.2901551780877</text:p>
          </table:table-cell>
          <table:table-cell table:formula="of:=[.H19]/[.D19]*100" office:value-type="float" office:value="98.5571251377378" calcext:value-type="float">
            <text:p>98.5571251377378</text:p>
          </table:table-cell>
          <table:table-cell/>
          <table:table-cell table:formula="of:=[.J19]/[.B19]*100" office:value-type="float" office:value="109.199419509256" calcext:value-type="float">
            <text:p>109.199419509256</text:p>
          </table:table-cell>
          <table:table-cell table:formula="of:=[.K19]/[.C19]*100" office:value-type="float" office:value="104.931271042706" calcext:value-type="float">
            <text:p>104.931271042706</text:p>
          </table:table-cell>
          <table:table-cell table:formula="of:=[.L19]/[.D19]*100" office:value-type="float" office:value="149.746546868865" calcext:value-type="float">
            <text:p>149.746546868865</text:p>
          </table:table-cell>
        </table:table-row>
        <table:table-row table:style-name="ro1">
          <table:table-cell office:value-type="string" calcext:value-type="string">
            <text:p>17_4_8_2_17</text:p>
          </table:table-cell>
          <table:table-cell office:value-type="float" office:value="393.027" calcext:value-type="float">
            <text:p>393.027</text:p>
          </table:table-cell>
          <table:table-cell office:value-type="float" office:value="190996480" calcext:value-type="float">
            <text:p>190996480</text:p>
          </table:table-cell>
          <table:table-cell office:value-type="float" office:value="0.299740791320801" calcext:value-type="float">
            <text:p>0.299740791320801</text:p>
          </table:table-cell>
          <table:table-cell/>
          <table:table-cell office:value-type="float" office:value="415.127" calcext:value-type="float">
            <text:p>415.127</text:p>
          </table:table-cell>
          <table:table-cell office:value-type="float" office:value="195444736" calcext:value-type="float">
            <text:p>195444736</text:p>
          </table:table-cell>
          <table:table-cell office:value-type="float" office:value="0.361200094223022" calcext:value-type="float">
            <text:p>0.361200094223022</text:p>
          </table:table-cell>
          <table:table-cell/>
          <table:table-cell office:value-type="float" office:value="525.236" calcext:value-type="float">
            <text:p>525.236</text:p>
          </table:table-cell>
          <table:table-cell office:value-type="float" office:value="213344256" calcext:value-type="float">
            <text:p>213344256</text:p>
          </table:table-cell>
          <table:table-cell office:value-type="float" office:value="1.24742007255554" calcext:value-type="float">
            <text:p>1.24742007255554</text:p>
          </table:table-cell>
          <table:table-cell/>
          <table:table-cell table:formula="of:=[.F20]/[.B20]*100" office:value-type="float" office:value="105.62302335463" calcext:value-type="float">
            <text:p>105.62302335463</text:p>
          </table:table-cell>
          <table:table-cell table:formula="of:=[.G20]/[.C20]*100" office:value-type="float" office:value="102.328972764315" calcext:value-type="float">
            <text:p>102.328972764315</text:p>
          </table:table-cell>
          <table:table-cell table:formula="of:=[.H20]/[.D20]*100" office:value-type="float" office:value="120.504150479954" calcext:value-type="float">
            <text:p>120.504150479954</text:p>
          </table:table-cell>
          <table:table-cell/>
          <table:table-cell table:formula="of:=[.J20]/[.B20]*100" office:value-type="float" office:value="133.638655868426" calcext:value-type="float">
            <text:p>133.638655868426</text:p>
          </table:table-cell>
          <table:table-cell table:formula="of:=[.K20]/[.C20]*100" office:value-type="float" office:value="111.700621917221" calcext:value-type="float">
            <text:p>111.700621917221</text:p>
          </table:table-cell>
          <table:table-cell table:formula="of:=[.L20]/[.D20]*100" office:value-type="float" office:value="416.166270549568" calcext:value-type="float">
            <text:p>416.166270549568</text:p>
          </table:table-cell>
        </table:table-row>
        <table:table-row table:style-name="ro1">
          <table:table-cell office:value-type="string" calcext:value-type="string">
            <text:p>18_4_8_2_18</text:p>
          </table:table-cell>
          <table:table-cell office:value-type="float" office:value="361.088" calcext:value-type="float">
            <text:p>361.088</text:p>
          </table:table-cell>
          <table:table-cell office:value-type="float" office:value="304050176" calcext:value-type="float">
            <text:p>304050176</text:p>
          </table:table-cell>
          <table:table-cell office:value-type="float" office:value="11.8951468467712" calcext:value-type="float">
            <text:p>11.8951468467712</text:p>
          </table:table-cell>
          <table:table-cell/>
          <table:table-cell office:value-type="float" office:value="400.705" calcext:value-type="float">
            <text:p>400.705</text:p>
          </table:table-cell>
          <table:table-cell office:value-type="float" office:value="299368448" calcext:value-type="float">
            <text:p>299368448</text:p>
          </table:table-cell>
          <table:table-cell office:value-type="float" office:value="7.34454894065857" calcext:value-type="float">
            <text:p>7.34454894065857</text:p>
          </table:table-cell>
          <table:table-cell/>
          <table:table-cell office:value-type="float" office:value="415.4" calcext:value-type="float">
            <text:p>415.4</text:p>
          </table:table-cell>
          <table:table-cell office:value-type="float" office:value="307879936" calcext:value-type="float">
            <text:p>307879936</text:p>
          </table:table-cell>
          <table:table-cell office:value-type="float" office:value="15.6461260318756" calcext:value-type="float">
            <text:p>15.6461260318756</text:p>
          </table:table-cell>
          <table:table-cell/>
          <table:table-cell table:formula="of:=[.F21]/[.B21]*100" office:value-type="float" office:value="110.97156371854" calcext:value-type="float">
            <text:p>110.97156371854</text:p>
          </table:table-cell>
          <table:table-cell table:formula="of:=[.G21]/[.C21]*100" office:value-type="float" office:value="98.4602120407916" calcext:value-type="float">
            <text:p>98.4602120407916</text:p>
          </table:table-cell>
          <table:table-cell table:formula="of:=[.H21]/[.D21]*100" office:value-type="float" office:value="61.7440796256514" calcext:value-type="float">
            <text:p>61.7440796256514</text:p>
          </table:table-cell>
          <table:table-cell/>
          <table:table-cell table:formula="of:=[.J21]/[.B21]*100" office:value-type="float" office:value="115.041208791209" calcext:value-type="float">
            <text:p>115.041208791209</text:p>
          </table:table-cell>
          <table:table-cell table:formula="of:=[.K21]/[.C21]*100" office:value-type="float" office:value="101.25958157643" calcext:value-type="float">
            <text:p>101.25958157643</text:p>
          </table:table-cell>
          <table:table-cell table:formula="of:=[.L21]/[.D21]*100" office:value-type="float" office:value="131.533693811628" calcext:value-type="float">
            <text:p>131.533693811628</text:p>
          </table:table-cell>
        </table:table-row>
        <table:table-row table:style-name="ro1">
          <table:table-cell office:value-type="string" calcext:value-type="string">
            <text:p>19_4_8_2_19</text:p>
          </table:table-cell>
          <table:table-cell office:value-type="float" office:value="1122.346" calcext:value-type="float">
            <text:p>1122.346</text:p>
          </table:table-cell>
          <table:table-cell office:value-type="float" office:value="264417280" calcext:value-type="float">
            <text:p>264417280</text:p>
          </table:table-cell>
          <table:table-cell office:value-type="float" office:value="3.23677682876587" calcext:value-type="float">
            <text:p>3.23677682876587</text:p>
          </table:table-cell>
          <table:table-cell/>
          <table:table-cell office:value-type="float" office:value="1137.46" calcext:value-type="float">
            <text:p>1137.46</text:p>
          </table:table-cell>
          <table:table-cell office:value-type="float" office:value="268918784" calcext:value-type="float">
            <text:p>268918784</text:p>
          </table:table-cell>
          <table:table-cell office:value-type="float" office:value="3.9158148765564" calcext:value-type="float">
            <text:p>3.9158148765564</text:p>
          </table:table-cell>
          <table:table-cell/>
          <table:table-cell office:value-type="float" office:value="1296.674" calcext:value-type="float">
            <text:p>1296.674</text:p>
          </table:table-cell>
          <table:table-cell office:value-type="float" office:value="263753728" calcext:value-type="float">
            <text:p>263753728</text:p>
          </table:table-cell>
          <table:table-cell office:value-type="float" office:value="3.83018398284912" calcext:value-type="float">
            <text:p>3.83018398284912</text:p>
          </table:table-cell>
          <table:table-cell/>
          <table:table-cell table:formula="of:=[.F22]/[.B22]*100" office:value-type="float" office:value="101.346643548424" calcext:value-type="float">
            <text:p>101.346643548424</text:p>
          </table:table-cell>
          <table:table-cell table:formula="of:=[.G22]/[.C22]*100" office:value-type="float" office:value="101.702424289366" calcext:value-type="float">
            <text:p>101.702424289366</text:p>
          </table:table-cell>
          <table:table-cell table:formula="of:=[.H22]/[.D22]*100" office:value-type="float" office:value="120.978834306888" calcext:value-type="float">
            <text:p>120.978834306888</text:p>
          </table:table-cell>
          <table:table-cell/>
          <table:table-cell table:formula="of:=[.J22]/[.B22]*100" office:value-type="float" office:value="115.532465033065" calcext:value-type="float">
            <text:p>115.532465033065</text:p>
          </table:table-cell>
          <table:table-cell table:formula="of:=[.K22]/[.C22]*100" office:value-type="float" office:value="99.749051196654" calcext:value-type="float">
            <text:p>99.749051196654</text:p>
          </table:table-cell>
          <table:table-cell table:formula="of:=[.L22]/[.D22]*100" office:value-type="float" office:value="118.333273669334" calcext:value-type="float">
            <text:p>118.333273669334</text:p>
          </table:table-cell>
        </table:table-row>
        <table:table-row table:style-name="ro1">
          <table:table-cell office:value-type="string" calcext:value-type="string">
            <text:p>20_4_8_2_20</text:p>
          </table:table-cell>
          <table:table-cell office:value-type="float" office:value="622.384" calcext:value-type="float">
            <text:p>622.384</text:p>
          </table:table-cell>
          <table:table-cell office:value-type="float" office:value="227696640" calcext:value-type="float">
            <text:p>227696640</text:p>
          </table:table-cell>
          <table:table-cell office:value-type="float" office:value="0.868477821350098" calcext:value-type="float">
            <text:p>0.868477821350098</text:p>
          </table:table-cell>
          <table:table-cell/>
          <table:table-cell office:value-type="float" office:value="642.282" calcext:value-type="float">
            <text:p>642.282</text:p>
          </table:table-cell>
          <table:table-cell office:value-type="float" office:value="233422848" calcext:value-type="float">
            <text:p>233422848</text:p>
          </table:table-cell>
          <table:table-cell office:value-type="float" office:value="1.91904497146606" calcext:value-type="float">
            <text:p>1.91904497146606</text:p>
          </table:table-cell>
          <table:table-cell/>
          <table:table-cell office:value-type="float" office:value="701.141" calcext:value-type="float">
            <text:p>701.141</text:p>
          </table:table-cell>
          <table:table-cell office:value-type="float" office:value="263503872" calcext:value-type="float">
            <text:p>263503872</text:p>
          </table:table-cell>
          <table:table-cell office:value-type="float" office:value="3.95367002487183" calcext:value-type="float">
            <text:p>3.95367002487183</text:p>
          </table:table-cell>
          <table:table-cell/>
          <table:table-cell table:formula="of:=[.F23]/[.B23]*100" office:value-type="float" office:value="103.197061621121" calcext:value-type="float">
            <text:p>103.197061621121</text:p>
          </table:table-cell>
          <table:table-cell table:formula="of:=[.G23]/[.C23]*100" office:value-type="float" office:value="102.514840798705" calcext:value-type="float">
            <text:p>102.514840798705</text:p>
          </table:table-cell>
          <table:table-cell table:formula="of:=[.H23]/[.D23]*100" office:value-type="float" office:value="220.966491519933" calcext:value-type="float">
            <text:p>220.966491519933</text:p>
          </table:table-cell>
          <table:table-cell/>
          <table:table-cell table:formula="of:=[.J23]/[.B23]*100" office:value-type="float" office:value="112.654084937916" calcext:value-type="float">
            <text:p>112.654084937916</text:p>
          </table:table-cell>
          <table:table-cell table:formula="of:=[.K23]/[.C23]*100" office:value-type="float" office:value="115.725849973017" calcext:value-type="float">
            <text:p>115.725849973017</text:p>
          </table:table-cell>
          <table:table-cell table:formula="of:=[.L23]/[.D23]*100" office:value-type="float" office:value="455.24133462909" calcext:value-type="float">
            <text:p>455.24133462909</text:p>
          </table:table-cell>
        </table:table-row>
        <table:table-row table:style-name="ro1">
          <table:table-cell office:value-type="string" calcext:value-type="string">
            <text:p>21_4_8_2_21</text:p>
          </table:table-cell>
          <table:table-cell office:value-type="float" office:value="480.698" calcext:value-type="float">
            <text:p>480.698</text:p>
          </table:table-cell>
          <table:table-cell office:value-type="float" office:value="272166912" calcext:value-type="float">
            <text:p>272166912</text:p>
          </table:table-cell>
          <table:table-cell office:value-type="float" office:value="8.26439905166626" calcext:value-type="float">
            <text:p>8.26439905166626</text:p>
          </table:table-cell>
          <table:table-cell/>
          <table:table-cell office:value-type="float" office:value="480.698" calcext:value-type="float">
            <text:p>480.698</text:p>
          </table:table-cell>
          <table:table-cell office:value-type="float" office:value="263606272" calcext:value-type="float">
            <text:p>263606272</text:p>
          </table:table-cell>
          <table:table-cell office:value-type="float" office:value="9.08463501930237" calcext:value-type="float">
            <text:p>9.08463501930237</text:p>
          </table:table-cell>
          <table:table-cell/>
          <table:table-cell office:value-type="float" office:value="536.123" calcext:value-type="float">
            <text:p>536.123</text:p>
          </table:table-cell>
          <table:table-cell office:value-type="float" office:value="279859200" calcext:value-type="float">
            <text:p>279859200</text:p>
          </table:table-cell>
          <table:table-cell office:value-type="float" office:value="5.1362669467926" calcext:value-type="float">
            <text:p>5.1362669467926</text:p>
          </table:table-cell>
          <table:table-cell/>
          <table:table-cell table:formula="of:=[.F24]/[.B24]*100" office:value-type="float" office:value="100" calcext:value-type="float">
            <text:p>100</text:p>
          </table:table-cell>
          <table:table-cell table:formula="of:=[.G24]/[.C24]*100" office:value-type="float" office:value="96.8546360257047" calcext:value-type="float">
            <text:p>96.8546360257047</text:p>
          </table:table-cell>
          <table:table-cell table:formula="of:=[.H24]/[.D24]*100" office:value-type="float" office:value="109.924931776748" calcext:value-type="float">
            <text:p>109.924931776748</text:p>
          </table:table-cell>
          <table:table-cell/>
          <table:table-cell table:formula="of:=[.J24]/[.B24]*100" office:value-type="float" office:value="111.530108300846" calcext:value-type="float">
            <text:p>111.530108300846</text:p>
          </table:table-cell>
          <table:table-cell table:formula="of:=[.K24]/[.C24]*100" office:value-type="float" office:value="102.826312700348" calcext:value-type="float">
            <text:p>102.826312700348</text:p>
          </table:table-cell>
          <table:table-cell table:formula="of:=[.L24]/[.D24]*100" office:value-type="float" office:value="62.1493095224756" calcext:value-type="float">
            <text:p>62.1493095224756</text:p>
          </table:table-cell>
        </table:table-row>
        <table:table-row table:style-name="ro1">
          <table:table-cell office:value-type="string" calcext:value-type="string">
            <text:p>22_4_8_2_22</text:p>
          </table:table-cell>
          <table:table-cell office:value-type="float" office:value="668.21" calcext:value-type="float">
            <text:p>668.21</text:p>
          </table:table-cell>
          <table:table-cell office:value-type="float" office:value="283840512" calcext:value-type="float">
            <text:p>283840512</text:p>
          </table:table-cell>
          <table:table-cell office:value-type="float" office:value="6.25700378417969" calcext:value-type="float">
            <text:p>6.25700378417969</text:p>
          </table:table-cell>
          <table:table-cell/>
          <table:table-cell office:value-type="float" office:value="685.52" calcext:value-type="float">
            <text:p>685.52</text:p>
          </table:table-cell>
          <table:table-cell office:value-type="float" office:value="286294016" calcext:value-type="float">
            <text:p>286294016</text:p>
          </table:table-cell>
          <table:table-cell office:value-type="float" office:value="6.98268008232117" calcext:value-type="float">
            <text:p>6.98268008232117</text:p>
          </table:table-cell>
          <table:table-cell/>
          <table:table-cell office:value-type="float" office:value="714.418" calcext:value-type="float">
            <text:p>714.418</text:p>
          </table:table-cell>
          <table:table-cell office:value-type="float" office:value="279355392" calcext:value-type="float">
            <text:p>279355392</text:p>
          </table:table-cell>
          <table:table-cell office:value-type="float" office:value="7.45659589767456" calcext:value-type="float">
            <text:p>7.45659589767456</text:p>
          </table:table-cell>
          <table:table-cell/>
          <table:table-cell table:formula="of:=[.F25]/[.B25]*100" office:value-type="float" office:value="102.590502985588" calcext:value-type="float">
            <text:p>102.590502985588</text:p>
          </table:table-cell>
          <table:table-cell table:formula="of:=[.G25]/[.C25]*100" office:value-type="float" office:value="100.864395284067" calcext:value-type="float">
            <text:p>100.864395284067</text:p>
          </table:table-cell>
          <table:table-cell table:formula="of:=[.H25]/[.D25]*100" office:value-type="float" office:value="111.597824185056" calcext:value-type="float">
            <text:p>111.597824185056</text:p>
          </table:table-cell>
          <table:table-cell/>
          <table:table-cell table:formula="of:=[.J25]/[.B25]*100" office:value-type="float" office:value="106.915191332066" calcext:value-type="float">
            <text:p>106.915191332066</text:p>
          </table:table-cell>
          <table:table-cell table:formula="of:=[.K25]/[.C25]*100" office:value-type="float" office:value="98.4198450149357" calcext:value-type="float">
            <text:p>98.4198450149357</text:p>
          </table:table-cell>
          <table:table-cell table:formula="of:=[.L25]/[.D25]*100" office:value-type="float" office:value="119.171989579548" calcext:value-type="float">
            <text:p>119.171989579548</text:p>
          </table:table-cell>
        </table:table-row>
        <table:table-row table:style-name="ro1">
          <table:table-cell office:value-type="string" calcext:value-type="string">
            <text:p>23_4_8_2_23</text:p>
          </table:table-cell>
          <table:table-cell office:value-type="float" office:value="495.97" calcext:value-type="float">
            <text:p>495.97</text:p>
          </table:table-cell>
          <table:table-cell office:value-type="float" office:value="283996160" calcext:value-type="float">
            <text:p>283996160</text:p>
          </table:table-cell>
          <table:table-cell office:value-type="float" office:value="9.14330792427063" calcext:value-type="float">
            <text:p>9.14330792427063</text:p>
          </table:table-cell>
          <table:table-cell/>
          <table:table-cell office:value-type="float" office:value="517.921" calcext:value-type="float">
            <text:p>517.921</text:p>
          </table:table-cell>
          <table:table-cell office:value-type="float" office:value="284385280" calcext:value-type="float">
            <text:p>284385280</text:p>
          </table:table-cell>
          <table:table-cell office:value-type="float" office:value="12.5554192066193" calcext:value-type="float">
            <text:p>12.5554192066193</text:p>
          </table:table-cell>
          <table:table-cell/>
          <table:table-cell office:value-type="float" office:value="550.134" calcext:value-type="float">
            <text:p>550.134</text:p>
          </table:table-cell>
          <table:table-cell office:value-type="float" office:value="277970944" calcext:value-type="float">
            <text:p>277970944</text:p>
          </table:table-cell>
          <table:table-cell office:value-type="float" office:value="15.7882721424103" calcext:value-type="float">
            <text:p>15.7882721424103</text:p>
          </table:table-cell>
          <table:table-cell/>
          <table:table-cell table:formula="of:=[.F26]/[.B26]*100" office:value-type="float" office:value="104.425872532613" calcext:value-type="float">
            <text:p>104.425872532613</text:p>
          </table:table-cell>
          <table:table-cell table:formula="of:=[.G26]/[.C26]*100" office:value-type="float" office:value="100.137015937117" calcext:value-type="float">
            <text:p>100.137015937117</text:p>
          </table:table-cell>
          <table:table-cell table:formula="of:=[.H26]/[.D26]*100" office:value-type="float" office:value="137.318127209643" calcext:value-type="float">
            <text:p>137.318127209643</text:p>
          </table:table-cell>
          <table:table-cell/>
          <table:table-cell table:formula="of:=[.J26]/[.B26]*100" office:value-type="float" office:value="110.920821823901" calcext:value-type="float">
            <text:p>110.920821823901</text:p>
          </table:table-cell>
          <table:table-cell table:formula="of:=[.K26]/[.C26]*100" office:value-type="float" office:value="97.8784163842215" calcext:value-type="float">
            <text:p>97.8784163842215</text:p>
          </table:table-cell>
          <table:table-cell table:formula="of:=[.L26]/[.D26]*100" office:value-type="float" office:value="172.675712916775" calcext:value-type="float">
            <text:p>172.675712916775</text:p>
          </table:table-cell>
        </table:table-row>
        <table:table-row table:style-name="ro1">
          <table:table-cell office:value-type="string" calcext:value-type="string">
            <text:p>24_4_8_2_24</text:p>
          </table:table-cell>
          <table:table-cell office:value-type="float" office:value="788.167" calcext:value-type="float">
            <text:p>788.167</text:p>
          </table:table-cell>
          <table:table-cell office:value-type="float" office:value="228540416" calcext:value-type="float">
            <text:p>228540416</text:p>
          </table:table-cell>
          <table:table-cell office:value-type="float" office:value="2.70288491249084" calcext:value-type="float">
            <text:p>2.70288491249084</text:p>
          </table:table-cell>
          <table:table-cell/>
          <table:table-cell office:value-type="float" office:value="797.386" calcext:value-type="float">
            <text:p>797.386</text:p>
          </table:table-cell>
          <table:table-cell office:value-type="float" office:value="245194752" calcext:value-type="float">
            <text:p>245194752</text:p>
          </table:table-cell>
          <table:table-cell office:value-type="float" office:value="4.52103805541992" calcext:value-type="float">
            <text:p>4.52103805541992</text:p>
          </table:table-cell>
          <table:table-cell/>
          <table:table-cell office:value-type="float" office:value="863.562" calcext:value-type="float">
            <text:p>863.562</text:p>
          </table:table-cell>
          <table:table-cell office:value-type="float" office:value="224690176" calcext:value-type="float">
            <text:p>224690176</text:p>
          </table:table-cell>
          <table:table-cell office:value-type="float" office:value="3.15392899513245" calcext:value-type="float">
            <text:p>3.15392899513245</text:p>
          </table:table-cell>
          <table:table-cell/>
          <table:table-cell table:formula="of:=[.F27]/[.B27]*100" office:value-type="float" office:value="101.169675969687" calcext:value-type="float">
            <text:p>101.169675969687</text:p>
          </table:table-cell>
          <table:table-cell table:formula="of:=[.G27]/[.C27]*100" office:value-type="float" office:value="107.287260735537" calcext:value-type="float">
            <text:p>107.287260735537</text:p>
          </table:table-cell>
          <table:table-cell table:formula="of:=[.H27]/[.D27]*100" office:value-type="float" office:value="167.267131298371" calcext:value-type="float">
            <text:p>167.267131298371</text:p>
          </table:table-cell>
          <table:table-cell/>
          <table:table-cell table:formula="of:=[.J27]/[.B27]*100" office:value-type="float" office:value="109.565866117206" calcext:value-type="float">
            <text:p>109.565866117206</text:p>
          </table:table-cell>
          <table:table-cell table:formula="of:=[.K27]/[.C27]*100" office:value-type="float" office:value="98.3152914187397" calcext:value-type="float">
            <text:p>98.3152914187397</text:p>
          </table:table-cell>
          <table:table-cell table:formula="of:=[.L27]/[.D27]*100" office:value-type="float" office:value="116.687506025773" calcext:value-type="float">
            <text:p>116.687506025773</text:p>
          </table:table-cell>
        </table:table-row>
        <table:table-row table:style-name="ro1">
          <table:table-cell office:value-type="string" calcext:value-type="string">
            <text:p>25_4_8_2_25</text:p>
          </table:table-cell>
          <table:table-cell office:value-type="float" office:value="749.615" calcext:value-type="float">
            <text:p>749.615</text:p>
          </table:table-cell>
          <table:table-cell office:value-type="float" office:value="353521664" calcext:value-type="float">
            <text:p>353521664</text:p>
          </table:table-cell>
          <table:table-cell office:value-type="float" office:value="32.9644141197205" calcext:value-type="float">
            <text:p>32.9644141197205</text:p>
          </table:table-cell>
          <table:table-cell/>
          <table:table-cell office:value-type="float" office:value="775.869" calcext:value-type="float">
            <text:p>775.869</text:p>
          </table:table-cell>
          <table:table-cell office:value-type="float" office:value="366342144" calcext:value-type="float">
            <text:p>366342144</text:p>
          </table:table-cell>
          <table:table-cell office:value-type="float" office:value="35.732057094574" calcext:value-type="float">
            <text:p>35.732057094574</text:p>
          </table:table-cell>
          <table:table-cell/>
          <table:table-cell office:value-type="float" office:value="874.817" calcext:value-type="float">
            <text:p>874.817</text:p>
          </table:table-cell>
          <table:table-cell office:value-type="float" office:value="402378752" calcext:value-type="float">
            <text:p>402378752</text:p>
          </table:table-cell>
          <table:table-cell office:value-type="float" office:value="54.5858311653137" calcext:value-type="float">
            <text:p>54.5858311653137</text:p>
          </table:table-cell>
          <table:table-cell/>
          <table:table-cell table:formula="of:=[.F28]/[.B28]*100" office:value-type="float" office:value="103.502331196681" calcext:value-type="float">
            <text:p>103.502331196681</text:p>
          </table:table-cell>
          <table:table-cell table:formula="of:=[.G28]/[.C28]*100" office:value-type="float" office:value="103.626504767753" calcext:value-type="float">
            <text:p>103.626504767753</text:p>
          </table:table-cell>
          <table:table-cell table:formula="of:=[.H28]/[.D28]*100" office:value-type="float" office:value="108.395850643066" calcext:value-type="float">
            <text:p>108.395850643066</text:p>
          </table:table-cell>
          <table:table-cell/>
          <table:table-cell table:formula="of:=[.J28]/[.B28]*100" office:value-type="float" office:value="116.702173782542" calcext:value-type="float">
            <text:p>116.702173782542</text:p>
          </table:table-cell>
          <table:table-cell table:formula="of:=[.K28]/[.C28]*100" office:value-type="float" office:value="113.820111459987" calcext:value-type="float">
            <text:p>113.820111459987</text:p>
          </table:table-cell>
          <table:table-cell table:formula="of:=[.L28]/[.D28]*100" office:value-type="float" office:value="165.590175414823" calcext:value-type="float">
            <text:p>165.590175414823</text:p>
          </table:table-cell>
        </table:table-row>
        <table:table-row table:style-name="ro1">
          <table:table-cell office:value-type="string" calcext:value-type="string">
            <text:p>26_4_8_2_26</text:p>
          </table:table-cell>
          <table:table-cell office:value-type="float" office:value="378.962" calcext:value-type="float">
            <text:p>378.962</text:p>
          </table:table-cell>
          <table:table-cell office:value-type="float" office:value="193400832" calcext:value-type="float">
            <text:p>193400832</text:p>
          </table:table-cell>
          <table:table-cell office:value-type="float" office:value="0.340395212173462" calcext:value-type="float">
            <text:p>0.340395212173462</text:p>
          </table:table-cell>
          <table:table-cell/>
          <table:table-cell office:value-type="float" office:value="387.542" calcext:value-type="float">
            <text:p>387.542</text:p>
          </table:table-cell>
          <table:table-cell office:value-type="float" office:value="200626176" calcext:value-type="float">
            <text:p>200626176</text:p>
          </table:table-cell>
          <table:table-cell office:value-type="float" office:value="0.434316873550415" calcext:value-type="float">
            <text:p>0.434316873550415</text:p>
          </table:table-cell>
          <table:table-cell/>
          <table:table-cell office:value-type="float" office:value="446.974" calcext:value-type="float">
            <text:p>446.974</text:p>
          </table:table-cell>
          <table:table-cell office:value-type="float" office:value="226201600" calcext:value-type="float">
            <text:p>226201600</text:p>
          </table:table-cell>
          <table:table-cell office:value-type="float" office:value="1.50809407234192" calcext:value-type="float">
            <text:p>1.50809407234192</text:p>
          </table:table-cell>
          <table:table-cell/>
          <table:table-cell table:formula="of:=[.F29]/[.B29]*100" office:value-type="float" office:value="102.264079248051" calcext:value-type="float">
            <text:p>102.264079248051</text:p>
          </table:table-cell>
          <table:table-cell table:formula="of:=[.G29]/[.C29]*100" office:value-type="float" office:value="103.73594256306" calcext:value-type="float">
            <text:p>103.73594256306</text:p>
          </table:table-cell>
          <table:table-cell table:formula="of:=[.H29]/[.D29]*100" office:value-type="float" office:value="127.591945485147" calcext:value-type="float">
            <text:p>127.591945485147</text:p>
          </table:table-cell>
          <table:table-cell/>
          <table:table-cell table:formula="of:=[.J29]/[.B29]*100" office:value-type="float" office:value="117.94691816066" calcext:value-type="float">
            <text:p>117.94691816066</text:p>
          </table:table-cell>
          <table:table-cell table:formula="of:=[.K29]/[.C29]*100" office:value-type="float" office:value="116.95999322278" calcext:value-type="float">
            <text:p>116.95999322278</text:p>
          </table:table-cell>
          <table:table-cell table:formula="of:=[.L29]/[.D29]*100" office:value-type="float" office:value="443.042092957938" calcext:value-type="float">
            <text:p>443.042092957938</text:p>
          </table:table-cell>
        </table:table-row>
        <table:table-row table:style-name="ro1">
          <table:table-cell office:value-type="string" calcext:value-type="string">
            <text:p>27_4_8_2_27</text:p>
          </table:table-cell>
          <table:table-cell office:value-type="float" office:value="805.366" calcext:value-type="float">
            <text:p>805.366</text:p>
          </table:table-cell>
          <table:table-cell office:value-type="float" office:value="538320896" calcext:value-type="float">
            <text:p>538320896</text:p>
          </table:table-cell>
          <table:table-cell office:value-type="float" office:value="98.0646178722382" calcext:value-type="float">
            <text:p>98.0646178722382</text:p>
          </table:table-cell>
          <table:table-cell/>
          <table:table-cell office:value-type="float" office:value="843.251" calcext:value-type="float">
            <text:p>843.251</text:p>
          </table:table-cell>
          <table:table-cell office:value-type="float" office:value="533168128" calcext:value-type="float">
            <text:p>533168128</text:p>
          </table:table-cell>
          <table:table-cell office:value-type="float" office:value="108.750338077545" calcext:value-type="float">
            <text:p>108.750338077545</text:p>
          </table:table-cell>
          <table:table-cell/>
          <table:table-cell office:value-type="float" office:value="915.502" calcext:value-type="float">
            <text:p>915.502</text:p>
          </table:table-cell>
          <table:table-cell office:value-type="float" office:value="498872320" calcext:value-type="float">
            <text:p>498872320</text:p>
          </table:table-cell>
          <table:table-cell office:value-type="float" office:value="93.460275888443" calcext:value-type="float">
            <text:p>93.460275888443</text:p>
          </table:table-cell>
          <table:table-cell/>
          <table:table-cell table:formula="of:=[.F30]/[.B30]*100" office:value-type="float" office:value="104.704072434148" calcext:value-type="float">
            <text:p>104.704072434148</text:p>
          </table:table-cell>
          <table:table-cell table:formula="of:=[.G30]/[.C30]*100" office:value-type="float" office:value="99.0428073592744" calcext:value-type="float">
            <text:p>99.0428073592744</text:p>
          </table:table-cell>
          <table:table-cell table:formula="of:=[.H30]/[.D30]*100" office:value-type="float" office:value="110.896611272405" calcext:value-type="float">
            <text:p>110.896611272405</text:p>
          </table:table-cell>
          <table:table-cell/>
          <table:table-cell table:formula="of:=[.J30]/[.B30]*100" office:value-type="float" office:value="113.675273105644" calcext:value-type="float">
            <text:p>113.675273105644</text:p>
          </table:table-cell>
          <table:table-cell table:formula="of:=[.K30]/[.C30]*100" office:value-type="float" office:value="92.6719218419491" calcext:value-type="float">
            <text:p>92.6719218419491</text:p>
          </table:table-cell>
          <table:table-cell table:formula="of:=[.L30]/[.D30]*100" office:value-type="float" office:value="95.3047877168156" calcext:value-type="float">
            <text:p>95.3047877168156</text:p>
          </table:table-cell>
        </table:table-row>
        <table:table-row table:style-name="ro1">
          <table:table-cell office:value-type="string" calcext:value-type="string">
            <text:p>28_4_8_2_28</text:p>
          </table:table-cell>
          <table:table-cell office:value-type="float" office:value="974.177" calcext:value-type="float">
            <text:p>974.177</text:p>
          </table:table-cell>
          <table:table-cell office:value-type="float" office:value="335187968" calcext:value-type="float">
            <text:p>335187968</text:p>
          </table:table-cell>
          <table:table-cell office:value-type="float" office:value="23.6365239620209" calcext:value-type="float">
            <text:p>23.6365239620209</text:p>
          </table:table-cell>
          <table:table-cell/>
          <table:table-cell office:value-type="float" office:value="1051.854" calcext:value-type="float">
            <text:p>1051.854</text:p>
          </table:table-cell>
          <table:table-cell office:value-type="float" office:value="339963904" calcext:value-type="float">
            <text:p>339963904</text:p>
          </table:table-cell>
          <table:table-cell office:value-type="float" office:value="34.1133301258087" calcext:value-type="float">
            <text:p>34.1133301258087</text:p>
          </table:table-cell>
          <table:table-cell/>
          <table:table-cell office:value-type="float" office:value="1182.288" calcext:value-type="float">
            <text:p>1182.288</text:p>
          </table:table-cell>
          <table:table-cell office:value-type="float" office:value="308502528" calcext:value-type="float">
            <text:p>308502528</text:p>
          </table:table-cell>
          <table:table-cell office:value-type="float" office:value="25.6567718982697" calcext:value-type="float">
            <text:p>25.6567718982697</text:p>
          </table:table-cell>
          <table:table-cell/>
          <table:table-cell table:formula="of:=[.F31]/[.B31]*100" office:value-type="float" office:value="107.973602333046" calcext:value-type="float">
            <text:p>107.973602333046</text:p>
          </table:table-cell>
          <table:table-cell table:formula="of:=[.G31]/[.C31]*100" office:value-type="float" office:value="101.424853054391" calcext:value-type="float">
            <text:p>101.424853054391</text:p>
          </table:table-cell>
          <table:table-cell table:formula="of:=[.H31]/[.D31]*100" office:value-type="float" office:value="144.324648500016" calcext:value-type="float">
            <text:p>144.324648500016</text:p>
          </table:table-cell>
          <table:table-cell/>
          <table:table-cell table:formula="of:=[.J31]/[.B31]*100" office:value-type="float" office:value="121.362750301023" calcext:value-type="float">
            <text:p>121.362750301023</text:p>
          </table:table-cell>
          <table:table-cell table:formula="of:=[.K31]/[.C31]*100" office:value-type="float" office:value="92.0386641086114" calcext:value-type="float">
            <text:p>92.0386641086114</text:p>
          </table:table-cell>
          <table:table-cell table:formula="of:=[.L31]/[.D31]*100" office:value-type="float" office:value="108.54714483185" calcext:value-type="float">
            <text:p>108.54714483185</text:p>
          </table:table-cell>
        </table:table-row>
        <table:table-row table:style-name="ro1">
          <table:table-cell office:value-type="string" calcext:value-type="string">
            <text:p>29_4_8_2_29</text:p>
          </table:table-cell>
          <table:table-cell office:value-type="float" office:value="535.113" calcext:value-type="float">
            <text:p>535.113</text:p>
          </table:table-cell>
          <table:table-cell office:value-type="float" office:value="285188096" calcext:value-type="float">
            <text:p>285188096</text:p>
          </table:table-cell>
          <table:table-cell office:value-type="float" office:value="8.39164710044861" calcext:value-type="float">
            <text:p>8.39164710044861</text:p>
          </table:table-cell>
          <table:table-cell/>
          <table:table-cell office:value-type="float" office:value="594.244" calcext:value-type="float">
            <text:p>594.244</text:p>
          </table:table-cell>
          <table:table-cell office:value-type="float" office:value="285659136" calcext:value-type="float">
            <text:p>285659136</text:p>
          </table:table-cell>
          <table:table-cell office:value-type="float" office:value="8.43844890594482" calcext:value-type="float">
            <text:p>8.43844890594482</text:p>
          </table:table-cell>
          <table:table-cell/>
          <table:table-cell office:value-type="float" office:value="630.55" calcext:value-type="float">
            <text:p>630.55</text:p>
          </table:table-cell>
          <table:table-cell office:value-type="float" office:value="276230144" calcext:value-type="float">
            <text:p>276230144</text:p>
          </table:table-cell>
          <table:table-cell office:value-type="float" office:value="11.1657249927521" calcext:value-type="float">
            <text:p>11.1657249927521</text:p>
          </table:table-cell>
          <table:table-cell/>
          <table:table-cell table:formula="of:=[.F32]/[.B32]*100" office:value-type="float" office:value="111.050189399248" calcext:value-type="float">
            <text:p>111.050189399248</text:p>
          </table:table-cell>
          <table:table-cell table:formula="of:=[.G32]/[.C32]*100" office:value-type="float" office:value="100.165168184299" calcext:value-type="float">
            <text:p>100.165168184299</text:p>
          </table:table-cell>
          <table:table-cell table:formula="of:=[.H32]/[.D32]*100" office:value-type="float" office:value="100.557718942849" calcext:value-type="float">
            <text:p>100.557718942849</text:p>
          </table:table-cell>
          <table:table-cell/>
          <table:table-cell table:formula="of:=[.J32]/[.B32]*100" office:value-type="float" office:value="117.834924586022" calcext:value-type="float">
            <text:p>117.834924586022</text:p>
          </table:table-cell>
          <table:table-cell table:formula="of:=[.K32]/[.C32]*100" office:value-type="float" office:value="96.8589320081579" calcext:value-type="float">
            <text:p>96.8589320081579</text:p>
          </table:table-cell>
          <table:table-cell table:formula="of:=[.L32]/[.D32]*100" office:value-type="float" office:value="133.057609061696" calcext:value-type="float">
            <text:p>133.057609061696</text:p>
          </table:table-cell>
        </table:table-row>
        <table:table-row table:style-name="ro1">
          <table:table-cell office:value-type="string" calcext:value-type="string">
            <text:p>30_4_8_4_0</text:p>
          </table:table-cell>
          <table:table-cell office:value-type="float" office:value="661.583" calcext:value-type="float">
            <text:p>661.583</text:p>
          </table:table-cell>
          <table:table-cell office:value-type="float" office:value="341336064" calcext:value-type="float">
            <text:p>341336064</text:p>
          </table:table-cell>
          <table:table-cell office:value-type="float" office:value="28.9037408828735" calcext:value-type="float">
            <text:p>28.9037408828735</text:p>
          </table:table-cell>
          <table:table-cell/>
          <table:table-cell office:value-type="float" office:value="699.746" calcext:value-type="float">
            <text:p>699.746</text:p>
          </table:table-cell>
          <table:table-cell office:value-type="float" office:value="367882240" calcext:value-type="float">
            <text:p>367882240</text:p>
          </table:table-cell>
          <table:table-cell office:value-type="float" office:value="28.1024880409241" calcext:value-type="float">
            <text:p>28.1024880409241</text:p>
          </table:table-cell>
          <table:table-cell/>
          <table:table-cell office:value-type="float" office:value="757.418" calcext:value-type="float">
            <text:p>757.418</text:p>
          </table:table-cell>
          <table:table-cell office:value-type="float" office:value="364228608" calcext:value-type="float">
            <text:p>364228608</text:p>
          </table:table-cell>
          <table:table-cell office:value-type="float" office:value="48.109326839447" calcext:value-type="float">
            <text:p>48.109326839447</text:p>
          </table:table-cell>
          <table:table-cell/>
          <table:table-cell table:formula="of:=[.F33]/[.B33]*100" office:value-type="float" office:value="105.768437218006" calcext:value-type="float">
            <text:p>105.768437218006</text:p>
          </table:table-cell>
          <table:table-cell table:formula="of:=[.G33]/[.C33]*100" office:value-type="float" office:value="107.777137782898" calcext:value-type="float">
            <text:p>107.777137782898</text:p>
          </table:table-cell>
          <table:table-cell table:formula="of:=[.H33]/[.D33]*100" office:value-type="float" office:value="97.2278576493046" calcext:value-type="float">
            <text:p>97.2278576493046</text:p>
          </table:table-cell>
          <table:table-cell/>
          <table:table-cell table:formula="of:=[.J33]/[.B33]*100" office:value-type="float" office:value="114.485710787611" calcext:value-type="float">
            <text:p>114.485710787611</text:p>
          </table:table-cell>
          <table:table-cell table:formula="of:=[.K33]/[.C33]*100" office:value-type="float" office:value="106.706746346029" calcext:value-type="float">
            <text:p>106.706746346029</text:p>
          </table:table-cell>
          <table:table-cell table:formula="of:=[.L33]/[.D33]*100" office:value-type="float" office:value="166.44671371225" calcext:value-type="float">
            <text:p>166.44671371225</text:p>
          </table:table-cell>
        </table:table-row>
        <table:table-row table:style-name="ro1">
          <table:table-cell office:value-type="string" calcext:value-type="string">
            <text:p>31_4_8_4_1</text:p>
          </table:table-cell>
          <table:table-cell office:value-type="float" office:value="545.724" calcext:value-type="float">
            <text:p>545.724</text:p>
          </table:table-cell>
          <table:table-cell office:value-type="float" office:value="298291200" calcext:value-type="float">
            <text:p>298291200</text:p>
          </table:table-cell>
          <table:table-cell office:value-type="float" office:value="18.7794969081879" calcext:value-type="float">
            <text:p>18.7794969081879</text:p>
          </table:table-cell>
          <table:table-cell/>
          <table:table-cell office:value-type="float" office:value="618.771" calcext:value-type="float">
            <text:p>618.771</text:p>
          </table:table-cell>
          <table:table-cell office:value-type="float" office:value="305180672" calcext:value-type="float">
            <text:p>305180672</text:p>
          </table:table-cell>
          <table:table-cell office:value-type="float" office:value="13.5390329360962" calcext:value-type="float">
            <text:p>13.5390329360962</text:p>
          </table:table-cell>
          <table:table-cell/>
          <table:table-cell office:value-type="float" office:value="657.111" calcext:value-type="float">
            <text:p>657.111</text:p>
          </table:table-cell>
          <table:table-cell office:value-type="float" office:value="303472640" calcext:value-type="float">
            <text:p>303472640</text:p>
          </table:table-cell>
          <table:table-cell office:value-type="float" office:value="31.9988520145416" calcext:value-type="float">
            <text:p>31.9988520145416</text:p>
          </table:table-cell>
          <table:table-cell/>
          <table:table-cell table:formula="of:=[.F34]/[.B34]*100" office:value-type="float" office:value="113.385337643204" calcext:value-type="float">
            <text:p>113.385337643204</text:p>
          </table:table-cell>
          <table:table-cell table:formula="of:=[.G34]/[.C34]*100" office:value-type="float" office:value="102.309646412633" calcext:value-type="float">
            <text:p>102.309646412633</text:p>
          </table:table-cell>
          <table:table-cell table:formula="of:=[.H34]/[.D34]*100" office:value-type="float" office:value="72.0947584607187" calcext:value-type="float">
            <text:p>72.0947584607187</text:p>
          </table:table-cell>
          <table:table-cell/>
          <table:table-cell table:formula="of:=[.J34]/[.B34]*100" office:value-type="float" office:value="120.410867031686" calcext:value-type="float">
            <text:p>120.410867031686</text:p>
          </table:table-cell>
          <table:table-cell table:formula="of:=[.K34]/[.C34]*100" office:value-type="float" office:value="101.737040851356" calcext:value-type="float">
            <text:p>101.737040851356</text:p>
          </table:table-cell>
          <table:table-cell table:formula="of:=[.L34]/[.D34]*100" office:value-type="float" office:value="170.392487993595" calcext:value-type="float">
            <text:p>170.392487993595</text:p>
          </table:table-cell>
        </table:table-row>
        <table:table-row table:style-name="ro1">
          <table:table-cell office:value-type="string" calcext:value-type="string">
            <text:p>32_4_8_4_2</text:p>
          </table:table-cell>
          <table:table-cell office:value-type="float" office:value="795.096" calcext:value-type="float">
            <text:p>795.096</text:p>
          </table:table-cell>
          <table:table-cell office:value-type="float" office:value="533798912" calcext:value-type="float">
            <text:p>533798912</text:p>
          </table:table-cell>
          <table:table-cell office:value-type="float" office:value="111.140444993973" calcext:value-type="float">
            <text:p>111.140444993973</text:p>
          </table:table-cell>
          <table:table-cell/>
          <table:table-cell office:value-type="float" office:value="897.441" calcext:value-type="float">
            <text:p>897.441</text:p>
          </table:table-cell>
          <table:table-cell office:value-type="float" office:value="372789248" calcext:value-type="float">
            <text:p>372789248</text:p>
          </table:table-cell>
          <table:table-cell office:value-type="float" office:value="73.4638378620148" calcext:value-type="float">
            <text:p>73.4638378620148</text:p>
          </table:table-cell>
          <table:table-cell/>
          <table:table-cell office:value-type="float" office:value="921.005" calcext:value-type="float">
            <text:p>921.005</text:p>
          </table:table-cell>
          <table:table-cell office:value-type="float" office:value="521363456" calcext:value-type="float">
            <text:p>521363456</text:p>
          </table:table-cell>
          <table:table-cell office:value-type="float" office:value="134.773392915726" calcext:value-type="float">
            <text:p>134.773392915726</text:p>
          </table:table-cell>
          <table:table-cell/>
          <table:table-cell table:formula="of:=[.F35]/[.B35]*100" office:value-type="float" office:value="112.872030547255" calcext:value-type="float">
            <text:p>112.872030547255</text:p>
          </table:table-cell>
          <table:table-cell table:formula="of:=[.G35]/[.C35]*100" office:value-type="float" office:value="69.8370190758276" calcext:value-type="float">
            <text:p>69.8370190758276</text:p>
          </table:table-cell>
          <table:table-cell table:formula="of:=[.H35]/[.D35]*100" office:value-type="float" office:value="66.1000033480149" calcext:value-type="float">
            <text:p>66.1000033480149</text:p>
          </table:table-cell>
          <table:table-cell/>
          <table:table-cell table:formula="of:=[.J35]/[.B35]*100" office:value-type="float" office:value="115.835697827684" calcext:value-type="float">
            <text:p>115.835697827684</text:p>
          </table:table-cell>
          <table:table-cell table:formula="of:=[.K35]/[.C35]*100" office:value-type="float" office:value="97.6703856601341" calcext:value-type="float">
            <text:p>97.6703856601341</text:p>
          </table:table-cell>
          <table:table-cell table:formula="of:=[.L35]/[.D35]*100" office:value-type="float" office:value="121.264039318031" calcext:value-type="float">
            <text:p>121.264039318031</text:p>
          </table:table-cell>
        </table:table-row>
        <table:table-row table:style-name="ro1">
          <table:table-cell office:value-type="string" calcext:value-type="string">
            <text:p>33_4_8_4_3</text:p>
          </table:table-cell>
          <table:table-cell office:value-type="float" office:value="839.503" calcext:value-type="float">
            <text:p>839.503</text:p>
          </table:table-cell>
          <table:table-cell office:value-type="float" office:value="365170688" calcext:value-type="float">
            <text:p>365170688</text:p>
          </table:table-cell>
          <table:table-cell office:value-type="float" office:value="40.877748966217" calcext:value-type="float">
            <text:p>40.877748966217</text:p>
          </table:table-cell>
          <table:table-cell/>
          <table:table-cell office:value-type="float" office:value="873.516" calcext:value-type="float">
            <text:p>873.516</text:p>
          </table:table-cell>
          <table:table-cell office:value-type="float" office:value="373948416" calcext:value-type="float">
            <text:p>373948416</text:p>
          </table:table-cell>
          <table:table-cell office:value-type="float" office:value="36.0587229728699" calcext:value-type="float">
            <text:p>36.0587229728699</text:p>
          </table:table-cell>
          <table:table-cell/>
          <table:table-cell office:value-type="float" office:value="902.44" calcext:value-type="float">
            <text:p>902.44</text:p>
          </table:table-cell>
          <table:table-cell office:value-type="float" office:value="351801344" calcext:value-type="float">
            <text:p>351801344</text:p>
          </table:table-cell>
          <table:table-cell office:value-type="float" office:value="53.4745690822601" calcext:value-type="float">
            <text:p>53.4745690822601</text:p>
          </table:table-cell>
          <table:table-cell/>
          <table:table-cell table:formula="of:=[.F36]/[.B36]*100" office:value-type="float" office:value="104.05156384194" calcext:value-type="float">
            <text:p>104.05156384194</text:p>
          </table:table-cell>
          <table:table-cell table:formula="of:=[.G36]/[.C36]*100" office:value-type="float" office:value="102.403732908595" calcext:value-type="float">
            <text:p>102.403732908595</text:p>
          </table:table-cell>
          <table:table-cell table:formula="of:=[.H36]/[.D36]*100" office:value-type="float" office:value="88.2111267982742" calcext:value-type="float">
            <text:p>88.2111267982742</text:p>
          </table:table-cell>
          <table:table-cell/>
          <table:table-cell table:formula="of:=[.J36]/[.B36]*100" office:value-type="float" office:value="107.496935686948" calcext:value-type="float">
            <text:p>107.496935686948</text:p>
          </table:table-cell>
          <table:table-cell table:formula="of:=[.K36]/[.C36]*100" office:value-type="float" office:value="96.3388781084204" calcext:value-type="float">
            <text:p>96.3388781084204</text:p>
          </table:table-cell>
          <table:table-cell table:formula="of:=[.L36]/[.D36]*100" office:value-type="float" office:value="130.815836083473" calcext:value-type="float">
            <text:p>130.815836083473</text:p>
          </table:table-cell>
        </table:table-row>
        <table:table-row table:style-name="ro1">
          <table:table-cell office:value-type="string" calcext:value-type="string">
            <text:p>34_4_8_4_4</text:p>
          </table:table-cell>
          <table:table-cell office:value-type="float" office:value="423.041" calcext:value-type="float">
            <text:p>423.041</text:p>
          </table:table-cell>
          <table:table-cell office:value-type="float" office:value="221741056" calcext:value-type="float">
            <text:p>221741056</text:p>
          </table:table-cell>
          <table:table-cell office:value-type="float" office:value="0.846318006515503" calcext:value-type="float">
            <text:p>0.846318006515503</text:p>
          </table:table-cell>
          <table:table-cell/>
          <table:table-cell office:value-type="float" office:value="424.671" calcext:value-type="float">
            <text:p>424.671</text:p>
          </table:table-cell>
          <table:table-cell office:value-type="float" office:value="218570752" calcext:value-type="float">
            <text:p>218570752</text:p>
          </table:table-cell>
          <table:table-cell office:value-type="float" office:value="0.625811100006104" calcext:value-type="float">
            <text:p>0.625811100006104</text:p>
          </table:table-cell>
          <table:table-cell/>
          <table:table-cell office:value-type="float" office:value="511.02" calcext:value-type="float">
            <text:p>511.02</text:p>
          </table:table-cell>
          <table:table-cell office:value-type="float" office:value="220987392" calcext:value-type="float">
            <text:p>220987392</text:p>
          </table:table-cell>
          <table:table-cell office:value-type="float" office:value="1.16011881828308" calcext:value-type="float">
            <text:p>1.16011881828308</text:p>
          </table:table-cell>
          <table:table-cell/>
          <table:table-cell table:formula="of:=[.F37]/[.B37]*100" office:value-type="float" office:value="100.385305443208" calcext:value-type="float">
            <text:p>100.385305443208</text:p>
          </table:table-cell>
          <table:table-cell table:formula="of:=[.G37]/[.C37]*100" office:value-type="float" office:value="98.5702674745086" calcext:value-type="float">
            <text:p>98.5702674745086</text:p>
          </table:table-cell>
          <table:table-cell table:formula="of:=[.H37]/[.D37]*100" office:value-type="float" office:value="73.9451477090415" calcext:value-type="float">
            <text:p>73.9451477090415</text:p>
          </table:table-cell>
          <table:table-cell/>
          <table:table-cell table:formula="of:=[.J37]/[.B37]*100" office:value-type="float" office:value="120.796802201205" calcext:value-type="float">
            <text:p>120.796802201205</text:p>
          </table:table-cell>
          <table:table-cell table:formula="of:=[.K37]/[.C37]*100" office:value-type="float" office:value="99.6601152652579" calcext:value-type="float">
            <text:p>99.6601152652579</text:p>
          </table:table-cell>
          <table:table-cell table:formula="of:=[.L37]/[.D37]*100" office:value-type="float" office:value="137.078356994857" calcext:value-type="float">
            <text:p>137.078356994857</text:p>
          </table:table-cell>
        </table:table-row>
        <table:table-row table:style-name="ro1">
          <table:table-cell office:value-type="string" calcext:value-type="string">
            <text:p>35_4_8_4_5</text:p>
          </table:table-cell>
          <table:table-cell office:value-type="float" office:value="580.767" calcext:value-type="float">
            <text:p>580.767</text:p>
          </table:table-cell>
          <table:table-cell office:value-type="float" office:value="827727872" calcext:value-type="float">
            <text:p>827727872</text:p>
          </table:table-cell>
          <table:table-cell office:value-type="float" office:value="790.261636018753" calcext:value-type="float">
            <text:p>790.261636018753</text:p>
          </table:table-cell>
          <table:table-cell/>
          <table:table-cell office:value-type="float" office:value="618.605" calcext:value-type="float">
            <text:p>618.605</text:p>
          </table:table-cell>
          <table:table-cell office:value-type="float" office:value="548286464" calcext:value-type="float">
            <text:p>548286464</text:p>
          </table:table-cell>
          <table:table-cell office:value-type="float" office:value="286.902202129364" calcext:value-type="float">
            <text:p>286.902202129364</text:p>
          </table:table-cell>
          <table:table-cell/>
          <table:table-cell office:value-type="float" office:value="632.406" calcext:value-type="float">
            <text:p>632.406</text:p>
          </table:table-cell>
          <table:table-cell office:value-type="float" office:value="1014870016" calcext:value-type="float">
            <text:p>1014870016</text:p>
          </table:table-cell>
          <table:table-cell office:value-type="float" office:value="1076.7387368679" calcext:value-type="float">
            <text:p>1076.7387368679</text:p>
          </table:table-cell>
          <table:table-cell/>
          <table:table-cell table:formula="of:=[.F38]/[.B38]*100" office:value-type="float" office:value="106.515177343065" calcext:value-type="float">
            <text:p>106.515177343065</text:p>
          </table:table-cell>
          <table:table-cell table:formula="of:=[.G38]/[.C38]*100" office:value-type="float" office:value="66.2399422016805" calcext:value-type="float">
            <text:p>66.2399422016805</text:p>
          </table:table-cell>
          <table:table-cell table:formula="of:=[.H38]/[.D38]*100" office:value-type="float" office:value="36.3047108771146" calcext:value-type="float">
            <text:p>36.3047108771146</text:p>
          </table:table-cell>
          <table:table-cell/>
          <table:table-cell table:formula="of:=[.J38]/[.B38]*100" office:value-type="float" office:value="108.891517596558" calcext:value-type="float">
            <text:p>108.891517596558</text:p>
          </table:table-cell>
          <table:table-cell table:formula="of:=[.K38]/[.C38]*100" office:value-type="float" office:value="122.609138864421" calcext:value-type="float">
            <text:p>122.609138864421</text:p>
          </table:table-cell>
          <table:table-cell table:formula="of:=[.L38]/[.D38]*100" office:value-type="float" office:value="136.250918403731" calcext:value-type="float">
            <text:p>136.250918403731</text:p>
          </table:table-cell>
        </table:table-row>
        <table:table-row table:style-name="ro1">
          <table:table-cell office:value-type="string" calcext:value-type="string">
            <text:p>36_4_8_4_6</text:p>
          </table:table-cell>
          <table:table-cell office:value-type="float" office:value="728.106" calcext:value-type="float">
            <text:p>728.106</text:p>
          </table:table-cell>
          <table:table-cell office:value-type="float" office:value="264536064" calcext:value-type="float">
            <text:p>264536064</text:p>
          </table:table-cell>
          <table:table-cell office:value-type="float" office:value="2.88543200492859" calcext:value-type="float">
            <text:p>2.88543200492859</text:p>
          </table:table-cell>
          <table:table-cell/>
          <table:table-cell office:value-type="float" office:value="862.699" calcext:value-type="float">
            <text:p>862.699</text:p>
          </table:table-cell>
          <table:table-cell office:value-type="float" office:value="266301440" calcext:value-type="float">
            <text:p>266301440</text:p>
          </table:table-cell>
          <table:table-cell office:value-type="float" office:value="2.29399514198303" calcext:value-type="float">
            <text:p>2.29399514198303</text:p>
          </table:table-cell>
          <table:table-cell/>
          <table:table-cell office:value-type="float" office:value="875.923" calcext:value-type="float">
            <text:p>875.923</text:p>
          </table:table-cell>
          <table:table-cell office:value-type="float" office:value="264687616" calcext:value-type="float">
            <text:p>264687616</text:p>
          </table:table-cell>
          <table:table-cell office:value-type="float" office:value="2.97991418838501" calcext:value-type="float">
            <text:p>2.97991418838501</text:p>
          </table:table-cell>
          <table:table-cell/>
          <table:table-cell table:formula="of:=[.F39]/[.B39]*100" office:value-type="float" office:value="118.485357901185" calcext:value-type="float">
            <text:p>118.485357901185</text:p>
          </table:table-cell>
          <table:table-cell table:formula="of:=[.G39]/[.C39]*100" office:value-type="float" office:value="100.667347949957" calcext:value-type="float">
            <text:p>100.667347949957</text:p>
          </table:table-cell>
          <table:table-cell table:formula="of:=[.H39]/[.D39]*100" office:value-type="float" office:value="79.5026581137476" calcext:value-type="float">
            <text:p>79.5026581137476</text:p>
          </table:table-cell>
          <table:table-cell/>
          <table:table-cell table:formula="of:=[.J39]/[.B39]*100" office:value-type="float" office:value="120.301576968189" calcext:value-type="float">
            <text:p>120.301576968189</text:p>
          </table:table-cell>
          <table:table-cell table:formula="of:=[.K39]/[.C39]*100" office:value-type="float" office:value="100.057289731203" calcext:value-type="float">
            <text:p>100.057289731203</text:p>
          </table:table-cell>
          <table:table-cell table:formula="of:=[.L39]/[.D39]*100" office:value-type="float" office:value="103.27445537774" calcext:value-type="float">
            <text:p>103.27445537774</text:p>
          </table:table-cell>
        </table:table-row>
        <table:table-row table:style-name="ro1">
          <table:table-cell office:value-type="string" calcext:value-type="string">
            <text:p>37_4_8_4_7</text:p>
          </table:table-cell>
          <table:table-cell office:value-type="float" office:value="792.954" calcext:value-type="float">
            <text:p>792.954</text:p>
          </table:table-cell>
          <table:table-cell office:value-type="float" office:value="344973312" calcext:value-type="float">
            <text:p>344973312</text:p>
          </table:table-cell>
          <table:table-cell office:value-type="float" office:value="45.9902350902557" calcext:value-type="float">
            <text:p>45.9902350902557</text:p>
          </table:table-cell>
          <table:table-cell/>
          <table:table-cell office:value-type="float" office:value="895.802" calcext:value-type="float">
            <text:p>895.802</text:p>
          </table:table-cell>
          <table:table-cell office:value-type="float" office:value="374231040" calcext:value-type="float">
            <text:p>374231040</text:p>
          </table:table-cell>
          <table:table-cell office:value-type="float" office:value="60.7102971076965" calcext:value-type="float">
            <text:p>60.7102971076965</text:p>
          </table:table-cell>
          <table:table-cell/>
          <table:table-cell office:value-type="float" office:value="904.237" calcext:value-type="float">
            <text:p>904.237</text:p>
          </table:table-cell>
          <table:table-cell office:value-type="float" office:value="376258560" calcext:value-type="float">
            <text:p>376258560</text:p>
          </table:table-cell>
          <table:table-cell office:value-type="float" office:value="74.0120868682861" calcext:value-type="float">
            <text:p>74.0120868682861</text:p>
          </table:table-cell>
          <table:table-cell/>
          <table:table-cell table:formula="of:=[.F40]/[.B40]*100" office:value-type="float" office:value="112.970235347826" calcext:value-type="float">
            <text:p>112.970235347826</text:p>
          </table:table-cell>
          <table:table-cell table:formula="of:=[.G40]/[.C40]*100" office:value-type="float" office:value="108.481156942367" calcext:value-type="float">
            <text:p>108.481156942367</text:p>
          </table:table-cell>
          <table:table-cell table:formula="of:=[.H40]/[.D40]*100" office:value-type="float" office:value="132.006929272166" calcext:value-type="float">
            <text:p>132.006929272166</text:p>
          </table:table-cell>
          <table:table-cell/>
          <table:table-cell table:formula="of:=[.J40]/[.B40]*100" office:value-type="float" office:value="114.033979272442" calcext:value-type="float">
            <text:p>114.033979272442</text:p>
          </table:table-cell>
          <table:table-cell table:formula="of:=[.K40]/[.C40]*100" office:value-type="float" office:value="109.068889363824" calcext:value-type="float">
            <text:p>109.068889363824</text:p>
          </table:table-cell>
          <table:table-cell table:formula="of:=[.L40]/[.D40]*100" office:value-type="float" office:value="160.930003343183" calcext:value-type="float">
            <text:p>160.930003343183</text:p>
          </table:table-cell>
        </table:table-row>
        <table:table-row table:style-name="ro1">
          <table:table-cell office:value-type="string" calcext:value-type="string">
            <text:p>38_4_8_4_8</text:p>
          </table:table-cell>
          <table:table-cell office:value-type="float" office:value="467.9" calcext:value-type="float">
            <text:p>467.9</text:p>
          </table:table-cell>
          <table:table-cell office:value-type="float" office:value="204115968" calcext:value-type="float">
            <text:p>204115968</text:p>
          </table:table-cell>
          <table:table-cell office:value-type="float" office:value="1.28329610824585" calcext:value-type="float">
            <text:p>1.28329610824585</text:p>
          </table:table-cell>
          <table:table-cell/>
          <table:table-cell office:value-type="float" office:value="467.9" calcext:value-type="float">
            <text:p>467.9</text:p>
          </table:table-cell>
          <table:table-cell office:value-type="float" office:value="198291456" calcext:value-type="float">
            <text:p>198291456</text:p>
          </table:table-cell>
          <table:table-cell office:value-type="float" office:value="0.942081212997436" calcext:value-type="float">
            <text:p>0.942081212997436</text:p>
          </table:table-cell>
          <table:table-cell/>
          <table:table-cell office:value-type="float" office:value="599.007" calcext:value-type="float">
            <text:p>599.007</text:p>
          </table:table-cell>
          <table:table-cell office:value-type="float" office:value="211816448" calcext:value-type="float">
            <text:p>211816448</text:p>
          </table:table-cell>
          <table:table-cell office:value-type="float" office:value="1.76251196861267" calcext:value-type="float">
            <text:p>1.76251196861267</text:p>
          </table:table-cell>
          <table:table-cell/>
          <table:table-cell table:formula="of:=[.F41]/[.B41]*100" office:value-type="float" office:value="100" calcext:value-type="float">
            <text:p>100</text:p>
          </table:table-cell>
          <table:table-cell table:formula="of:=[.G41]/[.C41]*100" office:value-type="float" office:value="97.1464692071519" calcext:value-type="float">
            <text:p>97.1464692071519</text:p>
          </table:table-cell>
          <table:table-cell table:formula="of:=[.H41]/[.D41]*100" office:value-type="float" office:value="73.411055090409" calcext:value-type="float">
            <text:p>73.411055090409</text:p>
          </table:table-cell>
          <table:table-cell/>
          <table:table-cell table:formula="of:=[.J41]/[.B41]*100" office:value-type="float" office:value="128.02030348365" calcext:value-type="float">
            <text:p>128.02030348365</text:p>
          </table:table-cell>
          <table:table-cell table:formula="of:=[.K41]/[.C41]*100" office:value-type="float" office:value="103.772600485622" calcext:value-type="float">
            <text:p>103.772600485622</text:p>
          </table:table-cell>
          <table:table-cell table:formula="of:=[.L41]/[.D41]*100" office:value-type="float" office:value="137.342578792814" calcext:value-type="float">
            <text:p>137.342578792814</text:p>
          </table:table-cell>
        </table:table-row>
        <table:table-row table:style-name="ro1">
          <table:table-cell office:value-type="string" calcext:value-type="string">
            <text:p>39_4_8_4_9</text:p>
          </table:table-cell>
          <table:table-cell office:value-type="float" office:value="730.069" calcext:value-type="float">
            <text:p>730.069</text:p>
          </table:table-cell>
          <table:table-cell office:value-type="float" office:value="215232512" calcext:value-type="float">
            <text:p>215232512</text:p>
          </table:table-cell>
          <table:table-cell office:value-type="float" office:value="1.31903481483459" calcext:value-type="float">
            <text:p>1.31903481483459</text:p>
          </table:table-cell>
          <table:table-cell/>
          <table:table-cell office:value-type="float" office:value="773.927" calcext:value-type="float">
            <text:p>773.927</text:p>
          </table:table-cell>
          <table:table-cell office:value-type="float" office:value="223612928" calcext:value-type="float">
            <text:p>223612928</text:p>
          </table:table-cell>
          <table:table-cell office:value-type="float" office:value="2.1719958782196" calcext:value-type="float">
            <text:p>2.1719958782196</text:p>
          </table:table-cell>
          <table:table-cell/>
          <table:table-cell office:value-type="float" office:value="837.026" calcext:value-type="float">
            <text:p>837.026</text:p>
          </table:table-cell>
          <table:table-cell office:value-type="float" office:value="213381120" calcext:value-type="float">
            <text:p>213381120</text:p>
          </table:table-cell>
          <table:table-cell office:value-type="float" office:value="1.55463695526123" calcext:value-type="float">
            <text:p>1.55463695526123</text:p>
          </table:table-cell>
          <table:table-cell/>
          <table:table-cell table:formula="of:=[.F42]/[.B42]*100" office:value-type="float" office:value="106.007377384877" calcext:value-type="float">
            <text:p>106.007377384877</text:p>
          </table:table-cell>
          <table:table-cell table:formula="of:=[.G42]/[.C42]*100" office:value-type="float" office:value="103.893657106971" calcext:value-type="float">
            <text:p>103.893657106971</text:p>
          </table:table-cell>
          <table:table-cell table:formula="of:=[.H42]/[.D42]*100" office:value-type="float" office:value="164.665545881893" calcext:value-type="float">
            <text:p>164.665545881893</text:p>
          </table:table-cell>
          <table:table-cell/>
          <table:table-cell table:formula="of:=[.J42]/[.B42]*100" office:value-type="float" office:value="114.6502590851" calcext:value-type="float">
            <text:p>114.6502590851</text:p>
          </table:table-cell>
          <table:table-cell table:formula="of:=[.K42]/[.C42]*100" office:value-type="float" office:value="99.139817687023" calcext:value-type="float">
            <text:p>99.139817687023</text:p>
          </table:table-cell>
          <table:table-cell table:formula="of:=[.L42]/[.D42]*100" office:value-type="float" office:value="117.861707498311" calcext:value-type="float">
            <text:p>117.861707498311</text:p>
          </table:table-cell>
        </table:table-row>
        <table:table-row table:style-name="ro1">
          <table:table-cell office:value-type="string" calcext:value-type="string">
            <text:p>40_4_8_4_10</text:p>
          </table:table-cell>
          <table:table-cell office:value-type="float" office:value="635.016" calcext:value-type="float">
            <text:p>635.016</text:p>
          </table:table-cell>
          <table:table-cell office:value-type="float" office:value="358531072" calcext:value-type="float">
            <text:p>358531072</text:p>
          </table:table-cell>
          <table:table-cell office:value-type="float" office:value="45.0675392150879" calcext:value-type="float">
            <text:p>45.0675392150879</text:p>
          </table:table-cell>
          <table:table-cell/>
          <table:table-cell office:value-type="float" office:value="673.444" calcext:value-type="float">
            <text:p>673.444</text:p>
          </table:table-cell>
          <table:table-cell office:value-type="float" office:value="317628416" calcext:value-type="float">
            <text:p>317628416</text:p>
          </table:table-cell>
          <table:table-cell office:value-type="float" office:value="22.2354409694672" calcext:value-type="float">
            <text:p>22.2354409694672</text:p>
          </table:table-cell>
          <table:table-cell/>
          <table:table-cell office:value-type="float" office:value="727.964" calcext:value-type="float">
            <text:p>727.964</text:p>
          </table:table-cell>
          <table:table-cell office:value-type="float" office:value="329912320" calcext:value-type="float">
            <text:p>329912320</text:p>
          </table:table-cell>
          <table:table-cell office:value-type="float" office:value="39.6977360248566" calcext:value-type="float">
            <text:p>39.6977360248566</text:p>
          </table:table-cell>
          <table:table-cell/>
          <table:table-cell table:formula="of:=[.F43]/[.B43]*100" office:value-type="float" office:value="106.05150106454" calcext:value-type="float">
            <text:p>106.05150106454</text:p>
          </table:table-cell>
          <table:table-cell table:formula="of:=[.G43]/[.C43]*100" office:value-type="float" office:value="88.5916007859982" calcext:value-type="float">
            <text:p>88.5916007859982</text:p>
          </table:table-cell>
          <table:table-cell table:formula="of:=[.H43]/[.D43]*100" office:value-type="float" office:value="49.3380409863229" calcext:value-type="float">
            <text:p>49.3380409863229</text:p>
          </table:table-cell>
          <table:table-cell/>
          <table:table-cell table:formula="of:=[.J43]/[.B43]*100" office:value-type="float" office:value="114.637111505852" calcext:value-type="float">
            <text:p>114.637111505852</text:p>
          </table:table-cell>
          <table:table-cell table:formula="of:=[.K43]/[.C43]*100" office:value-type="float" office:value="92.0177763560755" calcext:value-type="float">
            <text:p>92.0177763560755</text:p>
          </table:table-cell>
          <table:table-cell table:formula="of:=[.L43]/[.D43]*100" office:value-type="float" office:value="88.0849869246165" calcext:value-type="float">
            <text:p>88.0849869246165</text:p>
          </table:table-cell>
        </table:table-row>
        <table:table-row table:style-name="ro1">
          <table:table-cell office:value-type="string" calcext:value-type="string">
            <text:p>41_4_8_4_11</text:p>
          </table:table-cell>
          <table:table-cell office:value-type="float" office:value="697.743" calcext:value-type="float">
            <text:p>697.743</text:p>
          </table:table-cell>
          <table:table-cell office:value-type="float" office:value="292360192" calcext:value-type="float">
            <text:p>292360192</text:p>
          </table:table-cell>
          <table:table-cell office:value-type="float" office:value="17.4032821655273" calcext:value-type="float">
            <text:p>17.4032821655273</text:p>
          </table:table-cell>
          <table:table-cell/>
          <table:table-cell office:value-type="float" office:value="754.674" calcext:value-type="float">
            <text:p>754.674</text:p>
          </table:table-cell>
          <table:table-cell office:value-type="float" office:value="300396544" calcext:value-type="float">
            <text:p>300396544</text:p>
          </table:table-cell>
          <table:table-cell office:value-type="float" office:value="16.9932291507721" calcext:value-type="float">
            <text:p>16.9932291507721</text:p>
          </table:table-cell>
          <table:table-cell/>
          <table:table-cell office:value-type="float" office:value="778.058" calcext:value-type="float">
            <text:p>778.058</text:p>
          </table:table-cell>
          <table:table-cell office:value-type="float" office:value="284020736" calcext:value-type="float">
            <text:p>284020736</text:p>
          </table:table-cell>
          <table:table-cell office:value-type="float" office:value="8.68390703201294" calcext:value-type="float">
            <text:p>8.68390703201294</text:p>
          </table:table-cell>
          <table:table-cell/>
          <table:table-cell table:formula="of:=[.F44]/[.B44]*100" office:value-type="float" office:value="108.159307940029" calcext:value-type="float">
            <text:p>108.159307940029</text:p>
          </table:table-cell>
          <table:table-cell table:formula="of:=[.G44]/[.C44]*100" office:value-type="float" office:value="102.748784622497" calcext:value-type="float">
            <text:p>102.748784622497</text:p>
          </table:table-cell>
          <table:table-cell table:formula="of:=[.H44]/[.D44]*100" office:value-type="float" office:value="97.6438179255208" calcext:value-type="float">
            <text:p>97.6438179255208</text:p>
          </table:table-cell>
          <table:table-cell/>
          <table:table-cell table:formula="of:=[.J44]/[.B44]*100" office:value-type="float" office:value="111.510685166315" calcext:value-type="float">
            <text:p>111.510685166315</text:p>
          </table:table-cell>
          <table:table-cell table:formula="of:=[.K44]/[.C44]*100" office:value-type="float" office:value="97.1475405242585" calcext:value-type="float">
            <text:p>97.1475405242585</text:p>
          </table:table-cell>
          <table:table-cell table:formula="of:=[.L44]/[.D44]*100" office:value-type="float" office:value="49.8980993896322" calcext:value-type="float">
            <text:p>49.8980993896322</text:p>
          </table:table-cell>
        </table:table-row>
        <table:table-row table:style-name="ro1">
          <table:table-cell office:value-type="string" calcext:value-type="string">
            <text:p>42_4_8_4_12</text:p>
          </table:table-cell>
          <table:table-cell office:value-type="float" office:value="676.086" calcext:value-type="float">
            <text:p>676.086</text:p>
          </table:table-cell>
          <table:table-cell office:value-type="float" office:value="198594560" calcext:value-type="float">
            <text:p>198594560</text:p>
          </table:table-cell>
          <table:table-cell office:value-type="float" office:value="0.651620149612427" calcext:value-type="float">
            <text:p>0.651620149612427</text:p>
          </table:table-cell>
          <table:table-cell/>
          <table:table-cell office:value-type="float" office:value="678.361" calcext:value-type="float">
            <text:p>678.361</text:p>
          </table:table-cell>
          <table:table-cell office:value-type="float" office:value="203694080" calcext:value-type="float">
            <text:p>203694080</text:p>
          </table:table-cell>
          <table:table-cell office:value-type="float" office:value="1.0725998878479" calcext:value-type="float">
            <text:p>1.0725998878479</text:p>
          </table:table-cell>
          <table:table-cell/>
          <table:table-cell office:value-type="float" office:value="735.711" calcext:value-type="float">
            <text:p>735.711</text:p>
          </table:table-cell>
          <table:table-cell office:value-type="float" office:value="189890560" calcext:value-type="float">
            <text:p>189890560</text:p>
          </table:table-cell>
          <table:table-cell office:value-type="float" office:value="0.652691125869751" calcext:value-type="float">
            <text:p>0.652691125869751</text:p>
          </table:table-cell>
          <table:table-cell/>
          <table:table-cell table:formula="of:=[.F45]/[.B45]*100" office:value-type="float" office:value="100.33649565292" calcext:value-type="float">
            <text:p>100.33649565292</text:p>
          </table:table-cell>
          <table:table-cell table:formula="of:=[.G45]/[.C45]*100" office:value-type="float" office:value="102.567804475611" calcext:value-type="float">
            <text:p>102.567804475611</text:p>
          </table:table-cell>
          <table:table-cell table:formula="of:=[.H45]/[.D45]*100" office:value-type="float" office:value="164.605082959123" calcext:value-type="float">
            <text:p>164.605082959123</text:p>
          </table:table-cell>
          <table:table-cell/>
          <table:table-cell table:formula="of:=[.J45]/[.B45]*100" office:value-type="float" office:value="108.819144310043" calcext:value-type="float">
            <text:p>108.819144310043</text:p>
          </table:table-cell>
          <table:table-cell table:formula="of:=[.K45]/[.C45]*100" office:value-type="float" office:value="95.6172011962463" calcext:value-type="float">
            <text:p>95.6172011962463</text:p>
          </table:table-cell>
          <table:table-cell table:formula="of:=[.L45]/[.D45]*100" office:value-type="float" office:value="100.164355914709" calcext:value-type="float">
            <text:p>100.164355914709</text:p>
          </table:table-cell>
        </table:table-row>
        <table:table-row table:style-name="ro1">
          <table:table-cell office:value-type="string" calcext:value-type="string">
            <text:p>43_4_8_4_13</text:p>
          </table:table-cell>
          <table:table-cell office:value-type="float" office:value="602.584" calcext:value-type="float">
            <text:p>602.584</text:p>
          </table:table-cell>
          <table:table-cell office:value-type="float" office:value="417935360" calcext:value-type="float">
            <text:p>417935360</text:p>
          </table:table-cell>
          <table:table-cell office:value-type="float" office:value="64.4046680927277" calcext:value-type="float">
            <text:p>64.4046680927277</text:p>
          </table:table-cell>
          <table:table-cell/>
          <table:table-cell office:value-type="float" office:value="629.644" calcext:value-type="float">
            <text:p>629.644</text:p>
          </table:table-cell>
          <table:table-cell office:value-type="float" office:value="410759168" calcext:value-type="float">
            <text:p>410759168</text:p>
          </table:table-cell>
          <table:table-cell office:value-type="float" office:value="91.2106919288635" calcext:value-type="float">
            <text:p>91.2106919288635</text:p>
          </table:table-cell>
          <table:table-cell/>
          <table:table-cell office:value-type="float" office:value="653.347" calcext:value-type="float">
            <text:p>653.347</text:p>
          </table:table-cell>
          <table:table-cell office:value-type="float" office:value="390291456" calcext:value-type="float">
            <text:p>390291456</text:p>
          </table:table-cell>
          <table:table-cell office:value-type="float" office:value="81.6893329620361" calcext:value-type="float">
            <text:p>81.6893329620361</text:p>
          </table:table-cell>
          <table:table-cell/>
          <table:table-cell table:formula="of:=[.F46]/[.B46]*100" office:value-type="float" office:value="104.490660223305" calcext:value-type="float">
            <text:p>104.490660223305</text:p>
          </table:table-cell>
          <table:table-cell table:formula="of:=[.G46]/[.C46]*100" office:value-type="float" office:value="98.2829421277013" calcext:value-type="float">
            <text:p>98.2829421277013</text:p>
          </table:table-cell>
          <table:table-cell table:formula="of:=[.H46]/[.D46]*100" office:value-type="float" office:value="141.621243661316" calcext:value-type="float">
            <text:p>141.621243661316</text:p>
          </table:table-cell>
          <table:table-cell/>
          <table:table-cell table:formula="of:=[.J46]/[.B46]*100" office:value-type="float" office:value="108.424219693852" calcext:value-type="float">
            <text:p>108.424219693852</text:p>
          </table:table-cell>
          <table:table-cell table:formula="of:=[.K46]/[.C46]*100" office:value-type="float" office:value="93.3856029793698" calcext:value-type="float">
            <text:p>93.3856029793698</text:p>
          </table:table-cell>
          <table:table-cell table:formula="of:=[.L46]/[.D46]*100" office:value-type="float" office:value="126.837596374882" calcext:value-type="float">
            <text:p>126.837596374882</text:p>
          </table:table-cell>
        </table:table-row>
        <table:table-row table:style-name="ro1">
          <table:table-cell office:value-type="string" calcext:value-type="string">
            <text:p>44_4_8_4_14</text:p>
          </table:table-cell>
          <table:table-cell office:value-type="float" office:value="861.094" calcext:value-type="float">
            <text:p>861.094</text:p>
          </table:table-cell>
          <table:table-cell office:value-type="float" office:value="291577856" calcext:value-type="float">
            <text:p>291577856</text:p>
          </table:table-cell>
          <table:table-cell office:value-type="float" office:value="7.23540711402893" calcext:value-type="float">
            <text:p>7.23540711402893</text:p>
          </table:table-cell>
          <table:table-cell/>
          <table:table-cell office:value-type="float" office:value="897.468" calcext:value-type="float">
            <text:p>897.468</text:p>
          </table:table-cell>
          <table:table-cell office:value-type="float" office:value="286175232" calcext:value-type="float">
            <text:p>286175232</text:p>
          </table:table-cell>
          <table:table-cell office:value-type="float" office:value="9.46701288223267" calcext:value-type="float">
            <text:p>9.46701288223267</text:p>
          </table:table-cell>
          <table:table-cell/>
          <table:table-cell office:value-type="float" office:value="963.361" calcext:value-type="float">
            <text:p>963.361</text:p>
          </table:table-cell>
          <table:table-cell office:value-type="float" office:value="283291648" calcext:value-type="float">
            <text:p>283291648</text:p>
          </table:table-cell>
          <table:table-cell office:value-type="float" office:value="9.88639497756958" calcext:value-type="float">
            <text:p>9.88639497756958</text:p>
          </table:table-cell>
          <table:table-cell/>
          <table:table-cell table:formula="of:=[.F47]/[.B47]*100" office:value-type="float" office:value="104.224161357529" calcext:value-type="float">
            <text:p>104.224161357529</text:p>
          </table:table-cell>
          <table:table-cell table:formula="of:=[.G47]/[.C47]*100" office:value-type="float" office:value="98.1471075773326" calcext:value-type="float">
            <text:p>98.1471075773326</text:p>
          </table:table-cell>
          <table:table-cell table:formula="of:=[.H47]/[.D47]*100" office:value-type="float" office:value="130.842850070963" calcext:value-type="float">
            <text:p>130.842850070963</text:p>
          </table:table-cell>
          <table:table-cell/>
          <table:table-cell table:formula="of:=[.J47]/[.B47]*100" office:value-type="float" office:value="111.876403737571" calcext:value-type="float">
            <text:p>111.876403737571</text:p>
          </table:table-cell>
          <table:table-cell table:formula="of:=[.K47]/[.C47]*100" office:value-type="float" office:value="97.1581490742562" calcext:value-type="float">
            <text:p>97.1581490742562</text:p>
          </table:table-cell>
          <table:table-cell table:formula="of:=[.L47]/[.D47]*100" office:value-type="float" office:value="136.63909745176" calcext:value-type="float">
            <text:p>136.63909745176</text:p>
          </table:table-cell>
        </table:table-row>
        <table:table-row table:style-name="ro1">
          <table:table-cell office:value-type="string" calcext:value-type="string">
            <text:p>45_4_8_4_15</text:p>
          </table:table-cell>
          <table:table-cell office:value-type="float" office:value="877.256" calcext:value-type="float">
            <text:p>877.256</text:p>
          </table:table-cell>
          <table:table-cell office:value-type="float" office:value="311238656" calcext:value-type="float">
            <text:p>311238656</text:p>
          </table:table-cell>
          <table:table-cell office:value-type="float" office:value="17.6025919914246" calcext:value-type="float">
            <text:p>17.6025919914246</text:p>
          </table:table-cell>
          <table:table-cell/>
          <table:table-cell office:value-type="float" office:value="968.52" calcext:value-type="float">
            <text:p>968.52</text:p>
          </table:table-cell>
          <table:table-cell office:value-type="float" office:value="287281152" calcext:value-type="float">
            <text:p>287281152</text:p>
          </table:table-cell>
          <table:table-cell office:value-type="float" office:value="19.2302079200745" calcext:value-type="float">
            <text:p>19.2302079200745</text:p>
          </table:table-cell>
          <table:table-cell/>
          <table:table-cell office:value-type="float" office:value="1028.457" calcext:value-type="float">
            <text:p>1028.457</text:p>
          </table:table-cell>
          <table:table-cell office:value-type="float" office:value="302215168" calcext:value-type="float">
            <text:p>302215168</text:p>
          </table:table-cell>
          <table:table-cell office:value-type="float" office:value="15.2417318820953" calcext:value-type="float">
            <text:p>15.2417318820953</text:p>
          </table:table-cell>
          <table:table-cell/>
          <table:table-cell table:formula="of:=[.F48]/[.B48]*100" office:value-type="float" office:value="110.403348623435" calcext:value-type="float">
            <text:p>110.403348623435</text:p>
          </table:table-cell>
          <table:table-cell table:formula="of:=[.G48]/[.C48]*100" office:value-type="float" office:value="92.302529413313" calcext:value-type="float">
            <text:p>92.302529413313</text:p>
          </table:table-cell>
          <table:table-cell table:formula="of:=[.H48]/[.D48]*100" office:value-type="float" office:value="109.246456030128" calcext:value-type="float">
            <text:p>109.246456030128</text:p>
          </table:table-cell>
          <table:table-cell/>
          <table:table-cell table:formula="of:=[.J48]/[.B48]*100" office:value-type="float" office:value="117.235675789051" calcext:value-type="float">
            <text:p>117.235675789051</text:p>
          </table:table-cell>
          <table:table-cell table:formula="of:=[.K48]/[.C48]*100" office:value-type="float" office:value="97.100781722949" calcext:value-type="float">
            <text:p>97.100781722949</text:p>
          </table:table-cell>
          <table:table-cell table:formula="of:=[.L48]/[.D48]*100" office:value-type="float" office:value="86.5879973217613" calcext:value-type="float">
            <text:p>86.5879973217613</text:p>
          </table:table-cell>
        </table:table-row>
        <table:table-row table:style-name="ro1">
          <table:table-cell office:value-type="string" calcext:value-type="string">
            <text:p>46_4_8_4_16</text:p>
          </table:table-cell>
          <table:table-cell office:value-type="float" office:value="737.782" calcext:value-type="float">
            <text:p>737.782</text:p>
          </table:table-cell>
          <table:table-cell office:value-type="float" office:value="930168832" calcext:value-type="float">
            <text:p>930168832</text:p>
          </table:table-cell>
          <table:table-cell office:value-type="float" office:value="487.542750120163" calcext:value-type="float">
            <text:p>487.542750120163</text:p>
          </table:table-cell>
          <table:table-cell/>
          <table:table-cell office:value-type="float" office:value="799.403" calcext:value-type="float">
            <text:p>799.403</text:p>
          </table:table-cell>
          <table:table-cell office:value-type="float" office:value="1279401984" calcext:value-type="float">
            <text:p>1279401984</text:p>
          </table:table-cell>
          <table:table-cell office:value-type="float" office:value="659.502089977264" calcext:value-type="float">
            <text:p>659.502089977264</text:p>
          </table:table-cell>
          <table:table-cell/>
          <table:table-cell office:value-type="float" office:value="809.279" calcext:value-type="float">
            <text:p>809.279</text:p>
          </table:table-cell>
          <table:table-cell office:value-type="float" office:value="2033807360" calcext:value-type="float">
            <text:p>2033807360</text:p>
          </table:table-cell>
          <table:table-cell office:value-type="float" office:value="1735.35299396515" calcext:value-type="float">
            <text:p>1735.35299396515</text:p>
          </table:table-cell>
          <table:table-cell/>
          <table:table-cell table:formula="of:=[.F49]/[.B49]*100" office:value-type="float" office:value="108.352196177191" calcext:value-type="float">
            <text:p>108.352196177191</text:p>
          </table:table-cell>
          <table:table-cell table:formula="of:=[.G49]/[.C49]*100" office:value-type="float" office:value="137.545135892061" calcext:value-type="float">
            <text:p>137.545135892061</text:p>
          </table:table-cell>
          <table:table-cell table:formula="of:=[.H49]/[.D49]*100" office:value-type="float" office:value="135.270617769358" calcext:value-type="float">
            <text:p>135.270617769358</text:p>
          </table:table-cell>
          <table:table-cell/>
          <table:table-cell table:formula="of:=[.J49]/[.B49]*100" office:value-type="float" office:value="109.69080297432" calcext:value-type="float">
            <text:p>109.69080297432</text:p>
          </table:table-cell>
          <table:table-cell table:formula="of:=[.K49]/[.C49]*100" office:value-type="float" office:value="218.649269899424" calcext:value-type="float">
            <text:p>218.649269899424</text:p>
          </table:table-cell>
          <table:table-cell table:formula="of:=[.L49]/[.D49]*100" office:value-type="float" office:value="355.938631748179" calcext:value-type="float">
            <text:p>355.938631748179</text:p>
          </table:table-cell>
        </table:table-row>
        <table:table-row table:style-name="ro1">
          <table:table-cell office:value-type="string" calcext:value-type="string">
            <text:p>47_4_8_4_17</text:p>
          </table:table-cell>
          <table:table-cell office:value-type="float" office:value="673.076" calcext:value-type="float">
            <text:p>673.076</text:p>
          </table:table-cell>
          <table:table-cell office:value-type="float" office:value="277319680" calcext:value-type="float">
            <text:p>277319680</text:p>
          </table:table-cell>
          <table:table-cell office:value-type="float" office:value="3.71670603752136" calcext:value-type="float">
            <text:p>3.71670603752136</text:p>
          </table:table-cell>
          <table:table-cell/>
          <table:table-cell office:value-type="float" office:value="768.478" calcext:value-type="float">
            <text:p>768.478</text:p>
          </table:table-cell>
          <table:table-cell office:value-type="float" office:value="275419136" calcext:value-type="float">
            <text:p>275419136</text:p>
          </table:table-cell>
          <table:table-cell office:value-type="float" office:value="7.4413640499115" calcext:value-type="float">
            <text:p>7.4413640499115</text:p>
          </table:table-cell>
          <table:table-cell/>
          <table:table-cell office:value-type="float" office:value="808.408" calcext:value-type="float">
            <text:p>808.408</text:p>
          </table:table-cell>
          <table:table-cell office:value-type="float" office:value="268935168" calcext:value-type="float">
            <text:p>268935168</text:p>
          </table:table-cell>
          <table:table-cell office:value-type="float" office:value="6.06850099563599" calcext:value-type="float">
            <text:p>6.06850099563599</text:p>
          </table:table-cell>
          <table:table-cell/>
          <table:table-cell table:formula="of:=[.F50]/[.B50]*100" office:value-type="float" office:value="114.174030867242" calcext:value-type="float">
            <text:p>114.174030867242</text:p>
          </table:table-cell>
          <table:table-cell table:formula="of:=[.G50]/[.C50]*100" office:value-type="float" office:value="99.3146739531792" calcext:value-type="float">
            <text:p>99.3146739531792</text:p>
          </table:table-cell>
          <table:table-cell table:formula="of:=[.H50]/[.D50]*100" office:value-type="float" office:value="200.213952214367" calcext:value-type="float">
            <text:p>200.213952214367</text:p>
          </table:table-cell>
          <table:table-cell/>
          <table:table-cell table:formula="of:=[.J50]/[.B50]*100" office:value-type="float" office:value="120.106496146052" calcext:value-type="float">
            <text:p>120.106496146052</text:p>
          </table:table-cell>
          <table:table-cell table:formula="of:=[.K50]/[.C50]*100" office:value-type="float" office:value="96.9765896167196" calcext:value-type="float">
            <text:p>96.9765896167196</text:p>
          </table:table-cell>
          <table:table-cell table:formula="of:=[.L50]/[.D50]*100" office:value-type="float" office:value="163.276324099148" calcext:value-type="float">
            <text:p>163.276324099148</text:p>
          </table:table-cell>
        </table:table-row>
        <table:table-row table:style-name="ro1">
          <table:table-cell office:value-type="string" calcext:value-type="string">
            <text:p>48_4_8_4_18</text:p>
          </table:table-cell>
          <table:table-cell office:value-type="float" office:value="1009.014" calcext:value-type="float">
            <text:p>1009.014</text:p>
          </table:table-cell>
          <table:table-cell office:value-type="float" office:value="421937152" calcext:value-type="float">
            <text:p>421937152</text:p>
          </table:table-cell>
          <table:table-cell office:value-type="float" office:value="44.4846248626709" calcext:value-type="float">
            <text:p>44.4846248626709</text:p>
          </table:table-cell>
          <table:table-cell/>
          <table:table-cell office:value-type="float" office:value="1086.427" calcext:value-type="float">
            <text:p>1086.427</text:p>
          </table:table-cell>
          <table:table-cell office:value-type="float" office:value="402632704" calcext:value-type="float">
            <text:p>402632704</text:p>
          </table:table-cell>
          <table:table-cell office:value-type="float" office:value="49.7949697971344" calcext:value-type="float">
            <text:p>49.7949697971344</text:p>
          </table:table-cell>
          <table:table-cell/>
          <table:table-cell office:value-type="float" office:value="1128.156" calcext:value-type="float">
            <text:p>1128.156</text:p>
          </table:table-cell>
          <table:table-cell office:value-type="float" office:value="396042240" calcext:value-type="float">
            <text:p>396042240</text:p>
          </table:table-cell>
          <table:table-cell office:value-type="float" office:value="43.5822839736939" calcext:value-type="float">
            <text:p>43.5822839736939</text:p>
          </table:table-cell>
          <table:table-cell/>
          <table:table-cell table:formula="of:=[.F51]/[.B51]*100" office:value-type="float" office:value="107.672143300291" calcext:value-type="float">
            <text:p>107.672143300291</text:p>
          </table:table-cell>
          <table:table-cell table:formula="of:=[.G51]/[.C51]*100" office:value-type="float" office:value="95.4248048771017" calcext:value-type="float">
            <text:p>95.4248048771017</text:p>
          </table:table-cell>
          <table:table-cell table:formula="of:=[.H51]/[.D51]*100" office:value-type="float" office:value="111.937483907883" calcext:value-type="float">
            <text:p>111.937483907883</text:p>
          </table:table-cell>
          <table:table-cell/>
          <table:table-cell table:formula="of:=[.J51]/[.B51]*100" office:value-type="float" office:value="111.807764808021" calcext:value-type="float">
            <text:p>111.807764808021</text:p>
          </table:table-cell>
          <table:table-cell table:formula="of:=[.K51]/[.C51]*100" office:value-type="float" office:value="93.8628509299887" calcext:value-type="float">
            <text:p>93.8628509299887</text:p>
          </table:table-cell>
          <table:table-cell table:formula="of:=[.L51]/[.D51]*100" office:value-type="float" office:value="97.9715668239023" calcext:value-type="float">
            <text:p>97.9715668239023</text:p>
          </table:table-cell>
        </table:table-row>
        <table:table-row table:style-name="ro1">
          <table:table-cell office:value-type="string" calcext:value-type="string">
            <text:p>49_4_8_4_19</text:p>
          </table:table-cell>
          <table:table-cell office:value-type="float" office:value="680.266" calcext:value-type="float">
            <text:p>680.266</text:p>
          </table:table-cell>
          <table:table-cell office:value-type="float" office:value="306528256" calcext:value-type="float">
            <text:p>306528256</text:p>
          </table:table-cell>
          <table:table-cell office:value-type="float" office:value="32.7234179973602" calcext:value-type="float">
            <text:p>32.7234179973602</text:p>
          </table:table-cell>
          <table:table-cell/>
          <table:table-cell office:value-type="float" office:value="742.221" calcext:value-type="float">
            <text:p>742.221</text:p>
          </table:table-cell>
          <table:table-cell office:value-type="float" office:value="314699776" calcext:value-type="float">
            <text:p>314699776</text:p>
          </table:table-cell>
          <table:table-cell office:value-type="float" office:value="35.6523818969727" calcext:value-type="float">
            <text:p>35.6523818969727</text:p>
          </table:table-cell>
          <table:table-cell/>
          <table:table-cell office:value-type="float" office:value="768.076" calcext:value-type="float">
            <text:p>768.076</text:p>
          </table:table-cell>
          <table:table-cell office:value-type="float" office:value="298135552" calcext:value-type="float">
            <text:p>298135552</text:p>
          </table:table-cell>
          <table:table-cell office:value-type="float" office:value="17.6686251163483" calcext:value-type="float">
            <text:p>17.6686251163483</text:p>
          </table:table-cell>
          <table:table-cell/>
          <table:table-cell table:formula="of:=[.F52]/[.B52]*100" office:value-type="float" office:value="109.107466785052" calcext:value-type="float">
            <text:p>109.107466785052</text:p>
          </table:table-cell>
          <table:table-cell table:formula="of:=[.G52]/[.C52]*100" office:value-type="float" office:value="102.665829280026" calcext:value-type="float">
            <text:p>102.665829280026</text:p>
          </table:table-cell>
          <table:table-cell table:formula="of:=[.H52]/[.D52]*100" office:value-type="float" office:value="108.9506661555" calcext:value-type="float">
            <text:p>108.9506661555</text:p>
          </table:table-cell>
          <table:table-cell/>
          <table:table-cell table:formula="of:=[.J52]/[.B52]*100" office:value-type="float" office:value="112.90818591551" calcext:value-type="float">
            <text:p>112.90818591551</text:p>
          </table:table-cell>
          <table:table-cell table:formula="of:=[.K52]/[.C52]*100" office:value-type="float" office:value="97.2620129349511" calcext:value-type="float">
            <text:p>97.2620129349511</text:p>
          </table:table-cell>
          <table:table-cell table:formula="of:=[.L52]/[.D52]*100" office:value-type="float" office:value="53.9938252103543" calcext:value-type="float">
            <text:p>53.9938252103543</text:p>
          </table:table-cell>
        </table:table-row>
        <table:table-row table:style-name="ro1">
          <table:table-cell office:value-type="string" calcext:value-type="string">
            <text:p>50_4_8_4_20</text:p>
          </table:table-cell>
          <table:table-cell office:value-type="float" office:value="560.516" calcext:value-type="float">
            <text:p>560.516</text:p>
          </table:table-cell>
          <table:table-cell office:value-type="float" office:value="253960192" calcext:value-type="float">
            <text:p>253960192</text:p>
          </table:table-cell>
          <table:table-cell office:value-type="float" office:value="2.35052609443665" calcext:value-type="float">
            <text:p>2.35052609443665</text:p>
          </table:table-cell>
          <table:table-cell/>
          <table:table-cell office:value-type="float" office:value="605.087" calcext:value-type="float">
            <text:p>605.087</text:p>
          </table:table-cell>
          <table:table-cell office:value-type="float" office:value="255426560" calcext:value-type="float">
            <text:p>255426560</text:p>
          </table:table-cell>
          <table:table-cell office:value-type="float" office:value="3.65766310691833" calcext:value-type="float">
            <text:p>3.65766310691833</text:p>
          </table:table-cell>
          <table:table-cell/>
          <table:table-cell office:value-type="float" office:value="617.408" calcext:value-type="float">
            <text:p>617.408</text:p>
          </table:table-cell>
          <table:table-cell office:value-type="float" office:value="240930816" calcext:value-type="float">
            <text:p>240930816</text:p>
          </table:table-cell>
          <table:table-cell office:value-type="float" office:value="1.77224087715149" calcext:value-type="float">
            <text:p>1.77224087715149</text:p>
          </table:table-cell>
          <table:table-cell/>
          <table:table-cell table:formula="of:=[.F53]/[.B53]*100" office:value-type="float" office:value="107.951780145437" calcext:value-type="float">
            <text:p>107.951780145437</text:p>
          </table:table-cell>
          <table:table-cell table:formula="of:=[.G53]/[.C53]*100" office:value-type="float" office:value="100.577400729009" calcext:value-type="float">
            <text:p>100.577400729009</text:p>
          </table:table-cell>
          <table:table-cell table:formula="of:=[.H53]/[.D53]*100" office:value-type="float" office:value="155.610402095747" calcext:value-type="float">
            <text:p>155.610402095747</text:p>
          </table:table-cell>
          <table:table-cell/>
          <table:table-cell table:formula="of:=[.J53]/[.B53]*100" office:value-type="float" office:value="110.149933275767" calcext:value-type="float">
            <text:p>110.149933275767</text:p>
          </table:table-cell>
          <table:table-cell table:formula="of:=[.K53]/[.C53]*100" office:value-type="float" office:value="94.8695203380536" calcext:value-type="float">
            <text:p>94.8695203380536</text:p>
          </table:table-cell>
          <table:table-cell table:formula="of:=[.L53]/[.D53]*100" office:value-type="float" office:value="75.3976261461689" calcext:value-type="float">
            <text:p>75.3976261461689</text:p>
          </table:table-cell>
        </table:table-row>
        <table:table-row table:style-name="ro1">
          <table:table-cell office:value-type="string" calcext:value-type="string">
            <text:p>51_4_8_4_21</text:p>
          </table:table-cell>
          <table:table-cell office:value-type="float" office:value="503.239" calcext:value-type="float">
            <text:p>503.239</text:p>
          </table:table-cell>
          <table:table-cell office:value-type="float" office:value="281837568" calcext:value-type="float">
            <text:p>281837568</text:p>
          </table:table-cell>
          <table:table-cell office:value-type="float" office:value="7.05494785308838" calcext:value-type="float">
            <text:p>7.05494785308838</text:p>
          </table:table-cell>
          <table:table-cell/>
          <table:table-cell office:value-type="float" office:value="559.001" calcext:value-type="float">
            <text:p>559.001</text:p>
          </table:table-cell>
          <table:table-cell office:value-type="float" office:value="288989184" calcext:value-type="float">
            <text:p>288989184</text:p>
          </table:table-cell>
          <table:table-cell office:value-type="float" office:value="8.37249183654785" calcext:value-type="float">
            <text:p>8.37249183654785</text:p>
          </table:table-cell>
          <table:table-cell/>
          <table:table-cell office:value-type="float" office:value="599.47" calcext:value-type="float">
            <text:p>599.47</text:p>
          </table:table-cell>
          <table:table-cell office:value-type="float" office:value="289447936" calcext:value-type="float">
            <text:p>289447936</text:p>
          </table:table-cell>
          <table:table-cell office:value-type="float" office:value="9.84473085403442" calcext:value-type="float">
            <text:p>9.84473085403442</text:p>
          </table:table-cell>
          <table:table-cell/>
          <table:table-cell table:formula="of:=[.F54]/[.B54]*100" office:value-type="float" office:value="111.08061974529" calcext:value-type="float">
            <text:p>111.08061974529</text:p>
          </table:table-cell>
          <table:table-cell table:formula="of:=[.G54]/[.C54]*100" office:value-type="float" office:value="102.537495640042" calcext:value-type="float">
            <text:p>102.537495640042</text:p>
          </table:table-cell>
          <table:table-cell table:formula="of:=[.H54]/[.D54]*100" office:value-type="float" office:value="118.675460271229" calcext:value-type="float">
            <text:p>118.675460271229</text:p>
          </table:table-cell>
          <table:table-cell/>
          <table:table-cell table:formula="of:=[.J54]/[.B54]*100" office:value-type="float" office:value="119.122325574926" calcext:value-type="float">
            <text:p>119.122325574926</text:p>
          </table:table-cell>
          <table:table-cell table:formula="of:=[.K54]/[.C54]*100" office:value-type="float" office:value="102.700267410766" calcext:value-type="float">
            <text:p>102.700267410766</text:p>
          </table:table-cell>
          <table:table-cell table:formula="of:=[.L54]/[.D54]*100" office:value-type="float" office:value="139.543637444815" calcext:value-type="float">
            <text:p>139.543637444815</text:p>
          </table:table-cell>
        </table:table-row>
        <table:table-row table:style-name="ro1">
          <table:table-cell office:value-type="string" calcext:value-type="string">
            <text:p>52_4_8_4_22</text:p>
          </table:table-cell>
          <table:table-cell office:value-type="float" office:value="780.212" calcext:value-type="float">
            <text:p>780.212</text:p>
          </table:table-cell>
          <table:table-cell office:value-type="float" office:value="407261184" calcext:value-type="float">
            <text:p>407261184</text:p>
          </table:table-cell>
          <table:table-cell office:value-type="float" office:value="44.4157161712647" calcext:value-type="float">
            <text:p>44.4157161712647</text:p>
          </table:table-cell>
          <table:table-cell/>
          <table:table-cell office:value-type="float" office:value="865.164" calcext:value-type="float">
            <text:p>865.164</text:p>
          </table:table-cell>
          <table:table-cell office:value-type="float" office:value="350527488" calcext:value-type="float">
            <text:p>350527488</text:p>
          </table:table-cell>
          <table:table-cell office:value-type="float" office:value="37.0481069087982" calcext:value-type="float">
            <text:p>37.0481069087982</text:p>
          </table:table-cell>
          <table:table-cell/>
          <table:table-cell office:value-type="float" office:value="915.065" calcext:value-type="float">
            <text:p>915.065</text:p>
          </table:table-cell>
          <table:table-cell office:value-type="float" office:value="369205248" calcext:value-type="float">
            <text:p>369205248</text:p>
          </table:table-cell>
          <table:table-cell office:value-type="float" office:value="52.7622680664063" calcext:value-type="float">
            <text:p>52.7622680664063</text:p>
          </table:table-cell>
          <table:table-cell/>
          <table:table-cell table:formula="of:=[.F55]/[.B55]*100" office:value-type="float" office:value="110.88832266102" calcext:value-type="float">
            <text:p>110.88832266102</text:p>
          </table:table-cell>
          <table:table-cell table:formula="of:=[.G55]/[.C55]*100" office:value-type="float" office:value="86.0694565971698" calcext:value-type="float">
            <text:p>86.0694565971698</text:p>
          </table:table-cell>
          <table:table-cell table:formula="of:=[.H55]/[.D55]*100" office:value-type="float" office:value="83.412157007539" calcext:value-type="float">
            <text:p>83.412157007539</text:p>
          </table:table-cell>
          <table:table-cell/>
          <table:table-cell table:formula="of:=[.J55]/[.B55]*100" office:value-type="float" office:value="117.284148410945" calcext:value-type="float">
            <text:p>117.284148410945</text:p>
          </table:table-cell>
          <table:table-cell table:formula="of:=[.K55]/[.C55]*100" office:value-type="float" office:value="90.6556437256736" calcext:value-type="float">
            <text:p>90.6556437256736</text:p>
          </table:table-cell>
          <table:table-cell table:formula="of:=[.L55]/[.D55]*100" office:value-type="float" office:value="118.791888580514" calcext:value-type="float">
            <text:p>118.791888580514</text:p>
          </table:table-cell>
        </table:table-row>
        <table:table-row table:style-name="ro1">
          <table:table-cell office:value-type="string" calcext:value-type="string">
            <text:p>53_4_8_4_23</text:p>
          </table:table-cell>
          <table:table-cell office:value-type="float" office:value="444.477" calcext:value-type="float">
            <text:p>444.477</text:p>
          </table:table-cell>
          <table:table-cell office:value-type="float" office:value="269426688" calcext:value-type="float">
            <text:p>269426688</text:p>
          </table:table-cell>
          <table:table-cell office:value-type="float" office:value="3.02691793441772" calcext:value-type="float">
            <text:p>3.02691793441772</text:p>
          </table:table-cell>
          <table:table-cell/>
          <table:table-cell office:value-type="float" office:value="460.494" calcext:value-type="float">
            <text:p>460.494</text:p>
          </table:table-cell>
          <table:table-cell office:value-type="float" office:value="267395072" calcext:value-type="float">
            <text:p>267395072</text:p>
          </table:table-cell>
          <table:table-cell office:value-type="float" office:value="3.53767991065979" calcext:value-type="float">
            <text:p>3.53767991065979</text:p>
          </table:table-cell>
          <table:table-cell/>
          <table:table-cell office:value-type="float" office:value="479.059" calcext:value-type="float">
            <text:p>479.059</text:p>
          </table:table-cell>
          <table:table-cell office:value-type="float" office:value="267051008" calcext:value-type="float">
            <text:p>267051008</text:p>
          </table:table-cell>
          <table:table-cell office:value-type="float" office:value="2.90244603157043" calcext:value-type="float">
            <text:p>2.90244603157043</text:p>
          </table:table-cell>
          <table:table-cell/>
          <table:table-cell table:formula="of:=[.F56]/[.B56]*100" office:value-type="float" office:value="103.603561039154" calcext:value-type="float">
            <text:p>103.603561039154</text:p>
          </table:table-cell>
          <table:table-cell table:formula="of:=[.G56]/[.C56]*100" office:value-type="float" office:value="99.2459484934173" calcext:value-type="float">
            <text:p>99.2459484934173</text:p>
          </table:table-cell>
          <table:table-cell table:formula="of:=[.H56]/[.D56]*100" office:value-type="float" office:value="116.87399484586" calcext:value-type="float">
            <text:p>116.87399484586</text:p>
          </table:table-cell>
          <table:table-cell/>
          <table:table-cell table:formula="of:=[.J56]/[.B56]*100" office:value-type="float" office:value="107.780380087159" calcext:value-type="float">
            <text:p>107.780380087159</text:p>
          </table:table-cell>
          <table:table-cell table:formula="of:=[.K56]/[.C56]*100" office:value-type="float" office:value="99.1182462221411" calcext:value-type="float">
            <text:p>99.1182462221411</text:p>
          </table:table-cell>
          <table:table-cell table:formula="of:=[.L56]/[.D56]*100" office:value-type="float" office:value="95.8878335804226" calcext:value-type="float">
            <text:p>95.8878335804226</text:p>
          </table:table-cell>
        </table:table-row>
        <table:table-row table:style-name="ro1">
          <table:table-cell office:value-type="string" calcext:value-type="string">
            <text:p>54_4_8_4_24</text:p>
          </table:table-cell>
          <table:table-cell office:value-type="float" office:value="798.699" calcext:value-type="float">
            <text:p>798.699</text:p>
          </table:table-cell>
          <table:table-cell office:value-type="float" office:value="318267392" calcext:value-type="float">
            <text:p>318267392</text:p>
          </table:table-cell>
          <table:table-cell office:value-type="float" office:value="22.1814408302307" calcext:value-type="float">
            <text:p>22.1814408302307</text:p>
          </table:table-cell>
          <table:table-cell/>
          <table:table-cell office:value-type="float" office:value="837.868" calcext:value-type="float">
            <text:p>837.868</text:p>
          </table:table-cell>
          <table:table-cell office:value-type="float" office:value="302166016" calcext:value-type="float">
            <text:p>302166016</text:p>
          </table:table-cell>
          <table:table-cell office:value-type="float" office:value="21.9137840270996" calcext:value-type="float">
            <text:p>21.9137840270996</text:p>
          </table:table-cell>
          <table:table-cell/>
          <table:table-cell office:value-type="float" office:value="893.832" calcext:value-type="float">
            <text:p>893.832</text:p>
          </table:table-cell>
          <table:table-cell office:value-type="float" office:value="327880704" calcext:value-type="float">
            <text:p>327880704</text:p>
          </table:table-cell>
          <table:table-cell office:value-type="float" office:value="25.6454191207886" calcext:value-type="float">
            <text:p>25.6454191207886</text:p>
          </table:table-cell>
          <table:table-cell/>
          <table:table-cell table:formula="of:=[.F57]/[.B57]*100" office:value-type="float" office:value="104.904100293102" calcext:value-type="float">
            <text:p>104.904100293102</text:p>
          </table:table-cell>
          <table:table-cell table:formula="of:=[.G57]/[.C57]*100" office:value-type="float" office:value="94.9409281614373" calcext:value-type="float">
            <text:p>94.9409281614373</text:p>
          </table:table-cell>
          <table:table-cell table:formula="of:=[.H57]/[.D57]*100" office:value-type="float" office:value="98.7933299501162" calcext:value-type="float">
            <text:p>98.7933299501162</text:p>
          </table:table-cell>
          <table:table-cell/>
          <table:table-cell table:formula="of:=[.J57]/[.B57]*100" office:value-type="float" office:value="111.910995256035" calcext:value-type="float">
            <text:p>111.910995256035</text:p>
          </table:table-cell>
          <table:table-cell table:formula="of:=[.K57]/[.C57]*100" office:value-type="float" office:value="103.020514272477" calcext:value-type="float">
            <text:p>103.020514272477</text:p>
          </table:table-cell>
          <table:table-cell table:formula="of:=[.L57]/[.D57]*100" office:value-type="float" office:value="115.616561237252" calcext:value-type="float">
            <text:p>115.616561237252</text:p>
          </table:table-cell>
        </table:table-row>
        <table:table-row table:style-name="ro1">
          <table:table-cell office:value-type="string" calcext:value-type="string">
            <text:p>55_4_8_4_25</text:p>
          </table:table-cell>
          <table:table-cell office:value-type="float" office:value="781.912" calcext:value-type="float">
            <text:p>781.912</text:p>
          </table:table-cell>
          <table:table-cell office:value-type="float" office:value="254431232" calcext:value-type="float">
            <text:p>254431232</text:p>
          </table:table-cell>
          <table:table-cell office:value-type="float" office:value="2.46972417831421" calcext:value-type="float">
            <text:p>2.46972417831421</text:p>
          </table:table-cell>
          <table:table-cell/>
          <table:table-cell office:value-type="float" office:value="792.767" calcext:value-type="float">
            <text:p>792.767</text:p>
          </table:table-cell>
          <table:table-cell office:value-type="float" office:value="269025280" calcext:value-type="float">
            <text:p>269025280</text:p>
          </table:table-cell>
          <table:table-cell office:value-type="float" office:value="4.20799994468689" calcext:value-type="float">
            <text:p>4.20799994468689</text:p>
          </table:table-cell>
          <table:table-cell/>
          <table:table-cell office:value-type="float" office:value="857.635" calcext:value-type="float">
            <text:p>857.635</text:p>
          </table:table-cell>
          <table:table-cell office:value-type="float" office:value="260423680" calcext:value-type="float">
            <text:p>260423680</text:p>
          </table:table-cell>
          <table:table-cell office:value-type="float" office:value="2.99856114387512" calcext:value-type="float">
            <text:p>2.99856114387512</text:p>
          </table:table-cell>
          <table:table-cell/>
          <table:table-cell table:formula="of:=[.F58]/[.B58]*100" office:value-type="float" office:value="101.388263640921" calcext:value-type="float">
            <text:p>101.388263640921</text:p>
          </table:table-cell>
          <table:table-cell table:formula="of:=[.G58]/[.C58]*100" office:value-type="float" office:value="105.735949900993" calcext:value-type="float">
            <text:p>105.735949900993</text:p>
          </table:table-cell>
          <table:table-cell table:formula="of:=[.H58]/[.D58]*100" office:value-type="float" office:value="170.383396722431" calcext:value-type="float">
            <text:p>170.383396722431</text:p>
          </table:table-cell>
          <table:table-cell/>
          <table:table-cell table:formula="of:=[.J58]/[.B58]*100" office:value-type="float" office:value="109.684337879454" calcext:value-type="float">
            <text:p>109.684337879454</text:p>
          </table:table-cell>
          <table:table-cell table:formula="of:=[.K58]/[.C58]*100" office:value-type="float" office:value="102.355232867009" calcext:value-type="float">
            <text:p>102.355232867009</text:p>
          </table:table-cell>
          <table:table-cell table:formula="of:=[.L58]/[.D58]*100" office:value-type="float" office:value="121.412794602913" calcext:value-type="float">
            <text:p>121.412794602913</text:p>
          </table:table-cell>
        </table:table-row>
        <table:table-row table:style-name="ro1">
          <table:table-cell office:value-type="string" calcext:value-type="string">
            <text:p>56_4_8_4_26</text:p>
          </table:table-cell>
          <table:table-cell office:value-type="float" office:value="834.045" calcext:value-type="float">
            <text:p>834.045</text:p>
          </table:table-cell>
          <table:table-cell office:value-type="float" office:value="242098176" calcext:value-type="float">
            <text:p>242098176</text:p>
          </table:table-cell>
          <table:table-cell office:value-type="float" office:value="1.78300094604492" calcext:value-type="float">
            <text:p>1.78300094604492</text:p>
          </table:table-cell>
          <table:table-cell/>
          <table:table-cell office:value-type="float" office:value="906.464" calcext:value-type="float">
            <text:p>906.464</text:p>
          </table:table-cell>
          <table:table-cell office:value-type="float" office:value="245932032" calcext:value-type="float">
            <text:p>245932032</text:p>
          </table:table-cell>
          <table:table-cell office:value-type="float" office:value="2.94063305854797" calcext:value-type="float">
            <text:p>2.94063305854797</text:p>
          </table:table-cell>
          <table:table-cell/>
          <table:table-cell office:value-type="float" office:value="946.561" calcext:value-type="float">
            <text:p>946.561</text:p>
          </table:table-cell>
          <table:table-cell office:value-type="float" office:value="242036736" calcext:value-type="float">
            <text:p>242036736</text:p>
          </table:table-cell>
          <table:table-cell office:value-type="float" office:value="2.48980379104614" calcext:value-type="float">
            <text:p>2.48980379104614</text:p>
          </table:table-cell>
          <table:table-cell/>
          <table:table-cell table:formula="of:=[.F59]/[.B59]*100" office:value-type="float" office:value="108.682864833432" calcext:value-type="float">
            <text:p>108.682864833432</text:p>
          </table:table-cell>
          <table:table-cell table:formula="of:=[.G59]/[.C59]*100" office:value-type="float" office:value="101.583595574053" calcext:value-type="float">
            <text:p>101.583595574053</text:p>
          </table:table-cell>
          <table:table-cell table:formula="of:=[.H59]/[.D59]*100" office:value-type="float" office:value="164.926051501595" calcext:value-type="float">
            <text:p>164.926051501595</text:p>
          </table:table-cell>
          <table:table-cell/>
          <table:table-cell table:formula="of:=[.J59]/[.B59]*100" office:value-type="float" office:value="113.490399199084" calcext:value-type="float">
            <text:p>113.490399199084</text:p>
          </table:table-cell>
          <table:table-cell table:formula="of:=[.K59]/[.C59]*100" office:value-type="float" office:value="99.9746218658004" calcext:value-type="float">
            <text:p>99.9746218658004</text:p>
          </table:table-cell>
          <table:table-cell table:formula="of:=[.L59]/[.D59]*100" office:value-type="float" office:value="139.641192932009" calcext:value-type="float">
            <text:p>139.641192932009</text:p>
          </table:table-cell>
        </table:table-row>
        <table:table-row table:style-name="ro1">
          <table:table-cell office:value-type="string" calcext:value-type="string">
            <text:p>57_4_8_4_27</text:p>
          </table:table-cell>
          <table:table-cell office:value-type="float" office:value="642.939" calcext:value-type="float">
            <text:p>642.939</text:p>
          </table:table-cell>
          <table:table-cell office:value-type="float" office:value="225325056" calcext:value-type="float">
            <text:p>225325056</text:p>
          </table:table-cell>
          <table:table-cell office:value-type="float" office:value="1.74309921264648" calcext:value-type="float">
            <text:p>1.74309921264648</text:p>
          </table:table-cell>
          <table:table-cell/>
          <table:table-cell office:value-type="float" office:value="708.587" calcext:value-type="float">
            <text:p>708.587</text:p>
          </table:table-cell>
          <table:table-cell office:value-type="float" office:value="220844032" calcext:value-type="float">
            <text:p>220844032</text:p>
          </table:table-cell>
          <table:table-cell office:value-type="float" office:value="1.83557510375977" calcext:value-type="float">
            <text:p>1.83557510375977</text:p>
          </table:table-cell>
          <table:table-cell/>
          <table:table-cell office:value-type="float" office:value="763.352" calcext:value-type="float">
            <text:p>763.352</text:p>
          </table:table-cell>
          <table:table-cell office:value-type="float" office:value="239824896" calcext:value-type="float">
            <text:p>239824896</text:p>
          </table:table-cell>
          <table:table-cell office:value-type="float" office:value="1.95042896270752" calcext:value-type="float">
            <text:p>1.95042896270752</text:p>
          </table:table-cell>
          <table:table-cell/>
          <table:table-cell table:formula="of:=[.F60]/[.B60]*100" office:value-type="float" office:value="110.210610959982" calcext:value-type="float">
            <text:p>110.210610959982</text:p>
          </table:table-cell>
          <table:table-cell table:formula="of:=[.G60]/[.C60]*100" office:value-type="float" office:value="98.0113068295432" calcext:value-type="float">
            <text:p>98.0113068295432</text:p>
          </table:table-cell>
          <table:table-cell table:formula="of:=[.H60]/[.D60]*100" office:value-type="float" office:value="105.305256891998" calcext:value-type="float">
            <text:p>105.305256891998</text:p>
          </table:table-cell>
          <table:table-cell/>
          <table:table-cell table:formula="of:=[.J60]/[.B60]*100" office:value-type="float" office:value="118.728526345423" calcext:value-type="float">
            <text:p>118.728526345423</text:p>
          </table:table-cell>
          <table:table-cell table:formula="of:=[.K60]/[.C60]*100" office:value-type="float" office:value="106.435076621039" calcext:value-type="float">
            <text:p>106.435076621039</text:p>
          </table:table-cell>
          <table:table-cell table:formula="of:=[.L60]/[.D60]*100" office:value-type="float" office:value="111.894317234316" calcext:value-type="float">
            <text:p>111.894317234316</text:p>
          </table:table-cell>
        </table:table-row>
        <table:table-row table:style-name="ro1">
          <table:table-cell office:value-type="string" calcext:value-type="string">
            <text:p>58_4_8_4_28</text:p>
          </table:table-cell>
          <table:table-cell office:value-type="float" office:value="888.297" calcext:value-type="float">
            <text:p>888.297</text:p>
          </table:table-cell>
          <table:table-cell office:value-type="float" office:value="267829248" calcext:value-type="float">
            <text:p>267829248</text:p>
          </table:table-cell>
          <table:table-cell office:value-type="float" office:value="2.9962260723114" calcext:value-type="float">
            <text:p>2.9962260723114</text:p>
          </table:table-cell>
          <table:table-cell/>
          <table:table-cell office:value-type="float" office:value="930.154" calcext:value-type="float">
            <text:p>930.154</text:p>
          </table:table-cell>
          <table:table-cell office:value-type="float" office:value="254619648" calcext:value-type="float">
            <text:p>254619648</text:p>
          </table:table-cell>
          <table:table-cell office:value-type="float" office:value="2.9543399810791" calcext:value-type="float">
            <text:p>2.9543399810791</text:p>
          </table:table-cell>
          <table:table-cell/>
          <table:table-cell office:value-type="float" office:value="997.373" calcext:value-type="float">
            <text:p>997.373</text:p>
          </table:table-cell>
          <table:table-cell office:value-type="float" office:value="260972544" calcext:value-type="float">
            <text:p>260972544</text:p>
          </table:table-cell>
          <table:table-cell office:value-type="float" office:value="2.7255699634552" calcext:value-type="float">
            <text:p>2.7255699634552</text:p>
          </table:table-cell>
          <table:table-cell/>
          <table:table-cell table:formula="of:=[.F61]/[.B61]*100" office:value-type="float" office:value="104.712050136385" calcext:value-type="float">
            <text:p>104.712050136385</text:p>
          </table:table-cell>
          <table:table-cell table:formula="of:=[.G61]/[.C61]*100" office:value-type="float" office:value="95.0679023674069" calcext:value-type="float">
            <text:p>95.0679023674069</text:p>
          </table:table-cell>
          <table:table-cell table:formula="of:=[.H61]/[.D61]*100" office:value-type="float" office:value="98.6020383568725" calcext:value-type="float">
            <text:p>98.6020383568725</text:p>
          </table:table-cell>
          <table:table-cell/>
          <table:table-cell table:formula="of:=[.J61]/[.B61]*100" office:value-type="float" office:value="112.279226429899" calcext:value-type="float">
            <text:p>112.279226429899</text:p>
          </table:table-cell>
          <table:table-cell table:formula="of:=[.K61]/[.C61]*100" office:value-type="float" office:value="97.4398972288493" calcext:value-type="float">
            <text:p>97.4398972288493</text:p>
          </table:table-cell>
          <table:table-cell table:formula="of:=[.L61]/[.D61]*100" office:value-type="float" office:value="90.9667661143004" calcext:value-type="float">
            <text:p>90.9667661143004</text:p>
          </table:table-cell>
        </table:table-row>
        <table:table-row table:style-name="ro1">
          <table:table-cell office:value-type="string" calcext:value-type="string">
            <text:p>59_4_8_4_29</text:p>
          </table:table-cell>
          <table:table-cell office:value-type="float" office:value="481.966" calcext:value-type="float">
            <text:p>481.966</text:p>
          </table:table-cell>
          <table:table-cell office:value-type="float" office:value="284164096" calcext:value-type="float">
            <text:p>284164096</text:p>
          </table:table-cell>
          <table:table-cell office:value-type="float" office:value="7.35906195640564" calcext:value-type="float">
            <text:p>7.35906195640564</text:p>
          </table:table-cell>
          <table:table-cell/>
          <table:table-cell office:value-type="float" office:value="515.476" calcext:value-type="float">
            <text:p>515.476</text:p>
          </table:table-cell>
          <table:table-cell office:value-type="float" office:value="277630976" calcext:value-type="float">
            <text:p>277630976</text:p>
          </table:table-cell>
          <table:table-cell office:value-type="float" office:value="10.1424589157104" calcext:value-type="float">
            <text:p>10.1424589157104</text:p>
          </table:table-cell>
          <table:table-cell/>
          <table:table-cell office:value-type="float" office:value="554.708" calcext:value-type="float">
            <text:p>554.708</text:p>
          </table:table-cell>
          <table:table-cell office:value-type="float" office:value="281264128" calcext:value-type="float">
            <text:p>281264128</text:p>
          </table:table-cell>
          <table:table-cell office:value-type="float" office:value="9.88874197006226" calcext:value-type="float">
            <text:p>9.88874197006226</text:p>
          </table:table-cell>
          <table:table-cell/>
          <table:table-cell table:formula="of:=[.F62]/[.B62]*100" office:value-type="float" office:value="106.952772602217" calcext:value-type="float">
            <text:p>106.952772602217</text:p>
          </table:table-cell>
          <table:table-cell table:formula="of:=[.G62]/[.C62]*100" office:value-type="float" office:value="97.7009340405904" calcext:value-type="float">
            <text:p>97.7009340405904</text:p>
          </table:table-cell>
          <table:table-cell table:formula="of:=[.H62]/[.D62]*100" office:value-type="float" office:value="137.822714033301" calcext:value-type="float">
            <text:p>137.822714033301</text:p>
          </table:table-cell>
          <table:table-cell/>
          <table:table-cell table:formula="of:=[.J62]/[.B62]*100" office:value-type="float" office:value="115.092765879751" calcext:value-type="float">
            <text:p>115.092765879751</text:p>
          </table:table-cell>
          <table:table-cell table:formula="of:=[.K62]/[.C62]*100" office:value-type="float" office:value="98.9794741697417" calcext:value-type="float">
            <text:p>98.9794741697417</text:p>
          </table:table-cell>
          <table:table-cell table:formula="of:=[.L62]/[.D62]*100" office:value-type="float" office:value="134.375033511638" calcext:value-type="float">
            <text:p>134.375033511638</text:p>
          </table:table-cell>
        </table:table-row>
        <table:table-row table:style-name="ro1">
          <table:table-cell office:value-type="string" calcext:value-type="string">
            <text:p>60_4_8_8_0</text:p>
          </table:table-cell>
          <table:table-cell office:value-type="float" office:value="970.135" calcext:value-type="float">
            <text:p>970.135</text:p>
          </table:table-cell>
          <table:table-cell office:value-type="float" office:value="1253965824" calcext:value-type="float">
            <text:p>1253965824</text:p>
          </table:table-cell>
          <table:table-cell office:value-type="float" office:value="441.697568893433" calcext:value-type="float">
            <text:p>441.697568893433</text:p>
          </table:table-cell>
          <table:table-cell/>
          <table:table-cell office:value-type="float" office:value="1052.918" calcext:value-type="float">
            <text:p>1052.918</text:p>
          </table:table-cell>
          <table:table-cell office:value-type="float" office:value="1068367872" calcext:value-type="float">
            <text:p>1068367872</text:p>
          </table:table-cell>
          <table:table-cell office:value-type="float" office:value="485.206870794296" calcext:value-type="float">
            <text:p>485.206870794296</text:p>
          </table:table-cell>
          <table:table-cell/>
          <table:table-cell office:value-type="float" office:value="1105.885" calcext:value-type="float">
            <text:p>1105.885</text:p>
          </table:table-cell>
          <table:table-cell office:value-type="float" office:value="1065734144" calcext:value-type="float">
            <text:p>1065734144</text:p>
          </table:table-cell>
          <table:table-cell office:value-type="float" office:value="644.249129056931" calcext:value-type="float">
            <text:p>644.249129056931</text:p>
          </table:table-cell>
          <table:table-cell/>
          <table:table-cell table:formula="of:=[.F63]/[.B63]*100" office:value-type="float" office:value="108.533142294629" calcext:value-type="float">
            <text:p>108.533142294629</text:p>
          </table:table-cell>
          <table:table-cell table:formula="of:=[.G63]/[.C63]*100" office:value-type="float" office:value="85.1991219818125" calcext:value-type="float">
            <text:p>85.1991219818125</text:p>
          </table:table-cell>
          <table:table-cell table:formula="of:=[.H63]/[.D63]*100" office:value-type="float" office:value="109.850473483444" calcext:value-type="float">
            <text:p>109.850473483444</text:p>
          </table:table-cell>
          <table:table-cell/>
          <table:table-cell table:formula="of:=[.J63]/[.B63]*100" office:value-type="float" office:value="113.992897895654" calcext:value-type="float">
            <text:p>113.992897895654</text:p>
          </table:table-cell>
          <table:table-cell table:formula="of:=[.K63]/[.C63]*100" office:value-type="float" office:value="84.9890901013902" calcext:value-type="float">
            <text:p>84.9890901013902</text:p>
          </table:table-cell>
          <table:table-cell table:formula="of:=[.L63]/[.D63]*100" office:value-type="float" office:value="145.857522075782" calcext:value-type="float">
            <text:p>145.857522075782</text:p>
          </table:table-cell>
        </table:table-row>
        <table:table-row table:style-name="ro1">
          <table:table-cell office:value-type="string" calcext:value-type="string">
            <text:p>61_4_8_8_1</text:p>
          </table:table-cell>
          <table:table-cell office:value-type="float" office:value="955.259" calcext:value-type="float">
            <text:p>955.259</text:p>
          </table:table-cell>
          <table:table-cell office:value-type="float" office:value="3255939072" calcext:value-type="float">
            <text:p>3255939072</text:p>
          </table:table-cell>
          <table:table-cell office:value-type="float" office:value="1861.4045779705" calcext:value-type="float">
            <text:p>1861.4045779705</text:p>
          </table:table-cell>
          <table:table-cell/>
          <table:table-cell office:value-type="float" office:value="1036.005" calcext:value-type="float">
            <text:p>1036.005</text:p>
          </table:table-cell>
          <table:table-cell office:value-type="float" office:value="2229313536" calcext:value-type="float">
            <text:p>2229313536</text:p>
          </table:table-cell>
          <table:table-cell office:value-type="float" office:value="2109.30646204948" calcext:value-type="float">
            <text:p>2109.30646204948</text:p>
          </table:table-cell>
          <table:table-cell/>
          <table:table-cell office:value-type="float" office:value="1048.312" calcext:value-type="float">
            <text:p>1048.312</text:p>
          </table:table-cell>
          <table:table-cell office:value-type="float" office:value="2391060480" calcext:value-type="float">
            <text:p>2391060480</text:p>
          </table:table-cell>
          <table:table-cell office:value-type="float" office:value="1785.56132102013" calcext:value-type="float">
            <text:p>1785.56132102013</text:p>
          </table:table-cell>
          <table:table-cell/>
          <table:table-cell table:formula="of:=[.F64]/[.B64]*100" office:value-type="float" office:value="108.452786103036" calcext:value-type="float">
            <text:p>108.452786103036</text:p>
          </table:table-cell>
          <table:table-cell table:formula="of:=[.G64]/[.C64]*100" office:value-type="float" office:value="68.4691416731769" calcext:value-type="float">
            <text:p>68.4691416731769</text:p>
          </table:table-cell>
          <table:table-cell table:formula="of:=[.H64]/[.D64]*100" office:value-type="float" office:value="113.318001202579" calcext:value-type="float">
            <text:p>113.318001202579</text:p>
          </table:table-cell>
          <table:table-cell/>
          <table:table-cell table:formula="of:=[.J64]/[.B64]*100" office:value-type="float" office:value="109.741127798848" calcext:value-type="float">
            <text:p>109.741127798848</text:p>
          </table:table-cell>
          <table:table-cell table:formula="of:=[.K64]/[.C64]*100" office:value-type="float" office:value="73.436892617627" calcext:value-type="float">
            <text:p>73.436892617627</text:p>
          </table:table-cell>
          <table:table-cell table:formula="of:=[.L64]/[.D64]*100" office:value-type="float" office:value="95.9254824100055" calcext:value-type="float">
            <text:p>95.9254824100055</text:p>
          </table:table-cell>
        </table:table-row>
        <table:table-row table:style-name="ro1">
          <table:table-cell office:value-type="string" calcext:value-type="string">
            <text:p>62_4_8_8_2</text:p>
          </table:table-cell>
          <table:table-cell office:value-type="float" office:value="716.602" calcext:value-type="float">
            <text:p>716.602</text:p>
          </table:table-cell>
          <table:table-cell office:value-type="float" office:value="2258812928" calcext:value-type="float">
            <text:p>2258812928</text:p>
          </table:table-cell>
          <table:table-cell office:value-type="float" office:value="1192.12558293343" calcext:value-type="float">
            <text:p>1192.12558293343</text:p>
          </table:table-cell>
          <table:table-cell/>
          <table:table-cell office:value-type="float" office:value="805.913" calcext:value-type="float">
            <text:p>805.913</text:p>
          </table:table-cell>
          <table:table-cell office:value-type="float" office:value="872554496" calcext:value-type="float">
            <text:p>872554496</text:p>
          </table:table-cell>
          <table:table-cell office:value-type="float" office:value="433.945503950119" calcext:value-type="float">
            <text:p>433.945503950119</text:p>
          </table:table-cell>
          <table:table-cell/>
          <table:table-cell office:value-type="float" office:value="820.429" calcext:value-type="float">
            <text:p>820.429</text:p>
          </table:table-cell>
          <table:table-cell office:value-type="float" office:value="870256640" calcext:value-type="float">
            <text:p>870256640</text:p>
          </table:table-cell>
          <table:table-cell office:value-type="float" office:value="450.426959037781" calcext:value-type="float">
            <text:p>450.426959037781</text:p>
          </table:table-cell>
          <table:table-cell/>
          <table:table-cell table:formula="of:=[.F65]/[.B65]*100" office:value-type="float" office:value="112.463124579613" calcext:value-type="float">
            <text:p>112.463124579613</text:p>
          </table:table-cell>
          <table:table-cell table:formula="of:=[.G65]/[.C65]*100" office:value-type="float" office:value="38.6288959649517" calcext:value-type="float">
            <text:p>38.6288959649517</text:p>
          </table:table-cell>
          <table:table-cell table:formula="of:=[.H65]/[.D65]*100" office:value-type="float" office:value="36.4009891375975" calcext:value-type="float">
            <text:p>36.4009891375975</text:p>
          </table:table-cell>
          <table:table-cell/>
          <table:table-cell table:formula="of:=[.J65]/[.B65]*100" office:value-type="float" office:value="114.488795733196" calcext:value-type="float">
            <text:p>114.488795733196</text:p>
          </table:table-cell>
          <table:table-cell table:formula="of:=[.K65]/[.C65]*100" office:value-type="float" office:value="38.5271674875061" calcext:value-type="float">
            <text:p>38.5271674875061</text:p>
          </table:table-cell>
          <table:table-cell table:formula="of:=[.L65]/[.D65]*100" office:value-type="float" office:value="37.7835158884375" calcext:value-type="float">
            <text:p>37.7835158884375</text:p>
          </table:table-cell>
        </table:table-row>
        <table:table-row table:style-name="ro1">
          <table:table-cell office:value-type="string" calcext:value-type="string">
            <text:p>63_4_8_8_3</text:p>
          </table:table-cell>
          <table:table-cell office:value-type="float" office:value="628.439" calcext:value-type="float">
            <text:p>628.439</text:p>
          </table:table-cell>
          <table:table-cell office:value-type="float" office:value="669532160" calcext:value-type="float">
            <text:p>669532160</text:p>
          </table:table-cell>
          <table:table-cell office:value-type="float" office:value="210.359834909439" calcext:value-type="float">
            <text:p>210.359834909439</text:p>
          </table:table-cell>
          <table:table-cell/>
          <table:table-cell office:value-type="float" office:value="717.722" calcext:value-type="float">
            <text:p>717.722</text:p>
          </table:table-cell>
          <table:table-cell office:value-type="float" office:value="616218624" calcext:value-type="float">
            <text:p>616218624</text:p>
          </table:table-cell>
          <table:table-cell office:value-type="float" office:value="196.781255960464" calcext:value-type="float">
            <text:p>196.781255960464</text:p>
          </table:table-cell>
          <table:table-cell/>
          <table:table-cell office:value-type="float" office:value="719.736" calcext:value-type="float">
            <text:p>719.736</text:p>
          </table:table-cell>
          <table:table-cell office:value-type="float" office:value="649367552" calcext:value-type="float">
            <text:p>649367552</text:p>
          </table:table-cell>
          <table:table-cell office:value-type="float" office:value="229.226539850235" calcext:value-type="float">
            <text:p>229.226539850235</text:p>
          </table:table-cell>
          <table:table-cell/>
          <table:table-cell table:formula="of:=[.F66]/[.B66]*100" office:value-type="float" office:value="114.207106815459" calcext:value-type="float">
            <text:p>114.207106815459</text:p>
          </table:table-cell>
          <table:table-cell table:formula="of:=[.G66]/[.C66]*100" office:value-type="float" office:value="92.0371956441943" calcext:value-type="float">
            <text:p>92.0371956441943</text:p>
          </table:table-cell>
          <table:table-cell table:formula="of:=[.H66]/[.D66]*100" office:value-type="float" office:value="93.5450705431383" calcext:value-type="float">
            <text:p>93.5450705431383</text:p>
          </table:table-cell>
          <table:table-cell/>
          <table:table-cell table:formula="of:=[.J66]/[.B66]*100" office:value-type="float" office:value="114.527583424963" calcext:value-type="float">
            <text:p>114.527583424963</text:p>
          </table:table-cell>
          <table:table-cell table:formula="of:=[.K66]/[.C66]*100" office:value-type="float" office:value="96.9882540070966" calcext:value-type="float">
            <text:p>96.9882540070966</text:p>
          </table:table-cell>
          <table:table-cell table:formula="of:=[.L66]/[.D66]*100" office:value-type="float" office:value="108.968777214014" calcext:value-type="float">
            <text:p>108.968777214014</text:p>
          </table:table-cell>
        </table:table-row>
        <table:table-row table:style-name="ro1">
          <table:table-cell office:value-type="string" calcext:value-type="string">
            <text:p>64_4_8_8_4</text:p>
          </table:table-cell>
          <table:table-cell office:value-type="float" office:value="785.843" calcext:value-type="float">
            <text:p>785.843</text:p>
          </table:table-cell>
          <table:table-cell office:value-type="float" office:value="245936128" calcext:value-type="float">
            <text:p>245936128</text:p>
          </table:table-cell>
          <table:table-cell office:value-type="float" office:value="2.25354814529419" calcext:value-type="float">
            <text:p>2.25354814529419</text:p>
          </table:table-cell>
          <table:table-cell/>
          <table:table-cell office:value-type="float" office:value="825.64" calcext:value-type="float">
            <text:p>825.64</text:p>
          </table:table-cell>
          <table:table-cell office:value-type="float" office:value="235900928" calcext:value-type="float">
            <text:p>235900928</text:p>
          </table:table-cell>
          <table:table-cell office:value-type="float" office:value="1.61578702926636" calcext:value-type="float">
            <text:p>1.61578702926636</text:p>
          </table:table-cell>
          <table:table-cell/>
          <table:table-cell office:value-type="float" office:value="898.163" calcext:value-type="float">
            <text:p>898.163</text:p>
          </table:table-cell>
          <table:table-cell office:value-type="float" office:value="231874560" calcext:value-type="float">
            <text:p>231874560</text:p>
          </table:table-cell>
          <table:table-cell office:value-type="float" office:value="1.78269410133362" calcext:value-type="float">
            <text:p>1.78269410133362</text:p>
          </table:table-cell>
          <table:table-cell/>
          <table:table-cell table:formula="of:=[.F67]/[.B67]*100" office:value-type="float" office:value="105.064243112174" calcext:value-type="float">
            <text:p>105.064243112174</text:p>
          </table:table-cell>
          <table:table-cell table:formula="of:=[.G67]/[.C67]*100" office:value-type="float" office:value="95.9195909598121" calcext:value-type="float">
            <text:p>95.9195909598121</text:p>
          </table:table-cell>
          <table:table-cell table:formula="of:=[.H67]/[.D67]*100" office:value-type="float" office:value="71.699689782107" calcext:value-type="float">
            <text:p>71.699689782107</text:p>
          </table:table-cell>
          <table:table-cell/>
          <table:table-cell table:formula="of:=[.J67]/[.B67]*100" office:value-type="float" office:value="114.292931285257" calcext:value-type="float">
            <text:p>114.292931285257</text:p>
          </table:table-cell>
          <table:table-cell table:formula="of:=[.K67]/[.C67]*100" office:value-type="float" office:value="94.2824309245041" calcext:value-type="float">
            <text:p>94.2824309245041</text:p>
          </table:table-cell>
          <table:table-cell table:formula="of:=[.L67]/[.D67]*100" office:value-type="float" office:value="79.1061023060991" calcext:value-type="float">
            <text:p>79.1061023060991</text:p>
          </table:table-cell>
        </table:table-row>
        <table:table-row table:style-name="ro1">
          <table:table-cell office:value-type="string" calcext:value-type="string">
            <text:p>65_4_8_8_5</text:p>
          </table:table-cell>
          <table:table-cell office:value-type="float" office:value="720.805" calcext:value-type="float">
            <text:p>720.805</text:p>
          </table:table-cell>
          <table:table-cell office:value-type="float" office:value="374661120" calcext:value-type="float">
            <text:p>374661120</text:p>
          </table:table-cell>
          <table:table-cell office:value-type="float" office:value="44.5424749851227" calcext:value-type="float">
            <text:p>44.5424749851227</text:p>
          </table:table-cell>
          <table:table-cell/>
          <table:table-cell office:value-type="float" office:value="780.988" calcext:value-type="float">
            <text:p>780.988</text:p>
          </table:table-cell>
          <table:table-cell office:value-type="float" office:value="328359936" calcext:value-type="float">
            <text:p>328359936</text:p>
          </table:table-cell>
          <table:table-cell office:value-type="float" office:value="30.868185043335" calcext:value-type="float">
            <text:p>30.868185043335</text:p>
          </table:table-cell>
          <table:table-cell/>
          <table:table-cell office:value-type="float" office:value="847.199" calcext:value-type="float">
            <text:p>847.199</text:p>
          </table:table-cell>
          <table:table-cell office:value-type="float" office:value="346324992" calcext:value-type="float">
            <text:p>346324992</text:p>
          </table:table-cell>
          <table:table-cell office:value-type="float" office:value="31.1551010608673" calcext:value-type="float">
            <text:p>31.1551010608673</text:p>
          </table:table-cell>
          <table:table-cell/>
          <table:table-cell table:formula="of:=[.F68]/[.B68]*100" office:value-type="float" office:value="108.349414890296" calcext:value-type="float">
            <text:p>108.349414890296</text:p>
          </table:table-cell>
          <table:table-cell table:formula="of:=[.G68]/[.C68]*100" office:value-type="float" office:value="87.6418497868154" calcext:value-type="float">
            <text:p>87.6418497868154</text:p>
          </table:table-cell>
          <table:table-cell table:formula="of:=[.H68]/[.D68]*100" office:value-type="float" office:value="69.3005609895836" calcext:value-type="float">
            <text:p>69.3005609895836</text:p>
          </table:table-cell>
          <table:table-cell/>
          <table:table-cell table:formula="of:=[.J68]/[.B68]*100" office:value-type="float" office:value="117.535116987257" calcext:value-type="float">
            <text:p>117.535116987257</text:p>
          </table:table-cell>
          <table:table-cell table:formula="of:=[.K68]/[.C68]*100" office:value-type="float" office:value="92.4368645457527" calcext:value-type="float">
            <text:p>92.4368645457527</text:p>
          </table:table-cell>
          <table:table-cell table:formula="of:=[.L68]/[.D68]*100" office:value-type="float" office:value="69.9447012571106" calcext:value-type="float">
            <text:p>69.9447012571106</text:p>
          </table:table-cell>
        </table:table-row>
        <table:table-row table:style-name="ro1">
          <table:table-cell office:value-type="string" calcext:value-type="string">
            <text:p>66_4_8_8_6</text:p>
          </table:table-cell>
          <table:table-cell office:value-type="float" office:value="908.728" calcext:value-type="float">
            <text:p>908.728</text:p>
          </table:table-cell>
          <table:table-cell office:value-type="float" office:value="571248640" calcext:value-type="float">
            <text:p>571248640</text:p>
          </table:table-cell>
          <table:table-cell office:value-type="float" office:value="198.702692985535" calcext:value-type="float">
            <text:p>198.702692985535</text:p>
          </table:table-cell>
          <table:table-cell/>
          <table:table-cell office:value-type="float" office:value="981.714" calcext:value-type="float">
            <text:p>981.714</text:p>
          </table:table-cell>
          <table:table-cell office:value-type="float" office:value="434417664" calcext:value-type="float">
            <text:p>434417664</text:p>
          </table:table-cell>
          <table:table-cell office:value-type="float" office:value="75.8722569942474" calcext:value-type="float">
            <text:p>75.8722569942474</text:p>
          </table:table-cell>
          <table:table-cell/>
          <table:table-cell office:value-type="float" office:value="995.095" calcext:value-type="float">
            <text:p>995.095</text:p>
          </table:table-cell>
          <table:table-cell office:value-type="float" office:value="367349760" calcext:value-type="float">
            <text:p>367349760</text:p>
          </table:table-cell>
          <table:table-cell office:value-type="float" office:value="45.2550799846649" calcext:value-type="float">
            <text:p>45.2550799846649</text:p>
          </table:table-cell>
          <table:table-cell/>
          <table:table-cell table:formula="of:=[.F69]/[.B69]*100" office:value-type="float" office:value="108.031666241164" calcext:value-type="float">
            <text:p>108.031666241164</text:p>
          </table:table-cell>
          <table:table-cell table:formula="of:=[.G69]/[.C69]*100" office:value-type="float" office:value="76.0470368909762" calcext:value-type="float">
            <text:p>76.0470368909762</text:p>
          </table:table-cell>
          <table:table-cell table:formula="of:=[.H69]/[.D69]*100" office:value-type="float" office:value="38.1838091141375" calcext:value-type="float">
            <text:p>38.1838091141375</text:p>
          </table:table-cell>
          <table:table-cell/>
          <table:table-cell table:formula="of:=[.J69]/[.B69]*100" office:value-type="float" office:value="109.504164062294" calcext:value-type="float">
            <text:p>109.504164062294</text:p>
          </table:table-cell>
          <table:table-cell table:formula="of:=[.K69]/[.C69]*100" office:value-type="float" office:value="64.3064568171226" calcext:value-type="float">
            <text:p>64.3064568171226</text:p>
          </table:table-cell>
          <table:table-cell table:formula="of:=[.L69]/[.D69]*100" office:value-type="float" office:value="22.7752725968134" calcext:value-type="float">
            <text:p>22.7752725968134</text:p>
          </table:table-cell>
        </table:table-row>
        <table:table-row table:style-name="ro1">
          <table:table-cell office:value-type="string" calcext:value-type="string">
            <text:p>67_4_8_8_7</text:p>
          </table:table-cell>
          <table:table-cell office:value-type="float" office:value="895.244" calcext:value-type="float">
            <text:p>895.244</text:p>
          </table:table-cell>
          <table:table-cell office:value-type="float" office:value="2864615424" calcext:value-type="float">
            <text:p>2864615424</text:p>
          </table:table-cell>
          <table:table-cell office:value-type="float" office:value="1357.71587991714" calcext:value-type="float">
            <text:p>1357.71587991714</text:p>
          </table:table-cell>
          <table:table-cell/>
          <table:table-cell office:value-type="float" office:value="975.728" calcext:value-type="float">
            <text:p>975.728</text:p>
          </table:table-cell>
          <table:table-cell office:value-type="float" office:value="2116665344" calcext:value-type="float">
            <text:p>2116665344</text:p>
          </table:table-cell>
          <table:table-cell office:value-type="float" office:value="1181.27566695213" calcext:value-type="float">
            <text:p>1181.27566695213</text:p>
          </table:table-cell>
          <table:table-cell/>
          <table:table-cell office:value-type="float" office:value="991.632" calcext:value-type="float">
            <text:p>991.632</text:p>
          </table:table-cell>
          <table:table-cell office:value-type="float" office:value="2463342592" calcext:value-type="float">
            <text:p>2463342592</text:p>
          </table:table-cell>
          <table:table-cell office:value-type="float" office:value="1549.93335914612" calcext:value-type="float">
            <text:p>1549.93335914612</text:p>
          </table:table-cell>
          <table:table-cell/>
          <table:table-cell table:formula="of:=[.F70]/[.B70]*100" office:value-type="float" office:value="108.990174745656" calcext:value-type="float">
            <text:p>108.990174745656</text:p>
          </table:table-cell>
          <table:table-cell table:formula="of:=[.G70]/[.C70]*100" office:value-type="float" office:value="73.8900351602659" calcext:value-type="float">
            <text:p>73.8900351602659</text:p>
          </table:table-cell>
          <table:table-cell table:formula="of:=[.H70]/[.D70]*100" office:value-type="float" office:value="87.004629202998" calcext:value-type="float">
            <text:p>87.004629202998</text:p>
          </table:table-cell>
          <table:table-cell/>
          <table:table-cell table:formula="of:=[.J70]/[.B70]*100" office:value-type="float" office:value="110.766673666621" calcext:value-type="float">
            <text:p>110.766673666621</text:p>
          </table:table-cell>
          <table:table-cell table:formula="of:=[.K70]/[.C70]*100" office:value-type="float" office:value="85.9920871528478" calcext:value-type="float">
            <text:p>85.9920871528478</text:p>
          </table:table-cell>
          <table:table-cell table:formula="of:=[.L70]/[.D70]*100" office:value-type="float" office:value="114.157415558895" calcext:value-type="float">
            <text:p>114.157415558895</text:p>
          </table:table-cell>
        </table:table-row>
        <table:table-row table:style-name="ro1">
          <table:table-cell office:value-type="string" calcext:value-type="string">
            <text:p>68_4_8_8_8</text:p>
          </table:table-cell>
          <table:table-cell office:value-type="float" office:value="757.324" calcext:value-type="float">
            <text:p>757.324</text:p>
          </table:table-cell>
          <table:table-cell office:value-type="float" office:value="1001631744" calcext:value-type="float">
            <text:p>1001631744</text:p>
          </table:table-cell>
          <table:table-cell office:value-type="float" office:value="552.51898598671" calcext:value-type="float">
            <text:p>552.51898598671</text:p>
          </table:table-cell>
          <table:table-cell/>
          <table:table-cell office:value-type="float" office:value="858.786" calcext:value-type="float">
            <text:p>858.786</text:p>
          </table:table-cell>
          <table:table-cell office:value-type="float" office:value="721149952" calcext:value-type="float">
            <text:p>721149952</text:p>
          </table:table-cell>
          <table:table-cell office:value-type="float" office:value="203.37420296669" calcext:value-type="float">
            <text:p>203.37420296669</text:p>
          </table:table-cell>
          <table:table-cell/>
          <table:table-cell office:value-type="float" office:value="875.124" calcext:value-type="float">
            <text:p>875.124</text:p>
          </table:table-cell>
          <table:table-cell office:value-type="float" office:value="780271616" calcext:value-type="float">
            <text:p>780271616</text:p>
          </table:table-cell>
          <table:table-cell office:value-type="float" office:value="364.761541128159" calcext:value-type="float">
            <text:p>364.761541128159</text:p>
          </table:table-cell>
          <table:table-cell/>
          <table:table-cell table:formula="of:=[.F71]/[.B71]*100" office:value-type="float" office:value="113.39743623601" calcext:value-type="float">
            <text:p>113.39743623601</text:p>
          </table:table-cell>
          <table:table-cell table:formula="of:=[.G71]/[.C71]*100" office:value-type="float" office:value="71.997513689023" calcext:value-type="float">
            <text:p>71.997513689023</text:p>
          </table:table-cell>
          <table:table-cell table:formula="of:=[.H71]/[.D71]*100" office:value-type="float" office:value="36.808545611061" calcext:value-type="float">
            <text:p>36.808545611061</text:p>
          </table:table-cell>
          <table:table-cell/>
          <table:table-cell table:formula="of:=[.J71]/[.B71]*100" office:value-type="float" office:value="115.554769160888" calcext:value-type="float">
            <text:p>115.554769160888</text:p>
          </table:table-cell>
          <table:table-cell table:formula="of:=[.K71]/[.C71]*100" office:value-type="float" office:value="77.9000486629945" calcext:value-type="float">
            <text:p>77.9000486629945</text:p>
          </table:table-cell>
          <table:table-cell table:formula="of:=[.L71]/[.D71]*100" office:value-type="float" office:value="66.0179198144211" calcext:value-type="float">
            <text:p>66.0179198144211</text:p>
          </table:table-cell>
        </table:table-row>
        <table:table-row table:style-name="ro1">
          <table:table-cell office:value-type="string" calcext:value-type="string">
            <text:p>69_4_8_8_9</text:p>
          </table:table-cell>
          <table:table-cell office:value-type="float" office:value="1014.806" calcext:value-type="float">
            <text:p>1014.806</text:p>
          </table:table-cell>
          <table:table-cell office:value-type="float" office:value="3079524352" calcext:value-type="float">
            <text:p>3079524352</text:p>
          </table:table-cell>
          <table:table-cell office:value-type="float" office:value="1770.76362991333" calcext:value-type="float">
            <text:p>1770.76362991333</text:p>
          </table:table-cell>
          <table:table-cell/>
          <table:table-cell office:value-type="float" office:value="1093.98" calcext:value-type="float">
            <text:p>1093.98</text:p>
          </table:table-cell>
          <table:table-cell office:value-type="float" office:value="2051436544" calcext:value-type="float">
            <text:p>2051436544</text:p>
          </table:table-cell>
          <table:table-cell office:value-type="float" office:value="797.827303886414" calcext:value-type="float">
            <text:p>797.827303886414</text:p>
          </table:table-cell>
          <table:table-cell/>
          <table:table-cell office:value-type="float" office:value="1118.335" calcext:value-type="float">
            <text:p>1118.335</text:p>
          </table:table-cell>
          <table:table-cell office:value-type="float" office:value="2126499840" calcext:value-type="float">
            <text:p>2126499840</text:p>
          </table:table-cell>
          <table:table-cell office:value-type="float" office:value="1052.78232502937" calcext:value-type="float">
            <text:p>1052.78232502937</text:p>
          </table:table-cell>
          <table:table-cell/>
          <table:table-cell table:formula="of:=[.F72]/[.B72]*100" office:value-type="float" office:value="107.801885286449" calcext:value-type="float">
            <text:p>107.801885286449</text:p>
          </table:table-cell>
          <table:table-cell table:formula="of:=[.G72]/[.C72]*100" office:value-type="float" office:value="66.6153700868672" calcext:value-type="float">
            <text:p>66.6153700868672</text:p>
          </table:table-cell>
          <table:table-cell table:formula="of:=[.H72]/[.D72]*100" office:value-type="float" office:value="45.0555506341331" calcext:value-type="float">
            <text:p>45.0555506341331</text:p>
          </table:table-cell>
          <table:table-cell/>
          <table:table-cell table:formula="of:=[.J72]/[.B72]*100" office:value-type="float" office:value="110.201851388344" calcext:value-type="float">
            <text:p>110.201851388344</text:p>
          </table:table-cell>
          <table:table-cell table:formula="of:=[.K72]/[.C72]*100" office:value-type="float" office:value="69.0528665122892" calcext:value-type="float">
            <text:p>69.0528665122892</text:p>
          </table:table-cell>
          <table:table-cell table:formula="of:=[.L72]/[.D72]*100" office:value-type="float" office:value="59.4535773857575" calcext:value-type="float">
            <text:p>59.4535773857575</text:p>
          </table:table-cell>
        </table:table-row>
        <table:table-row table:style-name="ro1">
          <table:table-cell office:value-type="string" calcext:value-type="string">
            <text:p>70_4_8_8_10</text:p>
          </table:table-cell>
          <table:table-cell office:value-type="float" office:value="760.817" calcext:value-type="float">
            <text:p>760.817</text:p>
          </table:table-cell>
          <table:table-cell office:value-type="float" office:value="324612096" calcext:value-type="float">
            <text:p>324612096</text:p>
          </table:table-cell>
          <table:table-cell office:value-type="float" office:value="17.3331120014191" calcext:value-type="float">
            <text:p>17.3331120014191</text:p>
          </table:table-cell>
          <table:table-cell/>
          <table:table-cell office:value-type="float" office:value="818.293" calcext:value-type="float">
            <text:p>818.293</text:p>
          </table:table-cell>
          <table:table-cell office:value-type="float" office:value="311193600" calcext:value-type="float">
            <text:p>311193600</text:p>
          </table:table-cell>
          <table:table-cell office:value-type="float" office:value="14.9942569732666" calcext:value-type="float">
            <text:p>14.9942569732666</text:p>
          </table:table-cell>
          <table:table-cell/>
          <table:table-cell office:value-type="float" office:value="843.227" calcext:value-type="float">
            <text:p>843.227</text:p>
          </table:table-cell>
          <table:table-cell office:value-type="float" office:value="329261056" calcext:value-type="float">
            <text:p>329261056</text:p>
          </table:table-cell>
          <table:table-cell office:value-type="float" office:value="21.147891998291" calcext:value-type="float">
            <text:p>21.147891998291</text:p>
          </table:table-cell>
          <table:table-cell/>
          <table:table-cell table:formula="of:=[.F73]/[.B73]*100" office:value-type="float" office:value="107.554510480181" calcext:value-type="float">
            <text:p>107.554510480181</text:p>
          </table:table-cell>
          <table:table-cell table:formula="of:=[.G73]/[.C73]*100" office:value-type="float" office:value="95.8662982170572" calcext:value-type="float">
            <text:p>95.8662982170572</text:p>
          </table:table-cell>
          <table:table-cell table:formula="of:=[.H73]/[.D73]*100" office:value-type="float" office:value="86.5064333054502" calcext:value-type="float">
            <text:p>86.5064333054502</text:p>
          </table:table-cell>
          <table:table-cell/>
          <table:table-cell table:formula="of:=[.J73]/[.B73]*100" office:value-type="float" office:value="110.831776892472" calcext:value-type="float">
            <text:p>110.831776892472</text:p>
          </table:table-cell>
          <table:table-cell table:formula="of:=[.K73]/[.C73]*100" office:value-type="float" office:value="101.43215858475" calcext:value-type="float">
            <text:p>101.43215858475</text:p>
          </table:table-cell>
          <table:table-cell table:formula="of:=[.L73]/[.D73]*100" office:value-type="float" office:value="122.008627167237" calcext:value-type="float">
            <text:p>122.008627167237</text:p>
          </table:table-cell>
        </table:table-row>
        <table:table-row table:style-name="ro1">
          <table:table-cell office:value-type="string" calcext:value-type="string">
            <text:p>71_4_8_8_11</text:p>
          </table:table-cell>
          <table:table-cell office:value-type="float" office:value="853.4" calcext:value-type="float">
            <text:p>853.4</text:p>
          </table:table-cell>
          <table:table-cell office:value-type="float" office:value="2004197376" calcext:value-type="float">
            <text:p>2004197376</text:p>
          </table:table-cell>
          <table:table-cell office:value-type="float" office:value="890.170519828796" calcext:value-type="float">
            <text:p>890.170519828796</text:p>
          </table:table-cell>
          <table:table-cell/>
          <table:table-cell office:value-type="float" office:value="945.599" calcext:value-type="float">
            <text:p>945.599</text:p>
          </table:table-cell>
          <table:table-cell office:value-type="float" office:value="2085523456" calcext:value-type="float">
            <text:p>2085523456</text:p>
          </table:table-cell>
          <table:table-cell office:value-type="float" office:value="1057.74331498146" calcext:value-type="float">
            <text:p>1057.74331498146</text:p>
          </table:table-cell>
          <table:table-cell/>
          <table:table-cell office:value-type="float" office:value="953.955" calcext:value-type="float">
            <text:p>953.955</text:p>
          </table:table-cell>
          <table:table-cell office:value-type="float" office:value="1172480000" calcext:value-type="float">
            <text:p>1172480000</text:p>
          </table:table-cell>
          <table:table-cell office:value-type="float" office:value="567.997703075409" calcext:value-type="float">
            <text:p>567.997703075409</text:p>
          </table:table-cell>
          <table:table-cell/>
          <table:table-cell table:formula="of:=[.F74]/[.B74]*100" office:value-type="float" office:value="110.803726271385" calcext:value-type="float">
            <text:p>110.803726271385</text:p>
          </table:table-cell>
          <table:table-cell table:formula="of:=[.G74]/[.C74]*100" office:value-type="float" office:value="104.057787969083" calcext:value-type="float">
            <text:p>104.057787969083</text:p>
          </table:table-cell>
          <table:table-cell table:formula="of:=[.H74]/[.D74]*100" office:value-type="float" office:value="118.82479720682" calcext:value-type="float">
            <text:p>118.82479720682</text:p>
          </table:table-cell>
          <table:table-cell/>
          <table:table-cell table:formula="of:=[.J74]/[.B74]*100" office:value-type="float" office:value="111.782868525896" calcext:value-type="float">
            <text:p>111.782868525896</text:p>
          </table:table-cell>
          <table:table-cell table:formula="of:=[.K74]/[.C74]*100" office:value-type="float" office:value="58.5012241828222" calcext:value-type="float">
            <text:p>58.5012241828222</text:p>
          </table:table-cell>
          <table:table-cell table:formula="of:=[.L74]/[.D74]*100" office:value-type="float" office:value="63.8077413734899" calcext:value-type="float">
            <text:p>63.8077413734899</text:p>
          </table:table-cell>
        </table:table-row>
        <table:table-row table:style-name="ro1">
          <table:table-cell office:value-type="string" calcext:value-type="string">
            <text:p>72_4_8_8_12</text:p>
          </table:table-cell>
          <table:table-cell office:value-type="float" office:value="968.21" calcext:value-type="float">
            <text:p>968.21</text:p>
          </table:table-cell>
          <table:table-cell office:value-type="float" office:value="1980260352" calcext:value-type="float">
            <text:p>1980260352</text:p>
          </table:table-cell>
          <table:table-cell office:value-type="float" office:value="730.91806101799" calcext:value-type="float">
            <text:p>730.91806101799</text:p>
          </table:table-cell>
          <table:table-cell/>
          <table:table-cell office:value-type="float" office:value="1075.385" calcext:value-type="float">
            <text:p>1075.385</text:p>
          </table:table-cell>
          <table:table-cell office:value-type="float" office:value="2023604224" calcext:value-type="float">
            <text:p>2023604224</text:p>
          </table:table-cell>
          <table:table-cell office:value-type="float" office:value="665.843029975891" calcext:value-type="float">
            <text:p>665.843029975891</text:p>
          </table:table-cell>
          <table:table-cell/>
          <table:table-cell office:value-type="float" office:value="1094.336" calcext:value-type="float">
            <text:p>1094.336</text:p>
          </table:table-cell>
          <table:table-cell office:value-type="float" office:value="2142576640" calcext:value-type="float">
            <text:p>2142576640</text:p>
          </table:table-cell>
          <table:table-cell office:value-type="float" office:value="1092.88427996635" calcext:value-type="float">
            <text:p>1092.88427996635</text:p>
          </table:table-cell>
          <table:table-cell/>
          <table:table-cell table:formula="of:=[.F75]/[.B75]*100" office:value-type="float" office:value="111.069396102085" calcext:value-type="float">
            <text:p>111.069396102085</text:p>
          </table:table-cell>
          <table:table-cell table:formula="of:=[.G75]/[.C75]*100" office:value-type="float" office:value="102.188796637585" calcext:value-type="float">
            <text:p>102.188796637585</text:p>
          </table:table-cell>
          <table:table-cell table:formula="of:=[.H75]/[.D75]*100" office:value-type="float" office:value="91.0968089977876" calcext:value-type="float">
            <text:p>91.0968089977876</text:p>
          </table:table-cell>
          <table:table-cell/>
          <table:table-cell table:formula="of:=[.J75]/[.B75]*100" office:value-type="float" office:value="113.026719410045" calcext:value-type="float">
            <text:p>113.026719410045</text:p>
          </table:table-cell>
          <table:table-cell table:formula="of:=[.K75]/[.C75]*100" office:value-type="float" office:value="108.196714529787" calcext:value-type="float">
            <text:p>108.196714529787</text:p>
          </table:table-cell>
          <table:table-cell table:formula="of:=[.L75]/[.D75]*100" office:value-type="float" office:value="149.522133636188" calcext:value-type="float">
            <text:p>149.522133636188</text:p>
          </table:table-cell>
        </table:table-row>
        <table:table-row table:style-name="ro1">
          <table:table-cell office:value-type="string" calcext:value-type="string">
            <text:p>73_4_8_8_13</text:p>
          </table:table-cell>
          <table:table-cell office:value-type="float" office:value="875.699" calcext:value-type="float">
            <text:p>875.699</text:p>
          </table:table-cell>
          <table:table-cell office:value-type="float" office:value="3510964224" calcext:value-type="float">
            <text:p>3510964224</text:p>
          </table:table-cell>
          <table:table-cell office:value-type="float" office:value="1452.34062600136" calcext:value-type="float">
            <text:p>1452.34062600136</text:p>
          </table:table-cell>
          <table:table-cell/>
          <table:table-cell office:value-type="float" office:value="1000.729" calcext:value-type="float">
            <text:p>1000.729</text:p>
          </table:table-cell>
          <table:table-cell office:value-type="float" office:value="3173855232" calcext:value-type="float">
            <text:p>3173855232</text:p>
          </table:table-cell>
          <table:table-cell office:value-type="float" office:value="1604.17816209793" calcext:value-type="float">
            <text:p>1604.17816209793</text:p>
          </table:table-cell>
          <table:table-cell/>
          <table:table-cell office:value-type="float" office:value="1006.385" calcext:value-type="float">
            <text:p>1006.385</text:p>
          </table:table-cell>
          <table:table-cell office:value-type="float" office:value="3268300800" calcext:value-type="float">
            <text:p>3268300800</text:p>
          </table:table-cell>
          <table:table-cell office:value-type="float" office:value="1510.94476699829" calcext:value-type="float">
            <text:p>1510.94476699829</text:p>
          </table:table-cell>
          <table:table-cell/>
          <table:table-cell table:formula="of:=[.F76]/[.B76]*100" office:value-type="float" office:value="114.277736984969" calcext:value-type="float">
            <text:p>114.277736984969</text:p>
          </table:table-cell>
          <table:table-cell table:formula="of:=[.G76]/[.C76]*100" office:value-type="float" office:value="90.3983928490181" calcext:value-type="float">
            <text:p>90.3983928490181</text:p>
          </table:table-cell>
          <table:table-cell table:formula="of:=[.H76]/[.D76]*100" office:value-type="float" office:value="110.454678012734" calcext:value-type="float">
            <text:p>110.454678012734</text:p>
          </table:table-cell>
          <table:table-cell/>
          <table:table-cell table:formula="of:=[.J76]/[.B76]*100" office:value-type="float" office:value="114.923621015897" calcext:value-type="float">
            <text:p>114.923621015897</text:p>
          </table:table-cell>
          <table:table-cell table:formula="of:=[.K76]/[.C76]*100" office:value-type="float" office:value="93.0884108034705" calcext:value-type="float">
            <text:p>93.0884108034705</text:p>
          </table:table-cell>
          <table:table-cell table:formula="of:=[.L76]/[.D76]*100" office:value-type="float" office:value="104.035151254997" calcext:value-type="float">
            <text:p>104.035151254997</text:p>
          </table:table-cell>
        </table:table-row>
        <table:table-row table:style-name="ro1">
          <table:table-cell office:value-type="string" calcext:value-type="string">
            <text:p>74_4_8_8_14</text:p>
          </table:table-cell>
          <table:table-cell office:value-type="float" office:value="648.667" calcext:value-type="float">
            <text:p>648.667</text:p>
          </table:table-cell>
          <table:table-cell office:value-type="float" office:value="544026624" calcext:value-type="float">
            <text:p>544026624</text:p>
          </table:table-cell>
          <table:table-cell office:value-type="float" office:value="139.22750210762" calcext:value-type="float">
            <text:p>139.22750210762</text:p>
          </table:table-cell>
          <table:table-cell/>
          <table:table-cell office:value-type="float" office:value="731.868" calcext:value-type="float">
            <text:p>731.868</text:p>
          </table:table-cell>
          <table:table-cell office:value-type="float" office:value="638390272" calcext:value-type="float">
            <text:p>638390272</text:p>
          </table:table-cell>
          <table:table-cell office:value-type="float" office:value="179.779366016388" calcext:value-type="float">
            <text:p>179.779366016388</text:p>
          </table:table-cell>
          <table:table-cell/>
          <table:table-cell office:value-type="float" office:value="739.932" calcext:value-type="float">
            <text:p>739.932</text:p>
          </table:table-cell>
          <table:table-cell office:value-type="float" office:value="806649856" calcext:value-type="float">
            <text:p>806649856</text:p>
          </table:table-cell>
          <table:table-cell office:value-type="float" office:value="269.235422134399" calcext:value-type="float">
            <text:p>269.235422134399</text:p>
          </table:table-cell>
          <table:table-cell/>
          <table:table-cell table:formula="of:=[.F77]/[.B77]*100" office:value-type="float" office:value="112.82645795146" calcext:value-type="float">
            <text:p>112.82645795146</text:p>
          </table:table-cell>
          <table:table-cell table:formula="of:=[.G77]/[.C77]*100" office:value-type="float" office:value="117.345409918762" calcext:value-type="float">
            <text:p>117.345409918762</text:p>
          </table:table-cell>
          <table:table-cell table:formula="of:=[.H77]/[.D77]*100" office:value-type="float" office:value="129.126331575943" calcext:value-type="float">
            <text:p>129.126331575943</text:p>
          </table:table-cell>
          <table:table-cell/>
          <table:table-cell table:formula="of:=[.J77]/[.B77]*100" office:value-type="float" office:value="114.069622780256" calcext:value-type="float">
            <text:p>114.069622780256</text:p>
          </table:table-cell>
          <table:table-cell table:formula="of:=[.K77]/[.C77]*100" office:value-type="float" office:value="148.273966827035" calcext:value-type="float">
            <text:p>148.273966827035</text:p>
          </table:table-cell>
          <table:table-cell table:formula="of:=[.L77]/[.D77]*100" office:value-type="float" office:value="193.378045327773" calcext:value-type="float">
            <text:p>193.378045327773</text:p>
          </table:table-cell>
        </table:table-row>
        <table:table-row table:style-name="ro1">
          <table:table-cell office:value-type="string" calcext:value-type="string">
            <text:p>75_4_8_8_15</text:p>
          </table:table-cell>
          <table:table-cell office:value-type="float" office:value="866.925" calcext:value-type="float">
            <text:p>866.925</text:p>
          </table:table-cell>
          <table:table-cell office:value-type="float" office:value="227123200" calcext:value-type="float">
            <text:p>227123200</text:p>
          </table:table-cell>
          <table:table-cell office:value-type="float" office:value="2.19005703926086" calcext:value-type="float">
            <text:p>2.19005703926086</text:p>
          </table:table-cell>
          <table:table-cell/>
          <table:table-cell office:value-type="float" office:value="990.451" calcext:value-type="float">
            <text:p>990.451</text:p>
          </table:table-cell>
          <table:table-cell office:value-type="float" office:value="216510464" calcext:value-type="float">
            <text:p>216510464</text:p>
          </table:table-cell>
          <table:table-cell office:value-type="float" office:value="1.82831597328186" calcext:value-type="float">
            <text:p>1.82831597328186</text:p>
          </table:table-cell>
          <table:table-cell/>
          <table:table-cell office:value-type="float" office:value="1031.708" calcext:value-type="float">
            <text:p>1031.708</text:p>
          </table:table-cell>
          <table:table-cell office:value-type="float" office:value="282796032" calcext:value-type="float">
            <text:p>282796032</text:p>
          </table:table-cell>
          <table:table-cell office:value-type="float" office:value="3.58053088188171" calcext:value-type="float">
            <text:p>3.58053088188171</text:p>
          </table:table-cell>
          <table:table-cell/>
          <table:table-cell table:formula="of:=[.F78]/[.B78]*100" office:value-type="float" office:value="114.248752775615" calcext:value-type="float">
            <text:p>114.248752775615</text:p>
          </table:table-cell>
          <table:table-cell table:formula="of:=[.G78]/[.C78]*100" office:value-type="float" office:value="95.3273219116321" calcext:value-type="float">
            <text:p>95.3273219116321</text:p>
          </table:table-cell>
          <table:table-cell table:formula="of:=[.H78]/[.D78]*100" office:value-type="float" office:value="83.4825733077214" calcext:value-type="float">
            <text:p>83.4825733077214</text:p>
          </table:table-cell>
          <table:table-cell/>
          <table:table-cell table:formula="of:=[.J78]/[.B78]*100" office:value-type="float" office:value="119.007757303112" calcext:value-type="float">
            <text:p>119.007757303112</text:p>
          </table:table-cell>
          <table:table-cell table:formula="of:=[.K78]/[.C78]*100" office:value-type="float" office:value="124.512173128945" calcext:value-type="float">
            <text:p>124.512173128945</text:p>
          </table:table-cell>
          <table:table-cell table:formula="of:=[.L78]/[.D78]*100" office:value-type="float" office:value="163.490302658516" calcext:value-type="float">
            <text:p>163.490302658516</text:p>
          </table:table-cell>
        </table:table-row>
        <table:table-row table:style-name="ro1">
          <table:table-cell office:value-type="string" calcext:value-type="string">
            <text:p>76_4_8_8_16</text:p>
          </table:table-cell>
          <table:table-cell office:value-type="float" office:value="746.996" calcext:value-type="float">
            <text:p>746.996</text:p>
          </table:table-cell>
          <table:table-cell office:value-type="float" office:value="2422583296" calcext:value-type="float">
            <text:p>2422583296</text:p>
          </table:table-cell>
          <table:table-cell office:value-type="float" office:value="1513.0366601944" calcext:value-type="float">
            <text:p>1513.0366601944</text:p>
          </table:table-cell>
          <table:table-cell/>
          <table:table-cell office:value-type="float" office:value="815.995" calcext:value-type="float">
            <text:p>815.995</text:p>
          </table:table-cell>
          <table:table-cell office:value-type="float" office:value="3157737472" calcext:value-type="float">
            <text:p>3157737472</text:p>
          </table:table-cell>
          <table:table-cell office:value-type="float" office:value="1782.41624903679" calcext:value-type="float">
            <text:p>1782.41624903679</text:p>
          </table:table-cell>
          <table:table-cell/>
          <table:table-cell office:value-type="float" office:value="824.735" calcext:value-type="float">
            <text:p>824.735</text:p>
          </table:table-cell>
          <table:table-cell office:value-type="float" office:value="1981394944" calcext:value-type="float">
            <text:p>1981394944</text:p>
          </table:table-cell>
          <table:table-cell office:value-type="float" office:value="1516.05723500252" calcext:value-type="float">
            <text:p>1516.05723500252</text:p>
          </table:table-cell>
          <table:table-cell/>
          <table:table-cell table:formula="of:=[.F79]/[.B79]*100" office:value-type="float" office:value="109.236863383472" calcext:value-type="float">
            <text:p>109.236863383472</text:p>
          </table:table-cell>
          <table:table-cell table:formula="of:=[.G79]/[.C79]*100" office:value-type="float" office:value="130.345878187711" calcext:value-type="float">
            <text:p>130.345878187711</text:p>
          </table:table-cell>
          <table:table-cell table:formula="of:=[.H79]/[.D79]*100" office:value-type="float" office:value="117.803903628335" calcext:value-type="float">
            <text:p>117.803903628335</text:p>
          </table:table-cell>
          <table:table-cell/>
          <table:table-cell table:formula="of:=[.J79]/[.B79]*100" office:value-type="float" office:value="110.406883035518" calcext:value-type="float">
            <text:p>110.406883035518</text:p>
          </table:table-cell>
          <table:table-cell table:formula="of:=[.K79]/[.C79]*100" office:value-type="float" office:value="81.7885167156704" calcext:value-type="float">
            <text:p>81.7885167156704</text:p>
          </table:table-cell>
          <table:table-cell table:formula="of:=[.L79]/[.D79]*100" office:value-type="float" office:value="100.199636590942" calcext:value-type="float">
            <text:p>100.199636590942</text:p>
          </table:table-cell>
        </table:table-row>
        <table:table-row table:style-name="ro1">
          <table:table-cell office:value-type="string" calcext:value-type="string">
            <text:p>77_4_8_8_17</text:p>
          </table:table-cell>
          <table:table-cell office:value-type="float" office:value="1038.859" calcext:value-type="float">
            <text:p>1038.859</text:p>
          </table:table-cell>
          <table:table-cell office:value-type="float" office:value="646844416" calcext:value-type="float">
            <text:p>646844416</text:p>
          </table:table-cell>
          <table:table-cell office:value-type="float" office:value="123.342849969864" calcext:value-type="float">
            <text:p>123.342849969864</text:p>
          </table:table-cell>
          <table:table-cell/>
          <table:table-cell office:value-type="float" office:value="1106.53" calcext:value-type="float">
            <text:p>1106.53</text:p>
          </table:table-cell>
          <table:table-cell office:value-type="float" office:value="608780288" calcext:value-type="float">
            <text:p>608780288</text:p>
          </table:table-cell>
          <table:table-cell office:value-type="float" office:value="181.947983026505" calcext:value-type="float">
            <text:p>181.947983026505</text:p>
          </table:table-cell>
          <table:table-cell/>
          <table:table-cell office:value-type="float" office:value="1127.419" calcext:value-type="float">
            <text:p>1127.419</text:p>
          </table:table-cell>
          <table:table-cell office:value-type="float" office:value="613007360" calcext:value-type="float">
            <text:p>613007360</text:p>
          </table:table-cell>
          <table:table-cell office:value-type="float" office:value="157.933595895767" calcext:value-type="float">
            <text:p>157.933595895767</text:p>
          </table:table-cell>
          <table:table-cell/>
          <table:table-cell table:formula="of:=[.F80]/[.B80]*100" office:value-type="float" office:value="106.513973503623" calcext:value-type="float">
            <text:p>106.513973503623</text:p>
          </table:table-cell>
          <table:table-cell table:formula="of:=[.G80]/[.C80]*100" office:value-type="float" office:value="94.115412136448" calcext:value-type="float">
            <text:p>94.115412136448</text:p>
          </table:table-cell>
          <table:table-cell table:formula="of:=[.H80]/[.D80]*100" office:value-type="float" office:value="147.514009179259" calcext:value-type="float">
            <text:p>147.514009179259</text:p>
          </table:table-cell>
          <table:table-cell/>
          <table:table-cell table:formula="of:=[.J80]/[.B80]*100" office:value-type="float" office:value="108.524737235756" calcext:value-type="float">
            <text:p>108.524737235756</text:p>
          </table:table-cell>
          <table:table-cell table:formula="of:=[.K80]/[.C80]*100" office:value-type="float" office:value="94.7689034390613" calcext:value-type="float">
            <text:p>94.7689034390613</text:p>
          </table:table-cell>
          <table:table-cell table:formula="of:=[.L80]/[.D80]*100" office:value-type="float" office:value="128.044386792063" calcext:value-type="float">
            <text:p>128.044386792063</text:p>
          </table:table-cell>
        </table:table-row>
        <table:table-row table:style-name="ro1">
          <table:table-cell office:value-type="string" calcext:value-type="string">
            <text:p>78_4_8_8_18</text:p>
          </table:table-cell>
          <table:table-cell office:value-type="float" office:value="639.749" calcext:value-type="float">
            <text:p>639.749</text:p>
          </table:table-cell>
          <table:table-cell office:value-type="float" office:value="279482368" calcext:value-type="float">
            <text:p>279482368</text:p>
          </table:table-cell>
          <table:table-cell office:value-type="float" office:value="4.84594893455505" calcext:value-type="float">
            <text:p>4.84594893455505</text:p>
          </table:table-cell>
          <table:table-cell/>
          <table:table-cell office:value-type="float" office:value="706.808" calcext:value-type="float">
            <text:p>706.808</text:p>
          </table:table-cell>
          <table:table-cell office:value-type="float" office:value="266313728" calcext:value-type="float">
            <text:p>266313728</text:p>
          </table:table-cell>
          <table:table-cell office:value-type="float" office:value="3.0088951587677" calcext:value-type="float">
            <text:p>3.0088951587677</text:p>
          </table:table-cell>
          <table:table-cell/>
          <table:table-cell office:value-type="float" office:value="766.491" calcext:value-type="float">
            <text:p>766.491</text:p>
          </table:table-cell>
          <table:table-cell office:value-type="float" office:value="261648384" calcext:value-type="float">
            <text:p>261648384</text:p>
          </table:table-cell>
          <table:table-cell office:value-type="float" office:value="3.59142398834229" calcext:value-type="float">
            <text:p>3.59142398834229</text:p>
          </table:table-cell>
          <table:table-cell/>
          <table:table-cell table:formula="of:=[.F81]/[.B81]*100" office:value-type="float" office:value="110.482079690629" calcext:value-type="float">
            <text:p>110.482079690629</text:p>
          </table:table-cell>
          <table:table-cell table:formula="of:=[.G81]/[.C81]*100" office:value-type="float" office:value="95.2882036551229" calcext:value-type="float">
            <text:p>95.2882036551229</text:p>
          </table:table-cell>
          <table:table-cell table:formula="of:=[.H81]/[.D81]*100" office:value-type="float" office:value="62.0909382125789" calcext:value-type="float">
            <text:p>62.0909382125789</text:p>
          </table:table-cell>
          <table:table-cell/>
          <table:table-cell table:formula="of:=[.J81]/[.B81]*100" office:value-type="float" office:value="119.811207207827" calcext:value-type="float">
            <text:p>119.811207207827</text:p>
          </table:table-cell>
          <table:table-cell table:formula="of:=[.K81]/[.C81]*100" office:value-type="float" office:value="93.6189233948383" calcext:value-type="float">
            <text:p>93.6189233948383</text:p>
          </table:table-cell>
          <table:table-cell table:formula="of:=[.L81]/[.D81]*100" office:value-type="float" office:value="74.1118826641546" calcext:value-type="float">
            <text:p>74.1118826641546</text:p>
          </table:table-cell>
        </table:table-row>
        <table:table-row table:style-name="ro1">
          <table:table-cell office:value-type="string" calcext:value-type="string">
            <text:p>79_4_8_8_19</text:p>
          </table:table-cell>
          <table:table-cell office:value-type="float" office:value="872.517" calcext:value-type="float">
            <text:p>872.517</text:p>
          </table:table-cell>
          <table:table-cell office:value-type="float" office:value="1944109056" calcext:value-type="float">
            <text:p>1944109056</text:p>
          </table:table-cell>
          <table:table-cell office:value-type="float" office:value="977.307050943375" calcext:value-type="float">
            <text:p>977.307050943375</text:p>
          </table:table-cell>
          <table:table-cell/>
          <table:table-cell office:value-type="float" office:value="962.71" calcext:value-type="float">
            <text:p>962.71</text:p>
          </table:table-cell>
          <table:table-cell office:value-type="float" office:value="1648631808" calcext:value-type="float">
            <text:p>1648631808</text:p>
          </table:table-cell>
          <table:table-cell office:value-type="float" office:value="923.301192998886" calcext:value-type="float">
            <text:p>923.301192998886</text:p>
          </table:table-cell>
          <table:table-cell/>
          <table:table-cell office:value-type="float" office:value="972.087" calcext:value-type="float">
            <text:p>972.087</text:p>
          </table:table-cell>
          <table:table-cell office:value-type="float" office:value="1117270016" calcext:value-type="float">
            <text:p>1117270016</text:p>
          </table:table-cell>
          <table:table-cell office:value-type="float" office:value="875.296029806137" calcext:value-type="float">
            <text:p>875.296029806137</text:p>
          </table:table-cell>
          <table:table-cell/>
          <table:table-cell table:formula="of:=[.F82]/[.B82]*100" office:value-type="float" office:value="110.337105179613" calcext:value-type="float">
            <text:p>110.337105179613</text:p>
          </table:table-cell>
          <table:table-cell table:formula="of:=[.G82]/[.C82]*100" office:value-type="float" office:value="84.8014057087958" calcext:value-type="float">
            <text:p>84.8014057087958</text:p>
          </table:table-cell>
          <table:table-cell table:formula="of:=[.H82]/[.D82]*100" office:value-type="float" office:value="94.4740132702043" calcext:value-type="float">
            <text:p>94.4740132702043</text:p>
          </table:table-cell>
          <table:table-cell/>
          <table:table-cell table:formula="of:=[.J82]/[.B82]*100" office:value-type="float" office:value="111.411812033462" calcext:value-type="float">
            <text:p>111.411812033462</text:p>
          </table:table-cell>
          <table:table-cell table:formula="of:=[.K82]/[.C82]*100" office:value-type="float" office:value="57.4695134798035" calcext:value-type="float">
            <text:p>57.4695134798035</text:p>
          </table:table-cell>
          <table:table-cell table:formula="of:=[.L82]/[.D82]*100" office:value-type="float" office:value="89.5620295547066" calcext:value-type="float">
            <text:p>89.5620295547066</text:p>
          </table:table-cell>
        </table:table-row>
        <table:table-row table:style-name="ro1">
          <table:table-cell office:value-type="string" calcext:value-type="string">
            <text:p>80_4_8_8_20</text:p>
          </table:table-cell>
          <table:table-cell office:value-type="float" office:value="929.961" calcext:value-type="float">
            <text:p>929.961</text:p>
          </table:table-cell>
          <table:table-cell office:value-type="float" office:value="2715734016" calcext:value-type="float">
            <text:p>2715734016</text:p>
          </table:table-cell>
          <table:table-cell office:value-type="float" office:value="1892.31743788719" calcext:value-type="float">
            <text:p>1892.31743788719</text:p>
          </table:table-cell>
          <table:table-cell/>
          <table:table-cell office:value-type="float" office:value="992.361" calcext:value-type="float">
            <text:p>992.361</text:p>
          </table:table-cell>
          <table:table-cell office:value-type="float" office:value="2506379264" calcext:value-type="float">
            <text:p>2506379264</text:p>
          </table:table-cell>
          <table:table-cell office:value-type="float" office:value="1864.70588588715" calcext:value-type="float">
            <text:p>1864.70588588715</text:p>
          </table:table-cell>
          <table:table-cell/>
          <table:table-cell office:value-type="float" office:value="996.524" calcext:value-type="float">
            <text:p>996.524</text:p>
          </table:table-cell>
          <table:table-cell office:value-type="float" office:value="2471976960" calcext:value-type="float">
            <text:p>2471976960</text:p>
          </table:table-cell>
          <table:table-cell office:value-type="float" office:value="1493.37901210785" calcext:value-type="float">
            <text:p>1493.37901210785</text:p>
          </table:table-cell>
          <table:table-cell/>
          <table:table-cell table:formula="of:=[.F83]/[.B83]*100" office:value-type="float" office:value="106.709958804724" calcext:value-type="float">
            <text:p>106.709958804724</text:p>
          </table:table-cell>
          <table:table-cell table:formula="of:=[.G83]/[.C83]*100" office:value-type="float" office:value="92.2910435717722" calcext:value-type="float">
            <text:p>92.2910435717722</text:p>
          </table:table-cell>
          <table:table-cell table:formula="of:=[.H83]/[.D83]*100" office:value-type="float" office:value="98.5408604578062" calcext:value-type="float">
            <text:p>98.5408604578062</text:p>
          </table:table-cell>
          <table:table-cell/>
          <table:table-cell table:formula="of:=[.J83]/[.B83]*100" office:value-type="float" office:value="107.157611985879" calcext:value-type="float">
            <text:p>107.157611985879</text:p>
          </table:table-cell>
          <table:table-cell table:formula="of:=[.K83]/[.C83]*100" office:value-type="float" office:value="91.0242661997131" calcext:value-type="float">
            <text:p>91.0242661997131</text:p>
          </table:table-cell>
          <table:table-cell table:formula="of:=[.L83]/[.D83]*100" office:value-type="float" office:value="78.9179966430599" calcext:value-type="float">
            <text:p>78.9179966430599</text:p>
          </table:table-cell>
        </table:table-row>
        <table:table-row table:style-name="ro1">
          <table:table-cell office:value-type="string" calcext:value-type="string">
            <text:p>81_4_8_8_21</text:p>
          </table:table-cell>
          <table:table-cell office:value-type="float" office:value="574.225" calcext:value-type="float">
            <text:p>574.225</text:p>
          </table:table-cell>
          <table:table-cell office:value-type="float" office:value="280293376" calcext:value-type="float">
            <text:p>280293376</text:p>
          </table:table-cell>
          <table:table-cell office:value-type="float" office:value="6.71744108200073" calcext:value-type="float">
            <text:p>6.71744108200073</text:p>
          </table:table-cell>
          <table:table-cell/>
          <table:table-cell office:value-type="float" office:value="614.204" calcext:value-type="float">
            <text:p>614.204</text:p>
          </table:table-cell>
          <table:table-cell office:value-type="float" office:value="289787904" calcext:value-type="float">
            <text:p>289787904</text:p>
          </table:table-cell>
          <table:table-cell office:value-type="float" office:value="8.84780502319336" calcext:value-type="float">
            <text:p>8.84780502319336</text:p>
          </table:table-cell>
          <table:table-cell/>
          <table:table-cell office:value-type="float" office:value="641.534" calcext:value-type="float">
            <text:p>641.534</text:p>
          </table:table-cell>
          <table:table-cell office:value-type="float" office:value="282034176" calcext:value-type="float">
            <text:p>282034176</text:p>
          </table:table-cell>
          <table:table-cell office:value-type="float" office:value="6.40813207626343" calcext:value-type="float">
            <text:p>6.40813207626343</text:p>
          </table:table-cell>
          <table:table-cell/>
          <table:table-cell table:formula="of:=[.F84]/[.B84]*100" office:value-type="float" office:value="106.962253472071" calcext:value-type="float">
            <text:p>106.962253472071</text:p>
          </table:table-cell>
          <table:table-cell table:formula="of:=[.G84]/[.C84]*100" office:value-type="float" office:value="103.387353684734" calcext:value-type="float">
            <text:p>103.387353684734</text:p>
          </table:table-cell>
          <table:table-cell table:formula="of:=[.H84]/[.D84]*100" office:value-type="float" office:value="131.713920750282" calcext:value-type="float">
            <text:p>131.713920750282</text:p>
          </table:table-cell>
          <table:table-cell/>
          <table:table-cell table:formula="of:=[.J84]/[.B84]*100" office:value-type="float" office:value="111.721711872524" calcext:value-type="float">
            <text:p>111.721711872524</text:p>
          </table:table-cell>
          <table:table-cell table:formula="of:=[.K84]/[.C84]*100" office:value-type="float" office:value="100.621063553068" calcext:value-type="float">
            <text:p>100.621063553068</text:p>
          </table:table-cell>
          <table:table-cell table:formula="of:=[.L84]/[.D84]*100" office:value-type="float" office:value="95.3954340356466" calcext:value-type="float">
            <text:p>95.3954340356466</text:p>
          </table:table-cell>
        </table:table-row>
        <table:table-row table:style-name="ro1">
          <table:table-cell office:value-type="string" calcext:value-type="string">
            <text:p>82_4_8_8_22</text:p>
          </table:table-cell>
          <table:table-cell office:value-type="float" office:value="830.898" calcext:value-type="float">
            <text:p>830.898</text:p>
          </table:table-cell>
          <table:table-cell office:value-type="float" office:value="393203712" calcext:value-type="float">
            <text:p>393203712</text:p>
          </table:table-cell>
          <table:table-cell office:value-type="float" office:value="44.8209619522095" calcext:value-type="float">
            <text:p>44.8209619522095</text:p>
          </table:table-cell>
          <table:table-cell/>
          <table:table-cell office:value-type="float" office:value="917.243" calcext:value-type="float">
            <text:p>917.243</text:p>
          </table:table-cell>
          <table:table-cell office:value-type="float" office:value="308166656" calcext:value-type="float">
            <text:p>308166656</text:p>
          </table:table-cell>
          <table:table-cell office:value-type="float" office:value="17.641704082489" calcext:value-type="float">
            <text:p>17.641704082489</text:p>
          </table:table-cell>
          <table:table-cell/>
          <table:table-cell office:value-type="float" office:value="940.88" calcext:value-type="float">
            <text:p>940.88</text:p>
          </table:table-cell>
          <table:table-cell office:value-type="float" office:value="352190464" calcext:value-type="float">
            <text:p>352190464</text:p>
          </table:table-cell>
          <table:table-cell office:value-type="float" office:value="51.4079029560089" calcext:value-type="float">
            <text:p>51.4079029560089</text:p>
          </table:table-cell>
          <table:table-cell/>
          <table:table-cell table:formula="of:=[.F85]/[.B85]*100" office:value-type="float" office:value="110.391768905449" calcext:value-type="float">
            <text:p>110.391768905449</text:p>
          </table:table-cell>
          <table:table-cell table:formula="of:=[.G85]/[.C85]*100" office:value-type="float" office:value="78.3732824984114" calcext:value-type="float">
            <text:p>78.3732824984114</text:p>
          </table:table-cell>
          <table:table-cell table:formula="of:=[.H85]/[.D85]*100" office:value-type="float" office:value="39.3603870021789" calcext:value-type="float">
            <text:p>39.3603870021789</text:p>
          </table:table-cell>
          <table:table-cell/>
          <table:table-cell table:formula="of:=[.J85]/[.B85]*100" office:value-type="float" office:value="113.2365224131" calcext:value-type="float">
            <text:p>113.2365224131</text:p>
          </table:table-cell>
          <table:table-cell table:formula="of:=[.K85]/[.C85]*100" office:value-type="float" office:value="89.5694657124702" calcext:value-type="float">
            <text:p>89.5694657124702</text:p>
          </table:table-cell>
          <table:table-cell table:formula="of:=[.L85]/[.D85]*100" office:value-type="float" office:value="114.696116988347" calcext:value-type="float">
            <text:p>114.696116988347</text:p>
          </table:table-cell>
        </table:table-row>
        <table:table-row table:style-name="ro1">
          <table:table-cell office:value-type="string" calcext:value-type="string">
            <text:p>83_4_8_8_23</text:p>
          </table:table-cell>
          <table:table-cell office:value-type="float" office:value="855.734" calcext:value-type="float">
            <text:p>855.734</text:p>
          </table:table-cell>
          <table:table-cell office:value-type="float" office:value="1049419776" calcext:value-type="float">
            <text:p>1049419776</text:p>
          </table:table-cell>
          <table:table-cell office:value-type="float" office:value="288.256860971451" calcext:value-type="float">
            <text:p>288.256860971451</text:p>
          </table:table-cell>
          <table:table-cell/>
          <table:table-cell office:value-type="float" office:value="903.031" calcext:value-type="float">
            <text:p>903.031</text:p>
          </table:table-cell>
          <table:table-cell office:value-type="float" office:value="693846016" calcext:value-type="float">
            <text:p>693846016</text:p>
          </table:table-cell>
          <table:table-cell office:value-type="float" office:value="159.581390142441" calcext:value-type="float">
            <text:p>159.581390142441</text:p>
          </table:table-cell>
          <table:table-cell/>
          <table:table-cell office:value-type="float" office:value="922.955" calcext:value-type="float">
            <text:p>922.955</text:p>
          </table:table-cell>
          <table:table-cell office:value-type="float" office:value="587460608" calcext:value-type="float">
            <text:p>587460608</text:p>
          </table:table-cell>
          <table:table-cell office:value-type="float" office:value="181.518191099167" calcext:value-type="float">
            <text:p>181.518191099167</text:p>
          </table:table-cell>
          <table:table-cell/>
          <table:table-cell table:formula="of:=[.F86]/[.B86]*100" office:value-type="float" office:value="105.527067990754" calcext:value-type="float">
            <text:p>105.527067990754</text:p>
          </table:table-cell>
          <table:table-cell table:formula="of:=[.G86]/[.C86]*100" office:value-type="float" office:value="66.1171088889409" calcext:value-type="float">
            <text:p>66.1171088889409</text:p>
          </table:table-cell>
          <table:table-cell table:formula="of:=[.H86]/[.D86]*100" office:value-type="float" office:value="55.3608297837691" calcext:value-type="float">
            <text:p>55.3608297837691</text:p>
          </table:table-cell>
          <table:table-cell/>
          <table:table-cell table:formula="of:=[.J86]/[.B86]*100" office:value-type="float" office:value="107.85536159601" calcext:value-type="float">
            <text:p>107.85536159601</text:p>
          </table:table-cell>
          <table:table-cell table:formula="of:=[.K86]/[.C86]*100" office:value-type="float" office:value="55.9795633201408" calcext:value-type="float">
            <text:p>55.9795633201408</text:p>
          </table:table-cell>
          <table:table-cell table:formula="of:=[.L86]/[.D86]*100" office:value-type="float" office:value="62.9709872255719" calcext:value-type="float">
            <text:p>62.9709872255719</text:p>
          </table:table-cell>
        </table:table-row>
        <table:table-row table:style-name="ro1">
          <table:table-cell office:value-type="string" calcext:value-type="string">
            <text:p>84_4_8_8_24</text:p>
          </table:table-cell>
          <table:table-cell office:value-type="float" office:value="966.813" calcext:value-type="float">
            <text:p>966.813</text:p>
          </table:table-cell>
          <table:table-cell office:value-type="float" office:value="1786580992" calcext:value-type="float">
            <text:p>1786580992</text:p>
          </table:table-cell>
          <table:table-cell office:value-type="float" office:value="1358.71026086807" calcext:value-type="float">
            <text:p>1358.71026086807</text:p>
          </table:table-cell>
          <table:table-cell/>
          <table:table-cell office:value-type="float" office:value="1062.597" calcext:value-type="float">
            <text:p>1062.597</text:p>
          </table:table-cell>
          <table:table-cell office:value-type="float" office:value="2797121536" calcext:value-type="float">
            <text:p>2797121536</text:p>
          </table:table-cell>
          <table:table-cell office:value-type="float" office:value="1450.43061089516" calcext:value-type="float">
            <text:p>1450.43061089516</text:p>
          </table:table-cell>
          <table:table-cell/>
          <table:table-cell office:value-type="float" office:value="1066.136" calcext:value-type="float">
            <text:p>1066.136</text:p>
          </table:table-cell>
          <table:table-cell office:value-type="float" office:value="2855329792" calcext:value-type="float">
            <text:p>2855329792</text:p>
          </table:table-cell>
          <table:table-cell office:value-type="float" office:value="2108.4550409317" calcext:value-type="float">
            <text:p>2108.4550409317</text:p>
          </table:table-cell>
          <table:table-cell/>
          <table:table-cell table:formula="of:=[.F87]/[.B87]*100" office:value-type="float" office:value="109.907189911596" calcext:value-type="float">
            <text:p>109.907189911596</text:p>
          </table:table-cell>
          <table:table-cell table:formula="of:=[.G87]/[.C87]*100" office:value-type="float" office:value="156.562817388354" calcext:value-type="float">
            <text:p>156.562817388354</text:p>
          </table:table-cell>
          <table:table-cell table:formula="of:=[.H87]/[.D87]*100" office:value-type="float" office:value="106.750545180139" calcext:value-type="float">
            <text:p>106.750545180139</text:p>
          </table:table-cell>
          <table:table-cell/>
          <table:table-cell table:formula="of:=[.J87]/[.B87]*100" office:value-type="float" office:value="110.273237947773" calcext:value-type="float">
            <text:p>110.273237947773</text:p>
          </table:table-cell>
          <table:table-cell table:formula="of:=[.K87]/[.C87]*100" office:value-type="float" office:value="159.820898396752" calcext:value-type="float">
            <text:p>159.820898396752</text:p>
          </table:table-cell>
          <table:table-cell table:formula="of:=[.L87]/[.D87]*100" office:value-type="float" office:value="155.180622510691" calcext:value-type="float">
            <text:p>155.180622510691</text:p>
          </table:table-cell>
        </table:table-row>
        <table:table-row table:style-name="ro1">
          <table:table-cell office:value-type="string" calcext:value-type="string">
            <text:p>85_4_8_8_25</text:p>
          </table:table-cell>
          <table:table-cell office:value-type="float" office:value="951.956" calcext:value-type="float">
            <text:p>951.956</text:p>
          </table:table-cell>
          <table:table-cell office:value-type="float" office:value="15470497792" calcext:value-type="float">
            <text:p>15470497792</text:p>
          </table:table-cell>
          <table:table-cell office:value-type="float" office:value="8778.78383302689" calcext:value-type="float">
            <text:p>8778.78383302689</text:p>
          </table:table-cell>
          <table:table-cell/>
          <table:table-cell office:value-type="float" office:value="1014.434" calcext:value-type="float">
            <text:p>1014.434</text:p>
          </table:table-cell>
          <table:table-cell office:value-type="float" office:value="8825102336" calcext:value-type="float">
            <text:p>8825102336</text:p>
          </table:table-cell>
          <table:table-cell office:value-type="float" office:value="9582.33618092537" calcext:value-type="float">
            <text:p>9582.33618092537</text:p>
          </table:table-cell>
          <table:table-cell/>
          <table:table-cell office:value-type="float" office:value="1045.72" calcext:value-type="float">
            <text:p>1045.72</text:p>
          </table:table-cell>
          <table:table-cell office:value-type="float" office:value="4389097472" calcext:value-type="float">
            <text:p>4389097472</text:p>
          </table:table-cell>
          <table:table-cell office:value-type="float" office:value="5496.74452900887" calcext:value-type="float">
            <text:p>5496.74452900887</text:p>
          </table:table-cell>
          <table:table-cell/>
          <table:table-cell table:formula="of:=[.F88]/[.B88]*100" office:value-type="float" office:value="106.563118463458" calcext:value-type="float">
            <text:p>106.563118463458</text:p>
          </table:table-cell>
          <table:table-cell table:formula="of:=[.G88]/[.C88]*100" office:value-type="float" office:value="57.0447212148763" calcext:value-type="float">
            <text:p>57.0447212148763</text:p>
          </table:table-cell>
          <table:table-cell table:formula="of:=[.H88]/[.D88]*100" office:value-type="float" office:value="109.153344736379" calcext:value-type="float">
            <text:p>109.153344736379</text:p>
          </table:table-cell>
          <table:table-cell/>
          <table:table-cell table:formula="of:=[.J88]/[.B88]*100" office:value-type="float" office:value="109.849614898168" calcext:value-type="float">
            <text:p>109.849614898168</text:p>
          </table:table-cell>
          <table:table-cell table:formula="of:=[.K88]/[.C88]*100" office:value-type="float" office:value="28.3707578838844" calcext:value-type="float">
            <text:p>28.3707578838844</text:p>
          </table:table-cell>
          <table:table-cell table:formula="of:=[.L88]/[.D88]*100" office:value-type="float" office:value="62.6139637739959" calcext:value-type="float">
            <text:p>62.6139637739959</text:p>
          </table:table-cell>
        </table:table-row>
        <table:table-row table:style-name="ro1">
          <table:table-cell office:value-type="string" calcext:value-type="string">
            <text:p>86_4_8_8_26</text:p>
          </table:table-cell>
          <table:table-cell office:value-type="float" office:value="484.378" calcext:value-type="float">
            <text:p>484.378</text:p>
          </table:table-cell>
          <table:table-cell office:value-type="float" office:value="289107968" calcext:value-type="float">
            <text:p>289107968</text:p>
          </table:table-cell>
          <table:table-cell office:value-type="float" office:value="5.76448488235474" calcext:value-type="float">
            <text:p>5.76448488235474</text:p>
          </table:table-cell>
          <table:table-cell/>
          <table:table-cell office:value-type="float" office:value="503.392" calcext:value-type="float">
            <text:p>503.392</text:p>
          </table:table-cell>
          <table:table-cell office:value-type="float" office:value="277233664" calcext:value-type="float">
            <text:p>277233664</text:p>
          </table:table-cell>
          <table:table-cell office:value-type="float" office:value="6.571044921875" calcext:value-type="float">
            <text:p>6.571044921875</text:p>
          </table:table-cell>
          <table:table-cell/>
          <table:table-cell office:value-type="float" office:value="564.884" calcext:value-type="float">
            <text:p>564.884</text:p>
          </table:table-cell>
          <table:table-cell office:value-type="float" office:value="281624576" calcext:value-type="float">
            <text:p>281624576</text:p>
          </table:table-cell>
          <table:table-cell office:value-type="float" office:value="6.31177091598511" calcext:value-type="float">
            <text:p>6.31177091598511</text:p>
          </table:table-cell>
          <table:table-cell/>
          <table:table-cell table:formula="of:=[.F89]/[.B89]*100" office:value-type="float" office:value="103.925446655298" calcext:value-type="float">
            <text:p>103.925446655298</text:p>
          </table:table-cell>
          <table:table-cell table:formula="of:=[.G89]/[.C89]*100" office:value-type="float" office:value="95.8927787144213" calcext:value-type="float">
            <text:p>95.8927787144213</text:p>
          </table:table-cell>
          <table:table-cell table:formula="of:=[.H89]/[.D89]*100" office:value-type="float" office:value="113.991884027473" calcext:value-type="float">
            <text:p>113.991884027473</text:p>
          </table:table-cell>
          <table:table-cell/>
          <table:table-cell table:formula="of:=[.J89]/[.B89]*100" office:value-type="float" office:value="116.620490608574" calcext:value-type="float">
            <text:p>116.620490608574</text:p>
          </table:table-cell>
          <table:table-cell table:formula="of:=[.K89]/[.C89]*100" office:value-type="float" office:value="97.4115580238868" calcext:value-type="float">
            <text:p>97.4115580238868</text:p>
          </table:table-cell>
          <table:table-cell table:formula="of:=[.L89]/[.D89]*100" office:value-type="float" office:value="109.494101290917" calcext:value-type="float">
            <text:p>109.494101290917</text:p>
          </table:table-cell>
        </table:table-row>
        <table:table-row table:style-name="ro1">
          <table:table-cell office:value-type="string" calcext:value-type="string">
            <text:p>87_4_8_8_27</text:p>
          </table:table-cell>
          <table:table-cell office:value-type="float" office:value="758.429" calcext:value-type="float">
            <text:p>758.429</text:p>
          </table:table-cell>
          <table:table-cell office:value-type="float" office:value="626765824" calcext:value-type="float">
            <text:p>626765824</text:p>
          </table:table-cell>
          <table:table-cell office:value-type="float" office:value="131.126778125763" calcext:value-type="float">
            <text:p>131.126778125763</text:p>
          </table:table-cell>
          <table:table-cell/>
          <table:table-cell office:value-type="float" office:value="862.505" calcext:value-type="float">
            <text:p>862.505</text:p>
          </table:table-cell>
          <table:table-cell office:value-type="float" office:value="386654208" calcext:value-type="float">
            <text:p>386654208</text:p>
          </table:table-cell>
          <table:table-cell office:value-type="float" office:value="64.7746338844299" calcext:value-type="float">
            <text:p>64.7746338844299</text:p>
          </table:table-cell>
          <table:table-cell/>
          <table:table-cell office:value-type="float" office:value="879.54" calcext:value-type="float">
            <text:p>879.54</text:p>
          </table:table-cell>
          <table:table-cell office:value-type="float" office:value="409706496" calcext:value-type="float">
            <text:p>409706496</text:p>
          </table:table-cell>
          <table:table-cell office:value-type="float" office:value="80.7708568572998" calcext:value-type="float">
            <text:p>80.7708568572998</text:p>
          </table:table-cell>
          <table:table-cell/>
          <table:table-cell table:formula="of:=[.F90]/[.B90]*100" office:value-type="float" office:value="113.722576536498" calcext:value-type="float">
            <text:p>113.722576536498</text:p>
          </table:table-cell>
          <table:table-cell table:formula="of:=[.G90]/[.C90]*100" office:value-type="float" office:value="61.6903783190323" calcext:value-type="float">
            <text:p>61.6903783190323</text:p>
          </table:table-cell>
          <table:table-cell table:formula="of:=[.H90]/[.D90]*100" office:value-type="float" office:value="49.3984789455476" calcext:value-type="float">
            <text:p>49.3984789455476</text:p>
          </table:table-cell>
          <table:table-cell/>
          <table:table-cell table:formula="of:=[.J90]/[.B90]*100" office:value-type="float" office:value="115.968666809945" calcext:value-type="float">
            <text:p>115.968666809945</text:p>
          </table:table-cell>
          <table:table-cell table:formula="of:=[.K90]/[.C90]*100" office:value-type="float" office:value="65.3683529496337" calcext:value-type="float">
            <text:p>65.3683529496337</text:p>
          </table:table-cell>
          <table:table-cell table:formula="of:=[.L90]/[.D90]*100" office:value-type="float" office:value="61.5975302770216" calcext:value-type="float">
            <text:p>61.5975302770216</text:p>
          </table:table-cell>
        </table:table-row>
        <table:table-row table:style-name="ro1">
          <table:table-cell office:value-type="string" calcext:value-type="string">
            <text:p>88_4_8_8_28</text:p>
          </table:table-cell>
          <table:table-cell office:value-type="float" office:value="1051.933" calcext:value-type="float">
            <text:p>1051.933</text:p>
          </table:table-cell>
          <table:table-cell office:value-type="float" office:value="4523532288" calcext:value-type="float">
            <text:p>4523532288</text:p>
          </table:table-cell>
          <table:table-cell office:value-type="float" office:value="1907.96755814552" calcext:value-type="float">
            <text:p>1907.96755814552</text:p>
          </table:table-cell>
          <table:table-cell/>
          <table:table-cell office:value-type="float" office:value="1115.892" calcext:value-type="float">
            <text:p>1115.892</text:p>
          </table:table-cell>
          <table:table-cell office:value-type="float" office:value="4285399040" calcext:value-type="float">
            <text:p>4285399040</text:p>
          </table:table-cell>
          <table:table-cell office:value-type="float" office:value="2423.72759699821" calcext:value-type="float">
            <text:p>2423.72759699821</text:p>
          </table:table-cell>
          <table:table-cell/>
          <table:table-cell office:value-type="float" office:value="1129.108" calcext:value-type="float">
            <text:p>1129.108</text:p>
          </table:table-cell>
          <table:table-cell office:value-type="float" office:value="3469672448" calcext:value-type="float">
            <text:p>3469672448</text:p>
          </table:table-cell>
          <table:table-cell office:value-type="float" office:value="2361.05534482002" calcext:value-type="float">
            <text:p>2361.05534482002</text:p>
          </table:table-cell>
          <table:table-cell/>
          <table:table-cell table:formula="of:=[.F91]/[.B91]*100" office:value-type="float" office:value="106.080140084967" calcext:value-type="float">
            <text:p>106.080140084967</text:p>
          </table:table-cell>
          <table:table-cell table:formula="of:=[.G91]/[.C91]*100" office:value-type="float" office:value="94.7356792692357" calcext:value-type="float">
            <text:p>94.7356792692357</text:p>
          </table:table-cell>
          <table:table-cell table:formula="of:=[.H91]/[.D91]*100" office:value-type="float" office:value="127.031908202569" calcext:value-type="float">
            <text:p>127.031908202569</text:p>
          </table:table-cell>
          <table:table-cell/>
          <table:table-cell table:formula="of:=[.J91]/[.B91]*100" office:value-type="float" office:value="107.336493864153" calcext:value-type="float">
            <text:p>107.336493864153</text:p>
          </table:table-cell>
          <table:table-cell table:formula="of:=[.K91]/[.C91]*100" office:value-type="float" office:value="76.702723161816" calcext:value-type="float">
            <text:p>76.702723161816</text:p>
          </table:table-cell>
          <table:table-cell table:formula="of:=[.L91]/[.D91]*100" office:value-type="float" office:value="123.747143117826" calcext:value-type="float">
            <text:p>123.747143117826</text:p>
          </table:table-cell>
        </table:table-row>
        <table:table-row table:style-name="ro1">
          <table:table-cell office:value-type="string" calcext:value-type="string">
            <text:p>89_4_8_8_29</text:p>
          </table:table-cell>
          <table:table-cell office:value-type="float" office:value="697.857" calcext:value-type="float">
            <text:p>697.857</text:p>
          </table:table-cell>
          <table:table-cell office:value-type="float" office:value="345001984" calcext:value-type="float">
            <text:p>345001984</text:p>
          </table:table-cell>
          <table:table-cell office:value-type="float" office:value="41.5792980194092" calcext:value-type="float">
            <text:p>41.5792980194092</text:p>
          </table:table-cell>
          <table:table-cell/>
          <table:table-cell office:value-type="float" office:value="750.974" calcext:value-type="float">
            <text:p>750.974</text:p>
          </table:table-cell>
          <table:table-cell office:value-type="float" office:value="307482624" calcext:value-type="float">
            <text:p>307482624</text:p>
          </table:table-cell>
          <table:table-cell office:value-type="float" office:value="19.6299149990082" calcext:value-type="float">
            <text:p>19.6299149990082</text:p>
          </table:table-cell>
          <table:table-cell/>
          <table:table-cell office:value-type="float" office:value="781.093" calcext:value-type="float">
            <text:p>781.093</text:p>
          </table:table-cell>
          <table:table-cell office:value-type="float" office:value="331804672" calcext:value-type="float">
            <text:p>331804672</text:p>
          </table:table-cell>
          <table:table-cell office:value-type="float" office:value="49.3303198814392" calcext:value-type="float">
            <text:p>49.3303198814392</text:p>
          </table:table-cell>
          <table:table-cell/>
          <table:table-cell table:formula="of:=[.F92]/[.B92]*100" office:value-type="float" office:value="107.611444751575" calcext:value-type="float">
            <text:p>107.611444751575</text:p>
          </table:table-cell>
          <table:table-cell table:formula="of:=[.G92]/[.C92]*100" office:value-type="float" office:value="89.1248857281934" calcext:value-type="float">
            <text:p>89.1248857281934</text:p>
          </table:table-cell>
          <table:table-cell table:formula="of:=[.H92]/[.D92]*100" office:value-type="float" office:value="47.2107898258527" calcext:value-type="float">
            <text:p>47.2107898258527</text:p>
          </table:table-cell>
          <table:table-cell/>
          <table:table-cell table:formula="of:=[.J92]/[.B92]*100" office:value-type="float" office:value="111.927371940097" calcext:value-type="float">
            <text:p>111.927371940097</text:p>
          </table:table-cell>
          <table:table-cell table:formula="of:=[.K92]/[.C92]*100" office:value-type="float" office:value="96.1747141720785" calcext:value-type="float">
            <text:p>96.1747141720785</text:p>
          </table:table-cell>
          <table:table-cell table:formula="of:=[.L92]/[.D92]*100" office:value-type="float" office:value="118.641540938021" calcext:value-type="float">
            <text:p>118.641540938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1:17:08.278963245</meta:creation-date>
    <dc:date>2022-10-17T11:22:47.297819548</dc:date>
    <meta:editing-duration>PT5M39S</meta:editing-duration>
    <meta:editing-cycles>2</meta:editing-cycles>
    <meta:generator>LibreOffice/6.4.7.2$Linux_X86_64 LibreOffice_project/40$Build-2</meta:generator>
    <meta:document-statistic meta:table-count="1" meta:cell-count="1453" meta:object-count="0"/>
  </office:meta>
</office:document-meta>
</file>